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7.19pt"/>
    </style:style>
    <style:style style:name="co2" style:family="table-column">
      <style:table-column-properties fo:break-before="auto" style:column-width="50.71pt"/>
    </style:style>
    <style:style style:name="co3" style:family="table-column">
      <style:table-column-properties fo:break-before="auto" style:column-width="59.41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5.1pt" fo:break-before="auto" style:use-optimal-row-height="fals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14.66pt" fo:break-before="auto" style:use-optimal-row-height="true"/>
    </style:style>
    <style:style style:name="ta1" style:family="table" style:master-page-name="PageStyle_5f_BASETIME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fo:padding="2.01pt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21" style:family="table-cell" style:parent-style-name="Default" style:data-style-name="N4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10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11" style:family="table-cell" style:parent-style-name="Default" style:data-style-name="N2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SETIMES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2" table:default-cell-style-name="ce5"/>
        <table:table-column table:style-name="co3" table:default-cell-style-name="ce7"/>
        <table:table-column table:style-name="co3" table:default-cell-style-name="ce5"/>
        <table:table-column table:style-name="co3" table:default-cell-style-name="ce10"/>
        <table:table-column table:style-name="co2" table:number-columns-repeated="249" table:default-cell-style-name="ce7"/>
        <table:table-column table:style-name="co2" table:number-columns-repeated="766" table:default-cell-style-name="Default"/>
        <table:table-row table:style-name="ro1">
          <table:table-cell table:style-name="ce1" office:value-type="string" calcext:value-type="string">
            <text:p>FINA Points Table - Base times</text:p>
          </table:table-cell>
          <table:table-cell table:style-name="ce1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Age group</text:p>
          </table:table-cell>
          <table:table-cell table:style-name="ce3" office:value-type="string" calcext:value-type="string">
            <text:p>COURSE</text:p>
          </table:table-cell>
          <table:table-cell table:style-name="ce3" office:value-type="string" calcext:value-type="string">
            <text:p>GENDER</text:p>
          </table:table-cell>
          <table:table-cell table:style-name="ce4" office:value-type="string" calcext:value-type="string">
            <text:p>RELAY- COUNT</text:p>
          </table:table-cell>
          <table:table-cell table:style-name="ce6" office:value-type="string" calcext:value-type="string">
            <text:p>DISTANCE</text:p>
          </table:table-cell>
          <table:table-cell table:style-name="ce8" office:value-type="string" calcext:value-type="string">
            <text:p>STROKE</text:p>
          </table:table-cell>
          <table:table-cell table:style-name="ce6" office:value-type="string" calcext:value-type="string">
            <text:p>BASETIME</text:p>
          </table:table-cell>
          <table:table-cell table:style-name="ce11" office:value-type="string" calcext:value-type="string">
            <text:p>BASETIME IN SECONDS</text:p>
          </table:table-cell>
          <table:table-cell table:style-name="ce8"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1.10</text:p>
          </table:table-cell>
          <table:table-cell office:value-type="float" office:value="21.1" calcext:value-type="float">
            <text:p>21.10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6.45</text:p>
          </table:table-cell>
          <table:table-cell office:value-type="float" office:value="46.45" calcext:value-type="float">
            <text:p>46.45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42.47</text:p>
          </table:table-cell>
          <table:table-cell office:value-type="float" office:value="102.47" calcext:value-type="float">
            <text:p>102.47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37.85</text:p>
          </table:table-cell>
          <table:table-cell office:value-type="float" office:value="217.85" calcext:value-type="float">
            <text:p>217.85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36.85</text:p>
          </table:table-cell>
          <table:table-cell office:value-type="float" office:value="456.85" calcext:value-type="float">
            <text:p>456.85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4:27.07</text:p>
          </table:table-cell>
          <table:table-cell office:value-type="float" office:value="867.07" calcext:value-type="float">
            <text:p>867.07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3.46</text:p>
          </table:table-cell>
          <table:table-cell office:value-type="float" office:value="23.46" calcext:value-type="float">
            <text:p>23.46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0.47</text:p>
          </table:table-cell>
          <table:table-cell office:value-type="float" office:value="50.47" calcext:value-type="float">
            <text:p>50.47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50.18</text:p>
          </table:table-cell>
          <table:table-cell office:value-type="float" office:value="110.18" calcext:value-type="float">
            <text:p>110.18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6.56</text:p>
          </table:table-cell>
          <table:table-cell office:value-type="float" office:value="26.56" calcext:value-type="float">
            <text:p>26.56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57.82</text:p>
          </table:table-cell>
          <table:table-cell office:value-type="float" office:value="57.82" calcext:value-type="float">
            <text:p>57.82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05.13</text:p>
          </table:table-cell>
          <table:table-cell office:value-type="float" office:value="125.13" calcext:value-type="float">
            <text:p>125.13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2.79</text:p>
          </table:table-cell>
          <table:table-cell office:value-type="float" office:value="22.79" calcext:value-type="float">
            <text:p>22.79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50.20</text:p>
          </table:table-cell>
          <table:table-cell office:value-type="float" office:value="50.2" calcext:value-type="float">
            <text:p>50.20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51.38</text:p>
          </table:table-cell>
          <table:table-cell office:value-type="float" office:value="111.38" calcext:value-type="float">
            <text:p>111.38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52.23</text:p>
          </table:table-cell>
          <table:table-cell office:value-type="float" office:value="52.23" calcext:value-type="float">
            <text:p>52.23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53.86</text:p>
          </table:table-cell>
          <table:table-cell office:value-type="float" office:value="113.86" calcext:value-type="float">
            <text:p>113.86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02.85</text:p>
          </table:table-cell>
          <table:table-cell office:value-type="float" office:value="242.85" calcext:value-type="float">
            <text:p>242.85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26.74</text:p>
          </table:table-cell>
          <table:table-cell office:value-type="float" office:value="86.74" calcext:value-type="float">
            <text:p>86.74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10.40</text:p>
          </table:table-cell>
          <table:table-cell office:value-type="float" office:value="190.4" calcext:value-type="float">
            <text:p>190.40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02.46</text:p>
          </table:table-cell>
          <table:table-cell office:value-type="float" office:value="422.46" calcext:value-type="float">
            <text:p>422.46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34.75</text:p>
          </table:table-cell>
          <table:table-cell office:value-type="float" office:value="94.75" calcext:value-type="float">
            <text:p>94.75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28.00</text:p>
          </table:table-cell>
          <table:table-cell office:value-type="float" office:value="208" calcext:value-type="float">
            <text:p>208.00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3.81</text:p>
          </table:table-cell>
          <table:table-cell office:value-type="float" office:value="23.81" calcext:value-type="float">
            <text:p>23.81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52.42</text:p>
          </table:table-cell>
          <table:table-cell office:value-type="float" office:value="52.42" calcext:value-type="float">
            <text:p>52.42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54.05</text:p>
          </table:table-cell>
          <table:table-cell office:value-type="float" office:value="114.05" calcext:value-type="float">
            <text:p>114.05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59.87</text:p>
          </table:table-cell>
          <table:table-cell office:value-type="float" office:value="239.87" calcext:value-type="float">
            <text:p>239.87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8:11.55</text:p>
          </table:table-cell>
          <table:table-cell office:value-type="float" office:value="491.55" calcext:value-type="float">
            <text:p>491.55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5:48.47</text:p>
          </table:table-cell>
          <table:table-cell office:value-type="float" office:value="948.47" calcext:value-type="float">
            <text:p>948.47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6.82</text:p>
          </table:table-cell>
          <table:table-cell office:value-type="float" office:value="26.82" calcext:value-type="float">
            <text:p>26.82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7.50</text:p>
          </table:table-cell>
          <table:table-cell office:value-type="float" office:value="57.5" calcext:value-type="float">
            <text:p>57.50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:03.62</text:p>
          </table:table-cell>
          <table:table-cell office:value-type="float" office:value="123.62" calcext:value-type="float">
            <text:p>123.62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30.07</text:p>
          </table:table-cell>
          <table:table-cell office:value-type="float" office:value="30.07" calcext:value-type="float">
            <text:p>30.07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1:04.93</text:p>
          </table:table-cell>
          <table:table-cell office:value-type="float" office:value="64.93" calcext:value-type="float">
            <text:p>64.93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19.52</text:p>
          </table:table-cell>
          <table:table-cell office:value-type="float" office:value="139.52" calcext:value-type="float">
            <text:p>139.52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5.55</text:p>
          </table:table-cell>
          <table:table-cell office:value-type="float" office:value="25.55" calcext:value-type="float">
            <text:p>25.55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56.41</text:p>
          </table:table-cell>
          <table:table-cell office:value-type="float" office:value="56.41" calcext:value-type="float">
            <text:p>56.41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:04.13</text:p>
          </table:table-cell>
          <table:table-cell office:value-type="float" office:value="124.13" calcext:value-type="float">
            <text:p>124.13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59.75</text:p>
          </table:table-cell>
          <table:table-cell office:value-type="float" office:value="59.75" calcext:value-type="float">
            <text:p>59.75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2:08.19</text:p>
          </table:table-cell>
          <table:table-cell office:value-type="float" office:value="128.19" calcext:value-type="float">
            <text:p>128.19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29.03</text:p>
          </table:table-cell>
          <table:table-cell office:value-type="float" office:value="269.03" calcext:value-type="float">
            <text:p>269.03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7.85</text:p>
          </table:table-cell>
          <table:table-cell office:value-type="float" office:value="97.85" calcext:value-type="float">
            <text:p>97.85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35.62</text:p>
          </table:table-cell>
          <table:table-cell office:value-type="float" office:value="215.62" calcext:value-type="float">
            <text:p>215.62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48.30</text:p>
          </table:table-cell>
          <table:table-cell office:value-type="float" office:value="468.3" calcext:value-type="float">
            <text:p>468.30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7.25</text:p>
          </table:table-cell>
          <table:table-cell office:value-type="float" office:value="107.25" calcext:value-type="float">
            <text:p>107.25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56.35</text:p>
          </table:table-cell>
          <table:table-cell office:value-type="float" office:value="236.35" calcext:value-type="float">
            <text:p>236.35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1.49</text:p>
          </table:table-cell>
          <table:table-cell office:value-type="float" office:value="21.49" calcext:value-type="float">
            <text:p>21.49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7.56</text:p>
          </table:table-cell>
          <table:table-cell office:value-type="float" office:value="47.56" calcext:value-type="float">
            <text:p>47.56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45.07</text:p>
          </table:table-cell>
          <table:table-cell office:value-type="float" office:value="105.07" calcext:value-type="float">
            <text:p>105.07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42.68</text:p>
          </table:table-cell>
          <table:table-cell office:value-type="float" office:value="222.68" calcext:value-type="float">
            <text:p>222.68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45.63</text:p>
          </table:table-cell>
          <table:table-cell office:value-type="float" office:value="465.63" calcext:value-type="float">
            <text:p>465.63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4:42.75</text:p>
          </table:table-cell>
          <table:table-cell office:value-type="float" office:value="882.75" calcext:value-type="float">
            <text:p>882.75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55:16.56</text:p>
          </table:table-cell>
          <table:table-cell office:value-type="float" office:value="3316.56" calcext:value-type="float">
            <text:p>3316.56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4.86</text:p>
          </table:table-cell>
          <table:table-cell office:value-type="float" office:value="24.86" calcext:value-type="float">
            <text:p>24.86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2.98</text:p>
          </table:table-cell>
          <table:table-cell office:value-type="float" office:value="52.98" calcext:value-type="float">
            <text:p>52.98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55.28</text:p>
          </table:table-cell>
          <table:table-cell office:value-type="float" office:value="115.28" calcext:value-type="float">
            <text:p>115.28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7.42</text:p>
          </table:table-cell>
          <table:table-cell office:value-type="float" office:value="27.42" calcext:value-type="float">
            <text:p>27.42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59.60</text:p>
          </table:table-cell>
          <table:table-cell office:value-type="float" office:value="59.6" calcext:value-type="float">
            <text:p>59.60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08.80</text:p>
          </table:table-cell>
          <table:table-cell office:value-type="float" office:value="128.8" calcext:value-type="float">
            <text:p>128.80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3.33</text:p>
          </table:table-cell>
          <table:table-cell office:value-type="float" office:value="23.33" calcext:value-type="float">
            <text:p>23.33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51.03</text:p>
          </table:table-cell>
          <table:table-cell office:value-type="float" office:value="51.03" calcext:value-type="float">
            <text:p>51.03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53.79</text:p>
          </table:table-cell>
          <table:table-cell office:value-type="float" office:value="113.79" calcext:value-type="float">
            <text:p>113.79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57.22</text:p>
          </table:table-cell>
          <table:table-cell office:value-type="float" office:value="117.22" calcext:value-type="float">
            <text:p>117.22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09.28</text:p>
          </table:table-cell>
          <table:table-cell office:value-type="float" office:value="249.28" calcext:value-type="float">
            <text:p>249.28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11.60</text:p>
          </table:table-cell>
          <table:table-cell office:value-type="float" office:value="191.6" calcext:value-type="float">
            <text:p>191.60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06.73</text:p>
          </table:table-cell>
          <table:table-cell office:value-type="float" office:value="426.73" calcext:value-type="float">
            <text:p>426.73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32.59</text:p>
          </table:table-cell>
          <table:table-cell office:value-type="float" office:value="212.59" calcext:value-type="float">
            <text:p>212.59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26.92</text:p>
          </table:table-cell>
          <table:table-cell office:value-type="float" office:value="86.92" calcext:value-type="float">
            <text:p>86.92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36.44</text:p>
          </table:table-cell>
          <table:table-cell office:value-type="float" office:value="96.44" calcext:value-type="float">
            <text:p>96.44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4.21</text:p>
          </table:table-cell>
          <table:table-cell office:value-type="float" office:value="24.21" calcext:value-type="float">
            <text:p>24.21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53.44</text:p>
          </table:table-cell>
          <table:table-cell office:value-type="float" office:value="53.44" calcext:value-type="float">
            <text:p>53.44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55.73</text:p>
          </table:table-cell>
          <table:table-cell office:value-type="float" office:value="115.73" calcext:value-type="float">
            <text:p>115.73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:03.13</text:p>
          </table:table-cell>
          <table:table-cell office:value-type="float" office:value="243.13" calcext:value-type="float">
            <text:p>243.13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8:18.82</text:p>
          </table:table-cell>
          <table:table-cell office:value-type="float" office:value="498.82" calcext:value-type="float">
            <text:p>498.82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5:56.73</text:p>
          </table:table-cell>
          <table:table-cell office:value-type="float" office:value="956.73" calcext:value-type="float">
            <text:p>956.73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8.00</text:p>
          </table:table-cell>
          <table:table-cell office:value-type="float" office:value="28" calcext:value-type="float">
            <text:p>28.00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9.19</text:p>
          </table:table-cell>
          <table:table-cell office:value-type="float" office:value="59.19" calcext:value-type="float">
            <text:p>59.19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:06.95</text:p>
          </table:table-cell>
          <table:table-cell office:value-type="float" office:value="126.95" calcext:value-type="float">
            <text:p>126.95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30.66</text:p>
          </table:table-cell>
          <table:table-cell office:value-type="float" office:value="30.66" calcext:value-type="float">
            <text:p>30.66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1:06.37</text:p>
          </table:table-cell>
          <table:table-cell office:value-type="float" office:value="66.37" calcext:value-type="float">
            <text:p>66.37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22.74</text:p>
          </table:table-cell>
          <table:table-cell office:value-type="float" office:value="142.74" calcext:value-type="float">
            <text:p>142.74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5.86</text:p>
          </table:table-cell>
          <table:table-cell office:value-type="float" office:value="25.86" calcext:value-type="float">
            <text:p>25.86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57.21</text:p>
          </table:table-cell>
          <table:table-cell office:value-type="float" office:value="57.21" calcext:value-type="float">
            <text:p>57.21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:05.64</text:p>
          </table:table-cell>
          <table:table-cell office:value-type="float" office:value="125.64" calcext:value-type="float">
            <text:p>125.64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2:09.97</text:p>
          </table:table-cell>
          <table:table-cell office:value-type="float" office:value="129.97" calcext:value-type="float">
            <text:p>129.97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32.99</text:p>
          </table:table-cell>
          <table:table-cell office:value-type="float" office:value="272.99" calcext:value-type="float">
            <text:p>272.99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36.65</text:p>
          </table:table-cell>
          <table:table-cell office:value-type="float" office:value="216.65" calcext:value-type="float">
            <text:p>216.65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50.44</text:p>
          </table:table-cell>
          <table:table-cell office:value-type="float" office:value="470.44" calcext:value-type="float">
            <text:p>470.44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58.37</text:p>
          </table:table-cell>
          <table:table-cell office:value-type="float" office:value="238.37" calcext:value-type="float">
            <text:p>238.37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59:07.50</text:p>
          </table:table-cell>
          <table:table-cell office:value-type="float" office:value="3547.5" calcext:value-type="float">
            <text:p>3547.50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8.28</text:p>
          </table:table-cell>
          <table:table-cell office:value-type="float" office:value="98.28" calcext:value-type="float">
            <text:p>98.28</text:p>
          </table:table-cell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8.13</text:p>
          </table:table-cell>
          <table:table-cell office:value-type="float" office:value="108.13" calcext:value-type="float">
            <text:p>108.13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0.86</text:p>
          </table:table-cell>
          <table:table-cell office:value-type="float" office:value="20.86" calcext:value-type="float">
            <text:p>20.86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6.04</text:p>
          </table:table-cell>
          <table:table-cell office:value-type="float" office:value="46.04" calcext:value-type="float">
            <text:p>46.04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42.16</text:p>
          </table:table-cell>
          <table:table-cell office:value-type="float" office:value="102.16" calcext:value-type="float">
            <text:p>102.16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36.11</text:p>
          </table:table-cell>
          <table:table-cell office:value-type="float" office:value="216.11" calcext:value-type="float">
            <text:p>216.11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36.27</text:p>
          </table:table-cell>
          <table:table-cell office:value-type="float" office:value="456.27" calcext:value-type="float">
            <text:p>456.27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4:24.58</text:p>
          </table:table-cell>
          <table:table-cell office:value-type="float" office:value="864.58" calcext:value-type="float">
            <text:p>864.58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3.18</text:p>
          </table:table-cell>
          <table:table-cell office:value-type="float" office:value="23.18" calcext:value-type="float">
            <text:p>23.18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49.95</text:p>
          </table:table-cell>
          <table:table-cell office:value-type="float" office:value="49.95" calcext:value-type="float">
            <text:p>49.95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49.51</text:p>
          </table:table-cell>
          <table:table-cell office:value-type="float" office:value="109.51" calcext:value-type="float">
            <text:p>109.51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6.41</text:p>
          </table:table-cell>
          <table:table-cell office:value-type="float" office:value="26.41" calcext:value-type="float">
            <text:p>26.41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57.56</text:p>
          </table:table-cell>
          <table:table-cell office:value-type="float" office:value="57.56" calcext:value-type="float">
            <text:p>57.56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04.19</text:p>
          </table:table-cell>
          <table:table-cell office:value-type="float" office:value="124.19" calcext:value-type="float">
            <text:p>124.19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2.50</text:p>
          </table:table-cell>
          <table:table-cell office:value-type="float" office:value="22.5" calcext:value-type="float">
            <text:p>22.50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49.81</text:p>
          </table:table-cell>
          <table:table-cell office:value-type="float" office:value="49.81" calcext:value-type="float">
            <text:p>49.81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51.20</text:p>
          </table:table-cell>
          <table:table-cell office:value-type="float" office:value="111.2" calcext:value-type="float">
            <text:p>111.20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53.14</text:p>
          </table:table-cell>
          <table:table-cell office:value-type="float" office:value="113.14" calcext:value-type="float">
            <text:p>113.14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02.43</text:p>
          </table:table-cell>
          <table:table-cell office:value-type="float" office:value="242.43" calcext:value-type="float">
            <text:p>242.43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52.03</text:p>
          </table:table-cell>
          <table:table-cell office:value-type="float" office:value="52.03" calcext:value-type="float">
            <text:p>52.03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09.63</text:p>
          </table:table-cell>
          <table:table-cell office:value-type="float" office:value="189.63" calcext:value-type="float">
            <text:p>189.63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00.91</text:p>
          </table:table-cell>
          <table:table-cell office:value-type="float" office:value="420.91" calcext:value-type="float">
            <text:p>420.91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27.15</text:p>
          </table:table-cell>
          <table:table-cell office:value-type="float" office:value="207.15" calcext:value-type="float">
            <text:p>207.15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25.93</text:p>
          </table:table-cell>
          <table:table-cell office:value-type="float" office:value="85.93" calcext:value-type="float">
            <text:p>85.93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33.86</text:p>
          </table:table-cell>
          <table:table-cell office:value-type="float" office:value="93.86" calcext:value-type="float">
            <text:p>93.86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3.78</text:p>
          </table:table-cell>
          <table:table-cell office:value-type="float" office:value="23.78" calcext:value-type="float">
            <text:p>23.78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52.20</text:p>
          </table:table-cell>
          <table:table-cell office:value-type="float" office:value="52.2" calcext:value-type="float">
            <text:p>52.20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53.49</text:p>
          </table:table-cell>
          <table:table-cell office:value-type="float" office:value="113.49" calcext:value-type="float">
            <text:p>113.49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58.26</text:p>
          </table:table-cell>
          <table:table-cell office:value-type="float" office:value="238.26" calcext:value-type="float">
            <text:p>238.26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8:09.28</text:p>
          </table:table-cell>
          <table:table-cell office:value-type="float" office:value="489.28" calcext:value-type="float">
            <text:p>489.28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5:46.17</text:p>
          </table:table-cell>
          <table:table-cell office:value-type="float" office:value="946.17" calcext:value-type="float">
            <text:p>946.17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6.65</text:p>
          </table:table-cell>
          <table:table-cell office:value-type="float" office:value="26.65" calcext:value-type="float">
            <text:p>26.65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6.97</text:p>
          </table:table-cell>
          <table:table-cell office:value-type="float" office:value="56.97" calcext:value-type="float">
            <text:p>56.97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:02.88</text:p>
          </table:table-cell>
          <table:table-cell office:value-type="float" office:value="122.88" calcext:value-type="float">
            <text:p>122.88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9.97</text:p>
          </table:table-cell>
          <table:table-cell office:value-type="float" office:value="29.97" calcext:value-type="float">
            <text:p>29.97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1:04.71</text:p>
          </table:table-cell>
          <table:table-cell office:value-type="float" office:value="64.71" calcext:value-type="float">
            <text:p>64.71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18.88</text:p>
          </table:table-cell>
          <table:table-cell office:value-type="float" office:value="138.88" calcext:value-type="float">
            <text:p>138.88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5.36</text:p>
          </table:table-cell>
          <table:table-cell office:value-type="float" office:value="25.36" calcext:value-type="float">
            <text:p>25.36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56.32</text:p>
          </table:table-cell>
          <table:table-cell office:value-type="float" office:value="56.32" calcext:value-type="float">
            <text:p>56.32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:03.74</text:p>
          </table:table-cell>
          <table:table-cell office:value-type="float" office:value="123.74" calcext:value-type="float">
            <text:p>123.74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2:07.38</text:p>
          </table:table-cell>
          <table:table-cell office:value-type="float" office:value="127.38" calcext:value-type="float">
            <text:p>127.38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27.14</text:p>
          </table:table-cell>
          <table:table-cell office:value-type="float" office:value="267.14" calcext:value-type="float">
            <text:p>267.14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59.35</text:p>
          </table:table-cell>
          <table:table-cell office:value-type="float" office:value="59.35" calcext:value-type="float">
            <text:p>59.35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35.15</text:p>
          </table:table-cell>
          <table:table-cell office:value-type="float" office:value="215.15" calcext:value-type="float">
            <text:p>215.15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47.36</text:p>
          </table:table-cell>
          <table:table-cell office:value-type="float" office:value="467.36" calcext:value-type="float">
            <text:p>467.36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56.19</text:p>
          </table:table-cell>
          <table:table-cell office:value-type="float" office:value="236.19" calcext:value-type="float">
            <text:p>236.19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7.97</text:p>
          </table:table-cell>
          <table:table-cell office:value-type="float" office:value="97.97" calcext:value-type="float">
            <text:p>97.97</text:p>
          </table:table-cell>
          <table:table-cell table:number-columns-repeated="1015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7.55</text:p>
          </table:table-cell>
          <table:table-cell office:value-type="float" office:value="107.55" calcext:value-type="float">
            <text:p>107.55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0.94</text:p>
          </table:table-cell>
          <table:table-cell office:value-type="float" office:value="20.94" calcext:value-type="float">
            <text:p>20.94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6.91</text:p>
          </table:table-cell>
          <table:table-cell office:value-type="float" office:value="46.91" calcext:value-type="float">
            <text:p>46.91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42.00</text:p>
          </table:table-cell>
          <table:table-cell office:value-type="float" office:value="102" calcext:value-type="float">
            <text:p>102.00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40.07</text:p>
          </table:table-cell>
          <table:table-cell office:value-type="float" office:value="220.07" calcext:value-type="float">
            <text:p>220.07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32.12</text:p>
          </table:table-cell>
          <table:table-cell office:value-type="float" office:value="452.12" calcext:value-type="float">
            <text:p>452.12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4:34.56</text:p>
          </table:table-cell>
          <table:table-cell office:value-type="float" office:value="874.56" calcext:value-type="float">
            <text:p>874.56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4.04</text:p>
          </table:table-cell>
          <table:table-cell office:value-type="float" office:value="24.04" calcext:value-type="float">
            <text:p>24.04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1.94</text:p>
          </table:table-cell>
          <table:table-cell office:value-type="float" office:value="51.94" calcext:value-type="float">
            <text:p>51.94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51.92</text:p>
          </table:table-cell>
          <table:table-cell office:value-type="float" office:value="111.92" calcext:value-type="float">
            <text:p>111.92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6.67</text:p>
          </table:table-cell>
          <table:table-cell office:value-type="float" office:value="26.67" calcext:value-type="float">
            <text:p>26.67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58.58</text:p>
          </table:table-cell>
          <table:table-cell office:value-type="float" office:value="58.58" calcext:value-type="float">
            <text:p>58.58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07.31</text:p>
          </table:table-cell>
          <table:table-cell office:value-type="float" office:value="127.31" calcext:value-type="float">
            <text:p>127.31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2.43</text:p>
          </table:table-cell>
          <table:table-cell office:value-type="float" office:value="22.43" calcext:value-type="float">
            <text:p>22.43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49.82</text:p>
          </table:table-cell>
          <table:table-cell office:value-type="float" office:value="49.82" calcext:value-type="float">
            <text:p>49.82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51.51</text:p>
          </table:table-cell>
          <table:table-cell office:value-type="float" office:value="111.51" calcext:value-type="float">
            <text:p>111.51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54.10</text:p>
          </table:table-cell>
          <table:table-cell office:value-type="float" office:value="114.1" calcext:value-type="float">
            <text:p>114.10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03.84</text:p>
          </table:table-cell>
          <table:table-cell office:value-type="float" office:value="243.84" calcext:value-type="float">
            <text:p>243.84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08.24</text:p>
          </table:table-cell>
          <table:table-cell office:value-type="float" office:value="188.24" calcext:value-type="float">
            <text:p>188.24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6:58.55</text:p>
          </table:table-cell>
          <table:table-cell office:value-type="float" office:value="418.55" calcext:value-type="float">
            <text:p>418.55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27.28</text:p>
          </table:table-cell>
          <table:table-cell office:value-type="float" office:value="207.28" calcext:value-type="float">
            <text:p>207.28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24.97</text:p>
          </table:table-cell>
          <table:table-cell office:value-type="float" office:value="84.97" calcext:value-type="float">
            <text:p>84.97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33.56</text:p>
          </table:table-cell>
          <table:table-cell office:value-type="float" office:value="93.56" calcext:value-type="float">
            <text:p>93.56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3.73</text:p>
          </table:table-cell>
          <table:table-cell office:value-type="float" office:value="23.73" calcext:value-type="float">
            <text:p>23.73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52.07</text:p>
          </table:table-cell>
          <table:table-cell office:value-type="float" office:value="52.07" calcext:value-type="float">
            <text:p>52.07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52.98</text:p>
          </table:table-cell>
          <table:table-cell office:value-type="float" office:value="112.98" calcext:value-type="float">
            <text:p>112.98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59.15</text:p>
          </table:table-cell>
          <table:table-cell office:value-type="float" office:value="239.15" calcext:value-type="float">
            <text:p>239.15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8:14.10</text:p>
          </table:table-cell>
          <table:table-cell office:value-type="float" office:value="494.1" calcext:value-type="float">
            <text:p>494.10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5:42.54</text:p>
          </table:table-cell>
          <table:table-cell office:value-type="float" office:value="942.54" calcext:value-type="float">
            <text:p>942.54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7.06</text:p>
          </table:table-cell>
          <table:table-cell office:value-type="float" office:value="27.06" calcext:value-type="float">
            <text:p>27.06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8.12</text:p>
          </table:table-cell>
          <table:table-cell office:value-type="float" office:value="58.12" calcext:value-type="float">
            <text:p>58.12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:04.81</text:p>
          </table:table-cell>
          <table:table-cell office:value-type="float" office:value="124.81" calcext:value-type="float">
            <text:p>124.81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9.80</text:p>
          </table:table-cell>
          <table:table-cell office:value-type="float" office:value="29.8" calcext:value-type="float">
            <text:p>29.80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1:04.45</text:p>
          </table:table-cell>
          <table:table-cell office:value-type="float" office:value="64.45" calcext:value-type="float">
            <text:p>64.45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20.12</text:p>
          </table:table-cell>
          <table:table-cell office:value-type="float" office:value="140.12" calcext:value-type="float">
            <text:p>140.12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5.07</text:p>
          </table:table-cell>
          <table:table-cell office:value-type="float" office:value="25.07" calcext:value-type="float">
            <text:p>25.07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56.06</text:p>
          </table:table-cell>
          <table:table-cell office:value-type="float" office:value="56.06" calcext:value-type="float">
            <text:p>56.06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:03.41</text:p>
          </table:table-cell>
          <table:table-cell office:value-type="float" office:value="123.41" calcext:value-type="float">
            <text:p>123.41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2:06.15</text:p>
          </table:table-cell>
          <table:table-cell office:value-type="float" office:value="126.15" calcext:value-type="float">
            <text:p>126.15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29.45</text:p>
          </table:table-cell>
          <table:table-cell office:value-type="float" office:value="269.45" calcext:value-type="float">
            <text:p>269.45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31.72</text:p>
          </table:table-cell>
          <table:table-cell office:value-type="float" office:value="211.72" calcext:value-type="float">
            <text:p>211.72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42.08</text:p>
          </table:table-cell>
          <table:table-cell office:value-type="float" office:value="462.08" calcext:value-type="float">
            <text:p>462.08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52.19</text:p>
          </table:table-cell>
          <table:table-cell office:value-type="float" office:value="232.19" calcext:value-type="float">
            <text:p>232.19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6.77</text:p>
          </table:table-cell>
          <table:table-cell office:value-type="float" office:value="96.77" calcext:value-type="float">
            <text:p>96.77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6.12</text:p>
          </table:table-cell>
          <table:table-cell office:value-type="float" office:value="106.12" calcext:value-type="float">
            <text:p>106.12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0.30</text:p>
          </table:table-cell>
          <table:table-cell office:value-type="float" office:value="20.3" calcext:value-type="float">
            <text:p>20.30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4.94</text:p>
          </table:table-cell>
          <table:table-cell office:value-type="float" office:value="44.94" calcext:value-type="float">
            <text:p>44.94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9.37</text:p>
          </table:table-cell>
          <table:table-cell office:value-type="float" office:value="99.37" calcext:value-type="float">
            <text:p>99.37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32.77</text:p>
          </table:table-cell>
          <table:table-cell office:value-type="float" office:value="212.77" calcext:value-type="float">
            <text:p>212.77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23.42</text:p>
          </table:table-cell>
          <table:table-cell office:value-type="float" office:value="443.42" calcext:value-type="float">
            <text:p>443.42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4:10.10</text:p>
          </table:table-cell>
          <table:table-cell office:value-type="float" office:value="850.1" calcext:value-type="float">
            <text:p>850.10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2.61</text:p>
          </table:table-cell>
          <table:table-cell office:value-type="float" office:value="22.61" calcext:value-type="float">
            <text:p>22.61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48.94</text:p>
          </table:table-cell>
          <table:table-cell office:value-type="float" office:value="48.94" calcext:value-type="float">
            <text:p>48.94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46.11</text:p>
          </table:table-cell>
          <table:table-cell office:value-type="float" office:value="106.11" calcext:value-type="float">
            <text:p>106.11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5.25</text:p>
          </table:table-cell>
          <table:table-cell office:value-type="float" office:value="25.25" calcext:value-type="float">
            <text:p>25.25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55.61</text:p>
          </table:table-cell>
          <table:table-cell office:value-type="float" office:value="55.61" calcext:value-type="float">
            <text:p>55.61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00.67</text:p>
          </table:table-cell>
          <table:table-cell office:value-type="float" office:value="120.67" calcext:value-type="float">
            <text:p>120.67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1.80</text:p>
          </table:table-cell>
          <table:table-cell office:value-type="float" office:value="21.8" calcext:value-type="float">
            <text:p>21.80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48.48</text:p>
          </table:table-cell>
          <table:table-cell office:value-type="float" office:value="48.48" calcext:value-type="float">
            <text:p>48.48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49.11</text:p>
          </table:table-cell>
          <table:table-cell office:value-type="float" office:value="109.11" calcext:value-type="float">
            <text:p>109.11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51.55</text:p>
          </table:table-cell>
          <table:table-cell office:value-type="float" office:value="111.55" calcext:value-type="float">
            <text:p>111.55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57.27</text:p>
          </table:table-cell>
          <table:table-cell office:value-type="float" office:value="237.27" calcext:value-type="float">
            <text:p>237.27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50.76</text:p>
          </table:table-cell>
          <table:table-cell office:value-type="float" office:value="50.76" calcext:value-type="float">
            <text:p>50.76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20.77</text:p>
          </table:table-cell>
          <table:table-cell office:value-type="float" office:value="80.77" calcext:value-type="float">
            <text:p>80.77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03.30</text:p>
          </table:table-cell>
          <table:table-cell office:value-type="float" office:value="183.3" calcext:value-type="float">
            <text:p>183.30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6:51.05</text:p>
          </table:table-cell>
          <table:table-cell office:value-type="float" office:value="411.05" calcext:value-type="float">
            <text:p>411.05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31.80</text:p>
          </table:table-cell>
          <table:table-cell office:value-type="float" office:value="91.8" calcext:value-type="float">
            <text:p>91.80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19.16</text:p>
          </table:table-cell>
          <table:table-cell office:value-type="float" office:value="199.16" calcext:value-type="float">
            <text:p>199.16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3.25</text:p>
          </table:table-cell>
          <table:table-cell office:value-type="float" office:value="23.25" calcext:value-type="float">
            <text:p>23.25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51.01</text:p>
          </table:table-cell>
          <table:table-cell office:value-type="float" office:value="51.01" calcext:value-type="float">
            <text:p>51.01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51.17</text:p>
          </table:table-cell>
          <table:table-cell office:value-type="float" office:value="111.17" calcext:value-type="float">
            <text:p>111.17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54.92</text:p>
          </table:table-cell>
          <table:table-cell office:value-type="float" office:value="234.92" calcext:value-type="float">
            <text:p>234.92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8:04.53</text:p>
          </table:table-cell>
          <table:table-cell office:value-type="float" office:value="484.53" calcext:value-type="float">
            <text:p>484.53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5:28.65</text:p>
          </table:table-cell>
          <table:table-cell office:value-type="float" office:value="928.65" calcext:value-type="float">
            <text:p>928.65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5.70</text:p>
          </table:table-cell>
          <table:table-cell office:value-type="float" office:value="25.7" calcext:value-type="float">
            <text:p>25.70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5.23</text:p>
          </table:table-cell>
          <table:table-cell office:value-type="float" office:value="55.23" calcext:value-type="float">
            <text:p>55.23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:00.18</text:p>
          </table:table-cell>
          <table:table-cell office:value-type="float" office:value="120.18" calcext:value-type="float">
            <text:p>120.18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8.80</text:p>
          </table:table-cell>
          <table:table-cell office:value-type="float" office:value="28.8" calcext:value-type="float">
            <text:p>28.80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1:02.70</text:p>
          </table:table-cell>
          <table:table-cell office:value-type="float" office:value="62.7" calcext:value-type="float">
            <text:p>62.70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14.57</text:p>
          </table:table-cell>
          <table:table-cell office:value-type="float" office:value="134.57" calcext:value-type="float">
            <text:p>134.57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4.38</text:p>
          </table:table-cell>
          <table:table-cell office:value-type="float" office:value="24.38" calcext:value-type="float">
            <text:p>24.38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55.05</text:p>
          </table:table-cell>
          <table:table-cell office:value-type="float" office:value="55.05" calcext:value-type="float">
            <text:p>55.05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:00.78</text:p>
          </table:table-cell>
          <table:table-cell office:value-type="float" office:value="120.78" calcext:value-type="float">
            <text:p>120.78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2:04.60</text:p>
          </table:table-cell>
          <table:table-cell office:value-type="float" office:value="124.6" calcext:value-type="float">
            <text:p>124.60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21.04</text:p>
          </table:table-cell>
          <table:table-cell office:value-type="float" office:value="261.04" calcext:value-type="float">
            <text:p>261.04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57.74</text:p>
          </table:table-cell>
          <table:table-cell office:value-type="float" office:value="57.74" calcext:value-type="float">
            <text:p>57.74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3.25</text:p>
          </table:table-cell>
          <table:table-cell office:value-type="float" office:value="93.25" calcext:value-type="float">
            <text:p>93.25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28.22</text:p>
          </table:table-cell>
          <table:table-cell office:value-type="float" office:value="208.22" calcext:value-type="float">
            <text:p>208.22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38.90</text:p>
          </table:table-cell>
          <table:table-cell office:value-type="float" office:value="458.9" calcext:value-type="float">
            <text:p>458.90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2.69</text:p>
          </table:table-cell>
          <table:table-cell office:value-type="float" office:value="102.69" calcext:value-type="float">
            <text:p>102.69</text:p>
          </table:table-cell>
          <table:table-cell table:number-columns-repeated="1015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47.97</text:p>
          </table:table-cell>
          <table:table-cell office:value-type="float" office:value="227.97" calcext:value-type="float">
            <text:p>227.97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float" office:value="20.91" calcext:value-type="float">
            <text:p>20.91</text:p>
          </table:table-cell>
          <table:table-cell office:value-type="float" office:value="20.91" calcext:value-type="float">
            <text:p>20.91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float" office:value="46.91" calcext:value-type="float">
            <text:p>46.91</text:p>
          </table:table-cell>
          <table:table-cell office:value-type="float" office:value="46.91" calcext:value-type="float">
            <text:p>46.91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42.00</text:p>
          </table:table-cell>
          <table:table-cell office:value-type="float" office:value="102" calcext:value-type="float">
            <text:p>102.00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40.07</text:p>
          </table:table-cell>
          <table:table-cell office:value-type="float" office:value="220.07" calcext:value-type="float">
            <text:p>220.07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32.12</text:p>
          </table:table-cell>
          <table:table-cell office:value-type="float" office:value="452.12" calcext:value-type="float">
            <text:p>452.12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4:34.56</text:p>
          </table:table-cell>
          <table:table-cell office:value-type="float" office:value="874.56" calcext:value-type="float">
            <text:p>874.56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float" office:value="24.04" calcext:value-type="float">
            <text:p>24.04</text:p>
          </table:table-cell>
          <table:table-cell office:value-type="float" office:value="24.04" calcext:value-type="float">
            <text:p>24.04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float" office:value="51.94" calcext:value-type="float">
            <text:p>51.94</text:p>
          </table:table-cell>
          <table:table-cell office:value-type="float" office:value="51.94" calcext:value-type="float">
            <text:p>51.94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51.92</text:p>
          </table:table-cell>
          <table:table-cell office:value-type="float" office:value="111.92" calcext:value-type="float">
            <text:p>111.92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float" office:value="26.67" calcext:value-type="float">
            <text:p>26.67</text:p>
          </table:table-cell>
          <table:table-cell office:value-type="float" office:value="26.67" calcext:value-type="float">
            <text:p>26.67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float" office:value="58.58" calcext:value-type="float">
            <text:p>58.58</text:p>
          </table:table-cell>
          <table:table-cell office:value-type="float" office:value="58.58" calcext:value-type="float">
            <text:p>58.58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07.31</text:p>
          </table:table-cell>
          <table:table-cell office:value-type="float" office:value="127.31" calcext:value-type="float">
            <text:p>127.31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float" office:value="22.43" calcext:value-type="float">
            <text:p>22.43</text:p>
          </table:table-cell>
          <table:table-cell office:value-type="float" office:value="22.43" calcext:value-type="float">
            <text:p>22.43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float" office:value="49.82" calcext:value-type="float">
            <text:p>49.82</text:p>
          </table:table-cell>
          <table:table-cell office:value-type="float" office:value="49.82" calcext:value-type="float">
            <text:p>49.82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51.51</text:p>
          </table:table-cell>
          <table:table-cell office:value-type="float" office:value="111.51" calcext:value-type="float">
            <text:p>111.51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54.10</text:p>
          </table:table-cell>
          <table:table-cell office:value-type="float" office:value="114.1" calcext:value-type="float">
            <text:p>114.10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03.84</text:p>
          </table:table-cell>
          <table:table-cell office:value-type="float" office:value="243.84" calcext:value-type="float">
            <text:p>243.84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08.24</text:p>
          </table:table-cell>
          <table:table-cell office:value-type="float" office:value="188.24" calcext:value-type="float">
            <text:p>188.24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6:58.55</text:p>
          </table:table-cell>
          <table:table-cell office:value-type="float" office:value="418.55" calcext:value-type="float">
            <text:p>418.55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27.28</text:p>
          </table:table-cell>
          <table:table-cell office:value-type="float" office:value="207.28" calcext:value-type="float">
            <text:p>207.28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24.85</text:p>
          </table:table-cell>
          <table:table-cell office:value-type="float" office:value="84.85" calcext:value-type="float">
            <text:p>84.85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33.43</text:p>
          </table:table-cell>
          <table:table-cell office:value-type="float" office:value="93.43" calcext:value-type="float">
            <text:p>93.43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float" office:value="23.73" calcext:value-type="float">
            <text:p>23.73</text:p>
          </table:table-cell>
          <table:table-cell office:value-type="float" office:value="23.73" calcext:value-type="float">
            <text:p>23.73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float" office:value="52.07" calcext:value-type="float">
            <text:p>52.07</text:p>
          </table:table-cell>
          <table:table-cell office:value-type="float" office:value="52.07" calcext:value-type="float">
            <text:p>52.07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52.98</text:p>
          </table:table-cell>
          <table:table-cell office:value-type="float" office:value="112.98" calcext:value-type="float">
            <text:p>112.98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59.15</text:p>
          </table:table-cell>
          <table:table-cell office:value-type="float" office:value="239.15" calcext:value-type="float">
            <text:p>239.15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8:14.10</text:p>
          </table:table-cell>
          <table:table-cell office:value-type="float" office:value="494.1" calcext:value-type="float">
            <text:p>494.10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5:42.54</text:p>
          </table:table-cell>
          <table:table-cell office:value-type="float" office:value="942.54" calcext:value-type="float">
            <text:p>942.54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float" office:value="27.06" calcext:value-type="float">
            <text:p>27.06</text:p>
          </table:table-cell>
          <table:table-cell office:value-type="float" office:value="27.06" calcext:value-type="float">
            <text:p>27.06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float" office:value="58.12" calcext:value-type="float">
            <text:p>58.12</text:p>
          </table:table-cell>
          <table:table-cell office:value-type="float" office:value="58.12" calcext:value-type="float">
            <text:p>58.12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:04.81</text:p>
          </table:table-cell>
          <table:table-cell office:value-type="float" office:value="124.81" calcext:value-type="float">
            <text:p>124.81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float" office:value="29.8" calcext:value-type="float">
            <text:p>29.8</text:p>
          </table:table-cell>
          <table:table-cell office:value-type="float" office:value="29.8" calcext:value-type="float">
            <text:p>29.80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1:04.45</text:p>
          </table:table-cell>
          <table:table-cell office:value-type="float" office:value="64.45" calcext:value-type="float">
            <text:p>64.45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20.12</text:p>
          </table:table-cell>
          <table:table-cell office:value-type="float" office:value="140.12" calcext:value-type="float">
            <text:p>140.12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float" office:value="25.07" calcext:value-type="float">
            <text:p>25.07</text:p>
          </table:table-cell>
          <table:table-cell office:value-type="float" office:value="25.07" calcext:value-type="float">
            <text:p>25.07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float" office:value="56.06" calcext:value-type="float">
            <text:p>56.06</text:p>
          </table:table-cell>
          <table:table-cell office:value-type="float" office:value="56.06" calcext:value-type="float">
            <text:p>56.06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:01.81</text:p>
          </table:table-cell>
          <table:table-cell office:value-type="float" office:value="121.81" calcext:value-type="float">
            <text:p>121.81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2:06.15</text:p>
          </table:table-cell>
          <table:table-cell office:value-type="float" office:value="126.15" calcext:value-type="float">
            <text:p>126.15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29.45</text:p>
          </table:table-cell>
          <table:table-cell office:value-type="float" office:value="269.45" calcext:value-type="float">
            <text:p>269.45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31.72</text:p>
          </table:table-cell>
          <table:table-cell office:value-type="float" office:value="211.72" calcext:value-type="float">
            <text:p>211.72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42.08</text:p>
          </table:table-cell>
          <table:table-cell office:value-type="float" office:value="462.08" calcext:value-type="float">
            <text:p>462.08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52.19</text:p>
          </table:table-cell>
          <table:table-cell office:value-type="float" office:value="232.19" calcext:value-type="float">
            <text:p>232.19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6.77</text:p>
          </table:table-cell>
          <table:table-cell office:value-type="float" office:value="96.77" calcext:value-type="float">
            <text:p>96.77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6.12</text:p>
          </table:table-cell>
          <table:table-cell office:value-type="float" office:value="106.12" calcext:value-type="float">
            <text:p>106.12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0.30</text:p>
          </table:table-cell>
          <table:table-cell office:value-type="float" office:value="20.3" calcext:value-type="float">
            <text:p>20.30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4.94</text:p>
          </table:table-cell>
          <table:table-cell office:value-type="float" office:value="44.94" calcext:value-type="float">
            <text:p>44.94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9.37</text:p>
          </table:table-cell>
          <table:table-cell office:value-type="float" office:value="99.37" calcext:value-type="float">
            <text:p>99.37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32.77</text:p>
          </table:table-cell>
          <table:table-cell office:value-type="float" office:value="212.77" calcext:value-type="float">
            <text:p>212.77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23.42</text:p>
          </table:table-cell>
          <table:table-cell office:value-type="float" office:value="443.42" calcext:value-type="float">
            <text:p>443.42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4:10.10</text:p>
          </table:table-cell>
          <table:table-cell office:value-type="float" office:value="850.1" calcext:value-type="float">
            <text:p>850.10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2.61</text:p>
          </table:table-cell>
          <table:table-cell office:value-type="float" office:value="22.61" calcext:value-type="float">
            <text:p>22.61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48.94</text:p>
          </table:table-cell>
          <table:table-cell office:value-type="float" office:value="48.94" calcext:value-type="float">
            <text:p>48.94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46.11</text:p>
          </table:table-cell>
          <table:table-cell office:value-type="float" office:value="106.11" calcext:value-type="float">
            <text:p>106.11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5.25</text:p>
          </table:table-cell>
          <table:table-cell office:value-type="float" office:value="25.25" calcext:value-type="float">
            <text:p>25.25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55.61</text:p>
          </table:table-cell>
          <table:table-cell office:value-type="float" office:value="55.61" calcext:value-type="float">
            <text:p>55.61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00.67</text:p>
          </table:table-cell>
          <table:table-cell office:value-type="float" office:value="120.67" calcext:value-type="float">
            <text:p>120.67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1.80</text:p>
          </table:table-cell>
          <table:table-cell office:value-type="float" office:value="21.8" calcext:value-type="float">
            <text:p>21.80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48.48</text:p>
          </table:table-cell>
          <table:table-cell office:value-type="float" office:value="48.48" calcext:value-type="float">
            <text:p>48.48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49.11</text:p>
          </table:table-cell>
          <table:table-cell office:value-type="float" office:value="109.11" calcext:value-type="float">
            <text:p>109.11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50.08</text:p>
          </table:table-cell>
          <table:table-cell office:value-type="float" office:value="110.08" calcext:value-type="float">
            <text:p>110.08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55.50</text:p>
          </table:table-cell>
          <table:table-cell office:value-type="float" office:value="235.5" calcext:value-type="float">
            <text:p>235.50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50.76</text:p>
          </table:table-cell>
          <table:table-cell office:value-type="float" office:value="50.76" calcext:value-type="float">
            <text:p>50.76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20.77</text:p>
          </table:table-cell>
          <table:table-cell office:value-type="float" office:value="80.77" calcext:value-type="float">
            <text:p>80.77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03.30</text:p>
          </table:table-cell>
          <table:table-cell office:value-type="float" office:value="183.3" calcext:value-type="float">
            <text:p>183.30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6:49.04</text:p>
          </table:table-cell>
          <table:table-cell office:value-type="float" office:value="409.04" calcext:value-type="float">
            <text:p>409.04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31.80</text:p>
          </table:table-cell>
          <table:table-cell office:value-type="float" office:value="91.8" calcext:value-type="float">
            <text:p>91.80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19.16</text:p>
          </table:table-cell>
          <table:table-cell office:value-type="float" office:value="199.16" calcext:value-type="float">
            <text:p>199.16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3.25</text:p>
          </table:table-cell>
          <table:table-cell office:value-type="float" office:value="23.25" calcext:value-type="float">
            <text:p>23.25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51.01</text:p>
          </table:table-cell>
          <table:table-cell office:value-type="float" office:value="51.01" calcext:value-type="float">
            <text:p>51.01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51.17</text:p>
          </table:table-cell>
          <table:table-cell office:value-type="float" office:value="111.17" calcext:value-type="float">
            <text:p>111.17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54.92</text:p>
          </table:table-cell>
          <table:table-cell office:value-type="float" office:value="234.92" calcext:value-type="float">
            <text:p>234.92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8:04.53</text:p>
          </table:table-cell>
          <table:table-cell office:value-type="float" office:value="484.53" calcext:value-type="float">
            <text:p>484.53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5:28.65</text:p>
          </table:table-cell>
          <table:table-cell office:value-type="float" office:value="928.65" calcext:value-type="float">
            <text:p>928.65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5.70</text:p>
          </table:table-cell>
          <table:table-cell office:value-type="float" office:value="25.7" calcext:value-type="float">
            <text:p>25.70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5.23</text:p>
          </table:table-cell>
          <table:table-cell office:value-type="float" office:value="55.23" calcext:value-type="float">
            <text:p>55.23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:00.18</text:p>
          </table:table-cell>
          <table:table-cell office:value-type="float" office:value="120.18" calcext:value-type="float">
            <text:p>120.18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8.80</text:p>
          </table:table-cell>
          <table:table-cell office:value-type="float" office:value="28.8" calcext:value-type="float">
            <text:p>28.80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1:02.70</text:p>
          </table:table-cell>
          <table:table-cell office:value-type="float" office:value="62.7" calcext:value-type="float">
            <text:p>62.70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14.57</text:p>
          </table:table-cell>
          <table:table-cell office:value-type="float" office:value="134.57" calcext:value-type="float">
            <text:p>134.57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4.38</text:p>
          </table:table-cell>
          <table:table-cell office:value-type="float" office:value="24.38" calcext:value-type="float">
            <text:p>24.38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55.05</text:p>
          </table:table-cell>
          <table:table-cell office:value-type="float" office:value="55.05" calcext:value-type="float">
            <text:p>55.05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:00.78</text:p>
          </table:table-cell>
          <table:table-cell office:value-type="float" office:value="120.78" calcext:value-type="float">
            <text:p>120.78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2:04.60</text:p>
          </table:table-cell>
          <table:table-cell office:value-type="float" office:value="124.6" calcext:value-type="float">
            <text:p>124.60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21.04</text:p>
          </table:table-cell>
          <table:table-cell office:value-type="float" office:value="261.04" calcext:value-type="float">
            <text:p>261.04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57.74</text:p>
          </table:table-cell>
          <table:table-cell office:value-type="float" office:value="57.74" calcext:value-type="float">
            <text:p>57.74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3.25</text:p>
          </table:table-cell>
          <table:table-cell office:value-type="float" office:value="93.25" calcext:value-type="float">
            <text:p>93.25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28.22</text:p>
          </table:table-cell>
          <table:table-cell office:value-type="float" office:value="208.22" calcext:value-type="float">
            <text:p>208.22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35.94</text:p>
          </table:table-cell>
          <table:table-cell office:value-type="float" office:value="455.94" calcext:value-type="float">
            <text:p>455.94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2.69</text:p>
          </table:table-cell>
          <table:table-cell office:value-type="float" office:value="102.69" calcext:value-type="float">
            <text:p>102.69</text:p>
          </table:table-cell>
          <table:table-cell table:number-columns-repeated="1015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47.97</text:p>
          </table:table-cell>
          <table:table-cell office:value-type="float" office:value="227.97" calcext:value-type="float">
            <text:p>227.97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0.91</text:p>
          </table:table-cell>
          <table:table-cell office:value-type="float" office:value="20.91" calcext:value-type="float">
            <text:p>20.91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6.91</text:p>
          </table:table-cell>
          <table:table-cell office:value-type="float" office:value="46.91" calcext:value-type="float">
            <text:p>46.91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42.00</text:p>
          </table:table-cell>
          <table:table-cell office:value-type="float" office:value="102" calcext:value-type="float">
            <text:p>102.00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40.07</text:p>
          </table:table-cell>
          <table:table-cell office:value-type="float" office:value="220.07" calcext:value-type="float">
            <text:p>220.07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32.12</text:p>
          </table:table-cell>
          <table:table-cell office:value-type="float" office:value="452.12" calcext:value-type="float">
            <text:p>452.12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4:34.14</text:p>
          </table:table-cell>
          <table:table-cell office:value-type="float" office:value="874.14" calcext:value-type="float">
            <text:p>874.14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4.04</text:p>
          </table:table-cell>
          <table:table-cell office:value-type="float" office:value="24.04" calcext:value-type="float">
            <text:p>24.04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1.94</text:p>
          </table:table-cell>
          <table:table-cell office:value-type="float" office:value="51.94" calcext:value-type="float">
            <text:p>51.94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51.92</text:p>
          </table:table-cell>
          <table:table-cell office:value-type="float" office:value="111.92" calcext:value-type="float">
            <text:p>111.92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6.67</text:p>
          </table:table-cell>
          <table:table-cell office:value-type="float" office:value="26.67" calcext:value-type="float">
            <text:p>26.67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58.58</text:p>
          </table:table-cell>
          <table:table-cell office:value-type="float" office:value="58.58" calcext:value-type="float">
            <text:p>58.58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07.31</text:p>
          </table:table-cell>
          <table:table-cell office:value-type="float" office:value="127.31" calcext:value-type="float">
            <text:p>127.31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2.43</text:p>
          </table:table-cell>
          <table:table-cell office:value-type="float" office:value="22.43" calcext:value-type="float">
            <text:p>22.43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49.82</text:p>
          </table:table-cell>
          <table:table-cell office:value-type="float" office:value="49.82" calcext:value-type="float">
            <text:p>49.82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51.51</text:p>
          </table:table-cell>
          <table:table-cell office:value-type="float" office:value="111.51" calcext:value-type="float">
            <text:p>111.51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54.00</text:p>
          </table:table-cell>
          <table:table-cell office:value-type="float" office:value="114" calcext:value-type="float">
            <text:p>114.00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03.84</text:p>
          </table:table-cell>
          <table:table-cell office:value-type="float" office:value="243.84" calcext:value-type="float">
            <text:p>243.84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08.24</text:p>
          </table:table-cell>
          <table:table-cell office:value-type="float" office:value="188.24" calcext:value-type="float">
            <text:p>188.24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6:58.55</text:p>
          </table:table-cell>
          <table:table-cell office:value-type="float" office:value="418.55" calcext:value-type="float">
            <text:p>418.55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27.28</text:p>
          </table:table-cell>
          <table:table-cell office:value-type="float" office:value="207.28" calcext:value-type="float">
            <text:p>207.28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24.85</text:p>
          </table:table-cell>
          <table:table-cell office:value-type="float" office:value="84.85" calcext:value-type="float">
            <text:p>84.85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33.43</text:p>
          </table:table-cell>
          <table:table-cell office:value-type="float" office:value="93.43" calcext:value-type="float">
            <text:p>93.43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3.73</text:p>
          </table:table-cell>
          <table:table-cell office:value-type="float" office:value="23.73" calcext:value-type="float">
            <text:p>23.73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52.07</text:p>
          </table:table-cell>
          <table:table-cell office:value-type="float" office:value="52.07" calcext:value-type="float">
            <text:p>52.07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52.98</text:p>
          </table:table-cell>
          <table:table-cell office:value-type="float" office:value="112.98" calcext:value-type="float">
            <text:p>112.98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59.15</text:p>
          </table:table-cell>
          <table:table-cell office:value-type="float" office:value="239.15" calcext:value-type="float">
            <text:p>239.15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8:14.10</text:p>
          </table:table-cell>
          <table:table-cell office:value-type="float" office:value="494.1" calcext:value-type="float">
            <text:p>494.10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5:42.54</text:p>
          </table:table-cell>
          <table:table-cell office:value-type="float" office:value="942.54" calcext:value-type="float">
            <text:p>942.54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7.06</text:p>
          </table:table-cell>
          <table:table-cell office:value-type="float" office:value="27.06" calcext:value-type="float">
            <text:p>27.06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8.12</text:p>
          </table:table-cell>
          <table:table-cell office:value-type="float" office:value="58.12" calcext:value-type="float">
            <text:p>58.12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:04.81</text:p>
          </table:table-cell>
          <table:table-cell office:value-type="float" office:value="124.81" calcext:value-type="float">
            <text:p>124.81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9.80</text:p>
          </table:table-cell>
          <table:table-cell office:value-type="float" office:value="29.8" calcext:value-type="float">
            <text:p>29.80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1:04.45</text:p>
          </table:table-cell>
          <table:table-cell office:value-type="float" office:value="64.45" calcext:value-type="float">
            <text:p>64.45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20.12</text:p>
          </table:table-cell>
          <table:table-cell office:value-type="float" office:value="140.12" calcext:value-type="float">
            <text:p>140.12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5.07</text:p>
          </table:table-cell>
          <table:table-cell office:value-type="float" office:value="25.07" calcext:value-type="float">
            <text:p>25.07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56.06</text:p>
          </table:table-cell>
          <table:table-cell office:value-type="float" office:value="56.06" calcext:value-type="float">
            <text:p>56.06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:01.81</text:p>
          </table:table-cell>
          <table:table-cell office:value-type="float" office:value="121.81" calcext:value-type="float">
            <text:p>121.81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2:06.15</text:p>
          </table:table-cell>
          <table:table-cell office:value-type="float" office:value="126.15" calcext:value-type="float">
            <text:p>126.15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29.45</text:p>
          </table:table-cell>
          <table:table-cell office:value-type="float" office:value="269.45" calcext:value-type="float">
            <text:p>269.45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31.72</text:p>
          </table:table-cell>
          <table:table-cell office:value-type="float" office:value="211.72" calcext:value-type="float">
            <text:p>211.72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42.08</text:p>
          </table:table-cell>
          <table:table-cell office:value-type="float" office:value="462.08" calcext:value-type="float">
            <text:p>462.08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52.19</text:p>
          </table:table-cell>
          <table:table-cell office:value-type="float" office:value="232.19" calcext:value-type="float">
            <text:p>232.19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6.77</text:p>
          </table:table-cell>
          <table:table-cell office:value-type="float" office:value="96.77" calcext:value-type="float">
            <text:p>96.77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6.12</text:p>
          </table:table-cell>
          <table:table-cell office:value-type="float" office:value="106.12" calcext:value-type="float">
            <text:p>106.12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0.30</text:p>
          </table:table-cell>
          <table:table-cell office:value-type="float" office:value="20.3" calcext:value-type="float">
            <text:p>20.30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4.94</text:p>
          </table:table-cell>
          <table:table-cell office:value-type="float" office:value="44.94" calcext:value-type="float">
            <text:p>44.94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9.37</text:p>
          </table:table-cell>
          <table:table-cell office:value-type="float" office:value="99.37" calcext:value-type="float">
            <text:p>99.37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32.77</text:p>
          </table:table-cell>
          <table:table-cell office:value-type="float" office:value="212.77" calcext:value-type="float">
            <text:p>212.77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23.42</text:p>
          </table:table-cell>
          <table:table-cell office:value-type="float" office:value="443.42" calcext:value-type="float">
            <text:p>443.42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4:10.10</text:p>
          </table:table-cell>
          <table:table-cell office:value-type="float" office:value="850.1" calcext:value-type="float">
            <text:p>850.10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2.61</text:p>
          </table:table-cell>
          <table:table-cell office:value-type="float" office:value="22.61" calcext:value-type="float">
            <text:p>22.61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48.94</text:p>
          </table:table-cell>
          <table:table-cell office:value-type="float" office:value="48.94" calcext:value-type="float">
            <text:p>48.94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46.11</text:p>
          </table:table-cell>
          <table:table-cell office:value-type="float" office:value="106.11" calcext:value-type="float">
            <text:p>106.11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5.25</text:p>
          </table:table-cell>
          <table:table-cell office:value-type="float" office:value="25.25" calcext:value-type="float">
            <text:p>25.25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55.61</text:p>
          </table:table-cell>
          <table:table-cell office:value-type="float" office:value="55.61" calcext:value-type="float">
            <text:p>55.61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00.67</text:p>
          </table:table-cell>
          <table:table-cell office:value-type="float" office:value="120.67" calcext:value-type="float">
            <text:p>120.67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1.80</text:p>
          </table:table-cell>
          <table:table-cell office:value-type="float" office:value="21.8" calcext:value-type="float">
            <text:p>21.80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48.48</text:p>
          </table:table-cell>
          <table:table-cell office:value-type="float" office:value="48.48" calcext:value-type="float">
            <text:p>48.48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49.11</text:p>
          </table:table-cell>
          <table:table-cell office:value-type="float" office:value="109.11" calcext:value-type="float">
            <text:p>109.11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50.08</text:p>
          </table:table-cell>
          <table:table-cell office:value-type="float" office:value="110.08" calcext:value-type="float">
            <text:p>110.08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55.50</text:p>
          </table:table-cell>
          <table:table-cell office:value-type="float" office:value="235.5" calcext:value-type="float">
            <text:p>235.50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50.76</text:p>
          </table:table-cell>
          <table:table-cell office:value-type="float" office:value="50.76" calcext:value-type="float">
            <text:p>50.76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20.77</text:p>
          </table:table-cell>
          <table:table-cell office:value-type="float" office:value="80.77" calcext:value-type="float">
            <text:p>80.77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03.30</text:p>
          </table:table-cell>
          <table:table-cell office:value-type="float" office:value="183.3" calcext:value-type="float">
            <text:p>183.30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6:49.04</text:p>
          </table:table-cell>
          <table:table-cell office:value-type="float" office:value="409.04" calcext:value-type="float">
            <text:p>409.04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31.80</text:p>
          </table:table-cell>
          <table:table-cell office:value-type="float" office:value="91.8" calcext:value-type="float">
            <text:p>91.80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19.16</text:p>
          </table:table-cell>
          <table:table-cell office:value-type="float" office:value="199.16" calcext:value-type="float">
            <text:p>199.16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3.25</text:p>
          </table:table-cell>
          <table:table-cell office:value-type="float" office:value="23.25" calcext:value-type="float">
            <text:p>23.25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51.01</text:p>
          </table:table-cell>
          <table:table-cell office:value-type="float" office:value="51.01" calcext:value-type="float">
            <text:p>51.01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51.17</text:p>
          </table:table-cell>
          <table:table-cell office:value-type="float" office:value="111.17" calcext:value-type="float">
            <text:p>111.17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54.92</text:p>
          </table:table-cell>
          <table:table-cell office:value-type="float" office:value="234.92" calcext:value-type="float">
            <text:p>234.92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8:04.53</text:p>
          </table:table-cell>
          <table:table-cell office:value-type="float" office:value="484.53" calcext:value-type="float">
            <text:p>484.53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5:28.65</text:p>
          </table:table-cell>
          <table:table-cell office:value-type="float" office:value="928.65" calcext:value-type="float">
            <text:p>928.65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5.70</text:p>
          </table:table-cell>
          <table:table-cell office:value-type="float" office:value="25.7" calcext:value-type="float">
            <text:p>25.70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5.23</text:p>
          </table:table-cell>
          <table:table-cell office:value-type="float" office:value="55.23" calcext:value-type="float">
            <text:p>55.23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:00.03</text:p>
          </table:table-cell>
          <table:table-cell office:value-type="float" office:value="120.03" calcext:value-type="float">
            <text:p>120.03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8.80</text:p>
          </table:table-cell>
          <table:table-cell office:value-type="float" office:value="28.8" calcext:value-type="float">
            <text:p>28.80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1:02.70</text:p>
          </table:table-cell>
          <table:table-cell office:value-type="float" office:value="62.7" calcext:value-type="float">
            <text:p>62.70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14.57</text:p>
          </table:table-cell>
          <table:table-cell office:value-type="float" office:value="134.57" calcext:value-type="float">
            <text:p>134.57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4.38</text:p>
          </table:table-cell>
          <table:table-cell office:value-type="float" office:value="24.38" calcext:value-type="float">
            <text:p>24.38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55.05</text:p>
          </table:table-cell>
          <table:table-cell office:value-type="float" office:value="55.05" calcext:value-type="float">
            <text:p>55.05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:00.78</text:p>
          </table:table-cell>
          <table:table-cell office:value-type="float" office:value="120.78" calcext:value-type="float">
            <text:p>120.78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2:04.60</text:p>
          </table:table-cell>
          <table:table-cell office:value-type="float" office:value="124.6" calcext:value-type="float">
            <text:p>124.60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21.04</text:p>
          </table:table-cell>
          <table:table-cell office:value-type="float" office:value="261.04" calcext:value-type="float">
            <text:p>261.04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57.74</text:p>
          </table:table-cell>
          <table:table-cell office:value-type="float" office:value="57.74" calcext:value-type="float">
            <text:p>57.74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3.25</text:p>
          </table:table-cell>
          <table:table-cell office:value-type="float" office:value="93.25" calcext:value-type="float">
            <text:p>93.25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28.22</text:p>
          </table:table-cell>
          <table:table-cell office:value-type="float" office:value="208.22" calcext:value-type="float">
            <text:p>208.22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35.94</text:p>
          </table:table-cell>
          <table:table-cell office:value-type="float" office:value="455.94" calcext:value-type="float">
            <text:p>455.94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2.69</text:p>
          </table:table-cell>
          <table:table-cell office:value-type="float" office:value="102.69" calcext:value-type="float">
            <text:p>102.69</text:p>
          </table:table-cell>
          <table:table-cell table:number-columns-repeated="1015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47.97</text:p>
          </table:table-cell>
          <table:table-cell office:value-type="float" office:value="227.97" calcext:value-type="float">
            <text:p>227.97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0.91</text:p>
          </table:table-cell>
          <table:table-cell office:value-type="float" office:value="20.91" calcext:value-type="float">
            <text:p>20.91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6.91</text:p>
          </table:table-cell>
          <table:table-cell office:value-type="float" office:value="46.91" calcext:value-type="float">
            <text:p>46.91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42.00</text:p>
          </table:table-cell>
          <table:table-cell office:value-type="float" office:value="102" calcext:value-type="float">
            <text:p>102.00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40.07</text:p>
          </table:table-cell>
          <table:table-cell office:value-type="float" office:value="220.07" calcext:value-type="float">
            <text:p>220.07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32.12</text:p>
          </table:table-cell>
          <table:table-cell office:value-type="float" office:value="452.12" calcext:value-type="float">
            <text:p>452.12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4:31.02</text:p>
          </table:table-cell>
          <table:table-cell office:value-type="float" office:value="871.02" calcext:value-type="float">
            <text:p>871.02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4.04</text:p>
          </table:table-cell>
          <table:table-cell office:value-type="float" office:value="24.04" calcext:value-type="float">
            <text:p>24.04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1.94</text:p>
          </table:table-cell>
          <table:table-cell office:value-type="float" office:value="51.94" calcext:value-type="float">
            <text:p>51.94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51.92</text:p>
          </table:table-cell>
          <table:table-cell office:value-type="float" office:value="111.92" calcext:value-type="float">
            <text:p>111.92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6.67</text:p>
          </table:table-cell>
          <table:table-cell office:value-type="float" office:value="26.67" calcext:value-type="float">
            <text:p>26.67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58.46</text:p>
          </table:table-cell>
          <table:table-cell office:value-type="float" office:value="58.46" calcext:value-type="float">
            <text:p>58.46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07.01</text:p>
          </table:table-cell>
          <table:table-cell office:value-type="float" office:value="127.01" calcext:value-type="float">
            <text:p>127.01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2.43</text:p>
          </table:table-cell>
          <table:table-cell office:value-type="float" office:value="22.43" calcext:value-type="float">
            <text:p>22.43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49.82</text:p>
          </table:table-cell>
          <table:table-cell office:value-type="float" office:value="49.82" calcext:value-type="float">
            <text:p>49.82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51.51</text:p>
          </table:table-cell>
          <table:table-cell office:value-type="float" office:value="111.51" calcext:value-type="float">
            <text:p>111.51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54.00</text:p>
          </table:table-cell>
          <table:table-cell office:value-type="float" office:value="114" calcext:value-type="float">
            <text:p>114.00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03.84</text:p>
          </table:table-cell>
          <table:table-cell office:value-type="float" office:value="243.84" calcext:value-type="float">
            <text:p>243.84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08.24</text:p>
          </table:table-cell>
          <table:table-cell office:value-type="float" office:value="188.24" calcext:value-type="float">
            <text:p>188.24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6:58.55</text:p>
          </table:table-cell>
          <table:table-cell office:value-type="float" office:value="418.55" calcext:value-type="float">
            <text:p>418.55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27.28</text:p>
          </table:table-cell>
          <table:table-cell office:value-type="float" office:value="207.28" calcext:value-type="float">
            <text:p>207.28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24.85</text:p>
          </table:table-cell>
          <table:table-cell office:value-type="float" office:value="84.85" calcext:value-type="float">
            <text:p>84.85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33.43</text:p>
          </table:table-cell>
          <table:table-cell office:value-type="float" office:value="93.43" calcext:value-type="float">
            <text:p>93.43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3.73</text:p>
          </table:table-cell>
          <table:table-cell office:value-type="float" office:value="23.73" calcext:value-type="float">
            <text:p>23.73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52.07</text:p>
          </table:table-cell>
          <table:table-cell office:value-type="float" office:value="52.07" calcext:value-type="float">
            <text:p>52.07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52.98</text:p>
          </table:table-cell>
          <table:table-cell office:value-type="float" office:value="112.98" calcext:value-type="float">
            <text:p>112.98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59.15</text:p>
          </table:table-cell>
          <table:table-cell office:value-type="float" office:value="239.15" calcext:value-type="float">
            <text:p>239.15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8:14.10</text:p>
          </table:table-cell>
          <table:table-cell office:value-type="float" office:value="494.1" calcext:value-type="float">
            <text:p>494.10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5:42.54</text:p>
          </table:table-cell>
          <table:table-cell office:value-type="float" office:value="942.54" calcext:value-type="float">
            <text:p>942.54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7.06</text:p>
          </table:table-cell>
          <table:table-cell office:value-type="float" office:value="27.06" calcext:value-type="float">
            <text:p>27.06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8.12</text:p>
          </table:table-cell>
          <table:table-cell office:value-type="float" office:value="58.12" calcext:value-type="float">
            <text:p>58.12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:04.06</text:p>
          </table:table-cell>
          <table:table-cell office:value-type="float" office:value="124.06" calcext:value-type="float">
            <text:p>124.06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9.80</text:p>
          </table:table-cell>
          <table:table-cell office:value-type="float" office:value="29.8" calcext:value-type="float">
            <text:p>29.80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1:04.45</text:p>
          </table:table-cell>
          <table:table-cell office:value-type="float" office:value="64.45" calcext:value-type="float">
            <text:p>64.45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19.59</text:p>
          </table:table-cell>
          <table:table-cell office:value-type="float" office:value="139.59" calcext:value-type="float">
            <text:p>139.59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5.07</text:p>
          </table:table-cell>
          <table:table-cell office:value-type="float" office:value="25.07" calcext:value-type="float">
            <text:p>25.07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55.98</text:p>
          </table:table-cell>
          <table:table-cell office:value-type="float" office:value="55.98" calcext:value-type="float">
            <text:p>55.98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:01.81</text:p>
          </table:table-cell>
          <table:table-cell office:value-type="float" office:value="121.81" calcext:value-type="float">
            <text:p>121.81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2:06.15</text:p>
          </table:table-cell>
          <table:table-cell office:value-type="float" office:value="126.15" calcext:value-type="float">
            <text:p>126.15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28.43</text:p>
          </table:table-cell>
          <table:table-cell office:value-type="float" office:value="268.43" calcext:value-type="float">
            <text:p>268.43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31.72</text:p>
          </table:table-cell>
          <table:table-cell office:value-type="float" office:value="211.72" calcext:value-type="float">
            <text:p>211.72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42.08</text:p>
          </table:table-cell>
          <table:table-cell office:value-type="float" office:value="462.08" calcext:value-type="float">
            <text:p>462.08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52.05</text:p>
          </table:table-cell>
          <table:table-cell office:value-type="float" office:value="232.05" calcext:value-type="float">
            <text:p>232.05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6.77</text:p>
          </table:table-cell>
          <table:table-cell office:value-type="float" office:value="96.77" calcext:value-type="float">
            <text:p>96.77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6.06</text:p>
          </table:table-cell>
          <table:table-cell office:value-type="float" office:value="106.06" calcext:value-type="float">
            <text:p>106.06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0.30</text:p>
          </table:table-cell>
          <table:table-cell table:style-name="ce5" office:value-type="float" office:value="20.3" calcext:value-type="float">
            <text:p>20.3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4.94</text:p>
          </table:table-cell>
          <table:table-cell table:style-name="ce5" office:value-type="float" office:value="44.94" calcext:value-type="float">
            <text:p>44.94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9.37</text:p>
          </table:table-cell>
          <table:table-cell table:style-name="ce5" office:value-type="float" office:value="99.37" calcext:value-type="float">
            <text:p>99.37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32.25</text:p>
          </table:table-cell>
          <table:table-cell table:style-name="ce5" office:value-type="float" office:value="212.25" calcext:value-type="float">
            <text:p>212.25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23.42</text:p>
          </table:table-cell>
          <table:table-cell table:style-name="ce5" office:value-type="float" office:value="443.42" calcext:value-type="float">
            <text:p>443.42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4:10.10</text:p>
          </table:table-cell>
          <table:table-cell table:style-name="ce5" office:value-type="float" office:value="850.1" calcext:value-type="float">
            <text:p>850.1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2.61</text:p>
          </table:table-cell>
          <table:table-cell table:style-name="ce5" office:value-type="float" office:value="22.61" calcext:value-type="float">
            <text:p>22.61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48.94</text:p>
          </table:table-cell>
          <table:table-cell table:style-name="ce5" office:value-type="float" office:value="48.94" calcext:value-type="float">
            <text:p>48.94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46.11</text:p>
          </table:table-cell>
          <table:table-cell table:style-name="ce5" office:value-type="float" office:value="106.11" calcext:value-type="float">
            <text:p>106.11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5.25</text:p>
          </table:table-cell>
          <table:table-cell table:style-name="ce5" office:value-type="float" office:value="25.25" calcext:value-type="float">
            <text:p>25.25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55.61</text:p>
          </table:table-cell>
          <table:table-cell table:style-name="ce5" office:value-type="float" office:value="55.61" calcext:value-type="float">
            <text:p>55.61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00.67</text:p>
          </table:table-cell>
          <table:table-cell table:style-name="ce5" office:value-type="float" office:value="120.67" calcext:value-type="float">
            <text:p>120.67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1.80</text:p>
          </table:table-cell>
          <table:table-cell table:style-name="ce5" office:value-type="float" office:value="21.8" calcext:value-type="float">
            <text:p>21.8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48.48</text:p>
          </table:table-cell>
          <table:table-cell table:style-name="ce5" office:value-type="float" office:value="48.48" calcext:value-type="float">
            <text:p>48.48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49.11</text:p>
          </table:table-cell>
          <table:table-cell table:style-name="ce5" office:value-type="float" office:value="109.11" calcext:value-type="float">
            <text:p>109.11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9.63</text:p>
          </table:table-cell>
          <table:table-cell table:style-name="ce5" office:value-type="float" office:value="109.63" calcext:value-type="float">
            <text:p>109.63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55.50</text:p>
          </table:table-cell>
          <table:table-cell table:style-name="ce5" office:value-type="float" office:value="235.5" calcext:value-type="float">
            <text:p>235.5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50.71</text:p>
          </table:table-cell>
          <table:table-cell table:style-name="ce5" office:value-type="float" office:value="50.71" calcext:value-type="float">
            <text:p>50.71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20.77</text:p>
          </table:table-cell>
          <table:table-cell table:style-name="ce5" office:value-type="float" office:value="80.77" calcext:value-type="float">
            <text:p>80.77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03.30</text:p>
          </table:table-cell>
          <table:table-cell table:style-name="ce5" office:value-type="float" office:value="183.3" calcext:value-type="float">
            <text:p>183.3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6:49.04</text:p>
          </table:table-cell>
          <table:table-cell table:style-name="ce5" office:value-type="float" office:value="409.04" calcext:value-type="float">
            <text:p>409.04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31.80</text:p>
          </table:table-cell>
          <table:table-cell table:style-name="ce5" office:value-type="float" office:value="91.8" calcext:value-type="float">
            <text:p>91.8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19.16</text:p>
          </table:table-cell>
          <table:table-cell table:style-name="ce5" office:value-type="float" office:value="199.16" calcext:value-type="float">
            <text:p>199.16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3.25</text:p>
          </table:table-cell>
          <table:table-cell table:style-name="ce5" office:value-type="float" office:value="23.25" calcext:value-type="float">
            <text:p>23.25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51.01</text:p>
          </table:table-cell>
          <table:table-cell table:style-name="ce5" office:value-type="float" office:value="51.01" calcext:value-type="float">
            <text:p>51.01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51.17</text:p>
          </table:table-cell>
          <table:table-cell table:style-name="ce5" office:value-type="float" office:value="111.17" calcext:value-type="float">
            <text:p>111.17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54.85</text:p>
          </table:table-cell>
          <table:table-cell table:style-name="ce5" office:value-type="float" office:value="234.85" calcext:value-type="float">
            <text:p>234.85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8:01.06</text:p>
          </table:table-cell>
          <table:table-cell table:style-name="ce5" office:value-type="float" office:value="481.06" calcext:value-type="float">
            <text:p>481.06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5:28.65</text:p>
          </table:table-cell>
          <table:table-cell table:style-name="ce5" office:value-type="float" office:value="928.65" calcext:value-type="float">
            <text:p>928.65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5.70</text:p>
          </table:table-cell>
          <table:table-cell table:style-name="ce5" office:value-type="float" office:value="25.7" calcext:value-type="float">
            <text:p>25.7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5.23</text:p>
          </table:table-cell>
          <table:table-cell table:style-name="ce5" office:value-type="float" office:value="55.23" calcext:value-type="float">
            <text:p>55.23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:00.03</text:p>
          </table:table-cell>
          <table:table-cell table:style-name="ce5" office:value-type="float" office:value="120.03" calcext:value-type="float">
            <text:p>120.03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8.80</text:p>
          </table:table-cell>
          <table:table-cell table:style-name="ce5" office:value-type="float" office:value="28.8" calcext:value-type="float">
            <text:p>28.8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1:02.70</text:p>
          </table:table-cell>
          <table:table-cell table:style-name="ce5" office:value-type="float" office:value="62.7" calcext:value-type="float">
            <text:p>62.7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14.57</text:p>
          </table:table-cell>
          <table:table-cell table:style-name="ce5" office:value-type="float" office:value="134.57" calcext:value-type="float">
            <text:p>134.57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4.38</text:p>
          </table:table-cell>
          <table:table-cell table:style-name="ce5" office:value-type="float" office:value="24.38" calcext:value-type="float">
            <text:p>24.38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55.05</text:p>
          </table:table-cell>
          <table:table-cell table:style-name="ce5" office:value-type="float" office:value="55.05" calcext:value-type="float">
            <text:p>55.05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:00.78</text:p>
          </table:table-cell>
          <table:table-cell table:style-name="ce5" office:value-type="float" office:value="120.78" calcext:value-type="float">
            <text:p>120.78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2:04.60</text:p>
          </table:table-cell>
          <table:table-cell table:style-name="ce5" office:value-type="float" office:value="124.6" calcext:value-type="float">
            <text:p>124.6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21.04</text:p>
          </table:table-cell>
          <table:table-cell table:style-name="ce5" office:value-type="float" office:value="261.04" calcext:value-type="float">
            <text:p>261.04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57.74</text:p>
          </table:table-cell>
          <table:table-cell table:style-name="ce5" office:value-type="float" office:value="57.74" calcext:value-type="float">
            <text:p>57.74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3.25</text:p>
          </table:table-cell>
          <table:table-cell table:style-name="ce5" office:value-type="float" office:value="93.25" calcext:value-type="float">
            <text:p>93.25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28.22</text:p>
          </table:table-cell>
          <table:table-cell table:style-name="ce5" office:value-type="float" office:value="208.22" calcext:value-type="float">
            <text:p>208.22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35.94</text:p>
          </table:table-cell>
          <table:table-cell table:style-name="ce5" office:value-type="float" office:value="455.94" calcext:value-type="float">
            <text:p>455.94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2.69</text:p>
          </table:table-cell>
          <table:table-cell table:style-name="ce5" office:value-type="float" office:value="102.69" calcext:value-type="float">
            <text:p>102.69</text:p>
          </table:table-cell>
          <table:table-cell table:number-columns-repeated="1015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45.56</text:p>
          </table:table-cell>
          <table:table-cell table:style-name="ce5" office:value-type="float" office:value="225.56" calcext:value-type="float">
            <text:p>225.56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0.91</text:p>
          </table:table-cell>
          <table:table-cell table:style-name="ce5" office:value-type="float" office:value="20.91" calcext:value-type="float">
            <text:p>20.91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6.91</text:p>
          </table:table-cell>
          <table:table-cell table:style-name="ce5" office:value-type="float" office:value="46.91" calcext:value-type="float">
            <text:p>46.91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42.00</text:p>
          </table:table-cell>
          <table:table-cell table:style-name="ce5" office:value-type="float" office:value="102" calcext:value-type="float">
            <text:p>102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40.07</text:p>
          </table:table-cell>
          <table:table-cell table:style-name="ce5" office:value-type="float" office:value="220.07" calcext:value-type="float">
            <text:p>220.07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32.12</text:p>
          </table:table-cell>
          <table:table-cell table:style-name="ce5" office:value-type="float" office:value="452.12" calcext:value-type="float">
            <text:p>452.12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4:31.02</text:p>
          </table:table-cell>
          <table:table-cell table:style-name="ce5" office:value-type="float" office:value="871.02" calcext:value-type="float">
            <text:p>871.02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4.04</text:p>
          </table:table-cell>
          <table:table-cell table:style-name="ce5" office:value-type="float" office:value="24.04" calcext:value-type="float">
            <text:p>24.04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1.94</text:p>
          </table:table-cell>
          <table:table-cell table:style-name="ce5" office:value-type="float" office:value="51.94" calcext:value-type="float">
            <text:p>51.94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51.92</text:p>
          </table:table-cell>
          <table:table-cell table:style-name="ce5" office:value-type="float" office:value="111.92" calcext:value-type="float">
            <text:p>111.92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6.67</text:p>
          </table:table-cell>
          <table:table-cell table:style-name="ce5" office:value-type="float" office:value="26.67" calcext:value-type="float">
            <text:p>26.67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58.46</text:p>
          </table:table-cell>
          <table:table-cell table:style-name="ce5" office:value-type="float" office:value="58.46" calcext:value-type="float">
            <text:p>58.46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07.01</text:p>
          </table:table-cell>
          <table:table-cell table:style-name="ce5" office:value-type="float" office:value="127.01" calcext:value-type="float">
            <text:p>127.01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2.43</text:p>
          </table:table-cell>
          <table:table-cell table:style-name="ce5" office:value-type="float" office:value="22.43" calcext:value-type="float">
            <text:p>22.43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49.82</text:p>
          </table:table-cell>
          <table:table-cell table:style-name="ce5" office:value-type="float" office:value="49.82" calcext:value-type="float">
            <text:p>49.82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51.51</text:p>
          </table:table-cell>
          <table:table-cell table:style-name="ce5" office:value-type="float" office:value="111.51" calcext:value-type="float">
            <text:p>111.51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54.00</text:p>
          </table:table-cell>
          <table:table-cell table:style-name="ce5" office:value-type="float" office:value="114" calcext:value-type="float">
            <text:p>114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03.84</text:p>
          </table:table-cell>
          <table:table-cell table:style-name="ce5" office:value-type="float" office:value="243.84" calcext:value-type="float">
            <text:p>243.84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08.24</text:p>
          </table:table-cell>
          <table:table-cell table:style-name="ce5" office:value-type="float" office:value="188.24" calcext:value-type="float">
            <text:p>188.24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6:58.55</text:p>
          </table:table-cell>
          <table:table-cell table:style-name="ce5" office:value-type="float" office:value="418.55" calcext:value-type="float">
            <text:p>418.55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27.28</text:p>
          </table:table-cell>
          <table:table-cell table:style-name="ce5" office:value-type="float" office:value="207.28" calcext:value-type="float">
            <text:p>207.28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24.85</text:p>
          </table:table-cell>
          <table:table-cell table:style-name="ce5" office:value-type="float" office:value="84.85" calcext:value-type="float">
            <text:p>84.85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33.43</text:p>
          </table:table-cell>
          <table:table-cell table:style-name="ce5" office:value-type="float" office:value="93.43" calcext:value-type="float">
            <text:p>93.43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3.73</text:p>
          </table:table-cell>
          <table:table-cell table:style-name="ce5" office:value-type="float" office:value="23.73" calcext:value-type="float">
            <text:p>23.73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52.07</text:p>
          </table:table-cell>
          <table:table-cell table:style-name="ce5" office:value-type="float" office:value="52.07" calcext:value-type="float">
            <text:p>52.07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52.98</text:p>
          </table:table-cell>
          <table:table-cell table:style-name="ce5" office:value-type="float" office:value="112.98" calcext:value-type="float">
            <text:p>112.98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59.15</text:p>
          </table:table-cell>
          <table:table-cell table:style-name="ce5" office:value-type="float" office:value="239.15" calcext:value-type="float">
            <text:p>239.15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8:13.86</text:p>
          </table:table-cell>
          <table:table-cell table:style-name="ce5" office:value-type="float" office:value="493.86" calcext:value-type="float">
            <text:p>493.86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5:36.53</text:p>
          </table:table-cell>
          <table:table-cell table:style-name="ce5" office:value-type="float" office:value="936.53" calcext:value-type="float">
            <text:p>936.53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7.06</text:p>
          </table:table-cell>
          <table:table-cell table:style-name="ce5" office:value-type="float" office:value="27.06" calcext:value-type="float">
            <text:p>27.06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8.12</text:p>
          </table:table-cell>
          <table:table-cell table:style-name="ce5" office:value-type="float" office:value="58.12" calcext:value-type="float">
            <text:p>58.12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:04.06</text:p>
          </table:table-cell>
          <table:table-cell table:style-name="ce5" office:value-type="float" office:value="124.06" calcext:value-type="float">
            <text:p>124.06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9.48</text:p>
          </table:table-cell>
          <table:table-cell table:style-name="ce5" office:value-type="float" office:value="29.48" calcext:value-type="float">
            <text:p>29.48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1:04.35</text:p>
          </table:table-cell>
          <table:table-cell table:style-name="ce5" office:value-type="float" office:value="64.35" calcext:value-type="float">
            <text:p>64.35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19.11</text:p>
          </table:table-cell>
          <table:table-cell table:style-name="ce5" office:value-type="float" office:value="139.11" calcext:value-type="float">
            <text:p>139.11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5.07</text:p>
          </table:table-cell>
          <table:table-cell table:style-name="ce5" office:value-type="float" office:value="25.07" calcext:value-type="float">
            <text:p>25.07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55.98</text:p>
          </table:table-cell>
          <table:table-cell table:style-name="ce5" office:value-type="float" office:value="55.98" calcext:value-type="float">
            <text:p>55.98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:01.81</text:p>
          </table:table-cell>
          <table:table-cell table:style-name="ce5" office:value-type="float" office:value="121.81" calcext:value-type="float">
            <text:p>121.81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2:06.15</text:p>
          </table:table-cell>
          <table:table-cell table:style-name="ce5" office:value-type="float" office:value="126.15" calcext:value-type="float">
            <text:p>126.15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28.43</text:p>
          </table:table-cell>
          <table:table-cell table:style-name="ce5" office:value-type="float" office:value="268.43" calcext:value-type="float">
            <text:p>268.43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31.72</text:p>
          </table:table-cell>
          <table:table-cell table:style-name="ce5" office:value-type="float" office:value="211.72" calcext:value-type="float">
            <text:p>211.72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42.08</text:p>
          </table:table-cell>
          <table:table-cell table:style-name="ce5" office:value-type="float" office:value="462.08" calcext:value-type="float">
            <text:p>462.08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52.05</text:p>
          </table:table-cell>
          <table:table-cell table:style-name="ce5" office:value-type="float" office:value="232.05" calcext:value-type="float">
            <text:p>232.05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6.77</text:p>
          </table:table-cell>
          <table:table-cell table:style-name="ce5" office:value-type="float" office:value="96.77" calcext:value-type="float">
            <text:p>96.77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6.06</text:p>
          </table:table-cell>
          <table:table-cell table:style-name="ce5" office:value-type="float" office:value="106.06" calcext:value-type="float">
            <text:p>106.06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0.30</text:p>
          </table:table-cell>
          <table:table-cell table:style-name="ce5" office:value-type="float" office:value="20.3" calcext:value-type="float">
            <text:p>20.3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4.94</text:p>
          </table:table-cell>
          <table:table-cell table:style-name="ce5" office:value-type="float" office:value="44.94" calcext:value-type="float">
            <text:p>44.94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9.37</text:p>
          </table:table-cell>
          <table:table-cell table:style-name="ce5" office:value-type="float" office:value="99.37" calcext:value-type="float">
            <text:p>99.37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32.25</text:p>
          </table:table-cell>
          <table:table-cell table:style-name="ce5" office:value-type="float" office:value="212.25" calcext:value-type="float">
            <text:p>212.25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23.42</text:p>
          </table:table-cell>
          <table:table-cell table:style-name="ce5" office:value-type="float" office:value="443.42" calcext:value-type="float">
            <text:p>443.42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4:10.10</text:p>
          </table:table-cell>
          <table:table-cell table:style-name="ce5" office:value-type="float" office:value="850.1" calcext:value-type="float">
            <text:p>850.1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2.61</text:p>
          </table:table-cell>
          <table:table-cell table:style-name="ce5" office:value-type="float" office:value="22.61" calcext:value-type="float">
            <text:p>22.61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48.94</text:p>
          </table:table-cell>
          <table:table-cell table:style-name="ce5" office:value-type="float" office:value="48.94" calcext:value-type="float">
            <text:p>48.94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46.11</text:p>
          </table:table-cell>
          <table:table-cell table:style-name="ce5" office:value-type="float" office:value="106.11" calcext:value-type="float">
            <text:p>106.11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5.25</text:p>
          </table:table-cell>
          <table:table-cell table:style-name="ce5" office:value-type="float" office:value="25.25" calcext:value-type="float">
            <text:p>25.25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55.61</text:p>
          </table:table-cell>
          <table:table-cell table:style-name="ce5" office:value-type="float" office:value="55.61" calcext:value-type="float">
            <text:p>55.61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00.67</text:p>
          </table:table-cell>
          <table:table-cell table:style-name="ce5" office:value-type="float" office:value="120.67" calcext:value-type="float">
            <text:p>120.67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1.80</text:p>
          </table:table-cell>
          <table:table-cell table:style-name="ce5" office:value-type="float" office:value="21.8" calcext:value-type="float">
            <text:p>21.8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48.48</text:p>
          </table:table-cell>
          <table:table-cell table:style-name="ce5" office:value-type="float" office:value="48.48" calcext:value-type="float">
            <text:p>48.48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48.56</text:p>
          </table:table-cell>
          <table:table-cell table:style-name="ce5" office:value-type="float" office:value="108.56" calcext:value-type="float">
            <text:p>108.56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9.63</text:p>
          </table:table-cell>
          <table:table-cell table:style-name="ce5" office:value-type="float" office:value="109.63" calcext:value-type="float">
            <text:p>109.63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55.50</text:p>
          </table:table-cell>
          <table:table-cell table:style-name="ce5" office:value-type="float" office:value="235.5" calcext:value-type="float">
            <text:p>235.5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50.71</text:p>
          </table:table-cell>
          <table:table-cell table:style-name="ce5" office:value-type="float" office:value="50.71" calcext:value-type="float">
            <text:p>50.71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23.36</text:p>
          </table:table-cell>
          <table:table-cell table:style-name="ce5" office:value-type="float" office:value="83.36" calcext:value-type="float">
            <text:p>83.36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03.30</text:p>
          </table:table-cell>
          <table:table-cell table:style-name="ce5" office:value-type="float" office:value="183.3" calcext:value-type="float">
            <text:p>183.3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6:49.04</text:p>
          </table:table-cell>
          <table:table-cell table:style-name="ce5" office:value-type="float" office:value="409.04" calcext:value-type="float">
            <text:p>409.04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33.65</text:p>
          </table:table-cell>
          <table:table-cell table:style-name="ce5" office:value-type="float" office:value="93.65" calcext:value-type="float">
            <text:p>93.65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19.16</text:p>
          </table:table-cell>
          <table:table-cell table:style-name="ce5" office:value-type="float" office:value="199.16" calcext:value-type="float">
            <text:p>199.16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3.24</text:p>
          </table:table-cell>
          <table:table-cell table:style-name="ce5" office:value-type="float" office:value="23.24" calcext:value-type="float">
            <text:p>23.24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51.01</text:p>
          </table:table-cell>
          <table:table-cell table:style-name="ce5" office:value-type="float" office:value="51.01" calcext:value-type="float">
            <text:p>51.01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51.17</text:p>
          </table:table-cell>
          <table:table-cell table:style-name="ce5" office:value-type="float" office:value="111.17" calcext:value-type="float">
            <text:p>111.17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54.52</text:p>
          </table:table-cell>
          <table:table-cell table:style-name="ce5" office:value-type="float" office:value="234.52" calcext:value-type="float">
            <text:p>234.52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59.34</text:p>
          </table:table-cell>
          <table:table-cell table:style-name="ce5" office:value-type="float" office:value="479.34" calcext:value-type="float">
            <text:p>479.34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5:26.95</text:p>
          </table:table-cell>
          <table:table-cell table:style-name="ce5" office:value-type="float" office:value="926.95" calcext:value-type="float">
            <text:p>926.95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5.70</text:p>
          </table:table-cell>
          <table:table-cell table:style-name="ce5" office:value-type="float" office:value="25.7" calcext:value-type="float">
            <text:p>25.7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5.23</text:p>
          </table:table-cell>
          <table:table-cell table:style-name="ce5" office:value-type="float" office:value="55.23" calcext:value-type="float">
            <text:p>55.23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:00.03</text:p>
          </table:table-cell>
          <table:table-cell table:style-name="ce5" office:value-type="float" office:value="120.03" calcext:value-type="float">
            <text:p>120.03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8.80</text:p>
          </table:table-cell>
          <table:table-cell table:style-name="ce5" office:value-type="float" office:value="28.8" calcext:value-type="float">
            <text:p>28.8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1:02.36</text:p>
          </table:table-cell>
          <table:table-cell table:style-name="ce5" office:value-type="float" office:value="62.36" calcext:value-type="float">
            <text:p>62.36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14.57</text:p>
          </table:table-cell>
          <table:table-cell table:style-name="ce5" office:value-type="float" office:value="134.57" calcext:value-type="float">
            <text:p>134.57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4.38</text:p>
          </table:table-cell>
          <table:table-cell table:style-name="ce5" office:value-type="float" office:value="24.38" calcext:value-type="float">
            <text:p>24.38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55.05</text:p>
          </table:table-cell>
          <table:table-cell table:style-name="ce5" office:value-type="float" office:value="55.05" calcext:value-type="float">
            <text:p>55.05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:00.78</text:p>
          </table:table-cell>
          <table:table-cell table:style-name="ce5" office:value-type="float" office:value="120.78" calcext:value-type="float">
            <text:p>120.78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2:03.20</text:p>
          </table:table-cell>
          <table:table-cell table:style-name="ce5" office:value-type="float" office:value="123.2" calcext:value-type="float">
            <text:p>123.2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20.85</text:p>
          </table:table-cell>
          <table:table-cell table:style-name="ce5" office:value-type="float" office:value="260.85" calcext:value-type="float">
            <text:p>260.85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57.45</text:p>
          </table:table-cell>
          <table:table-cell table:style-name="ce5" office:value-type="float" office:value="57.45" calcext:value-type="float">
            <text:p>57.45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7.04</text:p>
          </table:table-cell>
          <table:table-cell table:style-name="ce5" office:value-type="float" office:value="97.04" calcext:value-type="float">
            <text:p>97.04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28.22</text:p>
          </table:table-cell>
          <table:table-cell table:style-name="ce5" office:value-type="float" office:value="208.22" calcext:value-type="float">
            <text:p>208.22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35.94</text:p>
          </table:table-cell>
          <table:table-cell table:style-name="ce5" office:value-type="float" office:value="455.94" calcext:value-type="float">
            <text:p>455.94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5.92</text:p>
          </table:table-cell>
          <table:table-cell table:style-name="ce5" office:value-type="float" office:value="105.92" calcext:value-type="float">
            <text:p>105.92</text:p>
          </table:table-cell>
          <table:table-cell table:number-columns-repeated="1015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45.56</text:p>
          </table:table-cell>
          <table:table-cell table:style-name="ce5" office:value-type="float" office:value="225.56" calcext:value-type="float">
            <text:p>225.56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0.91</text:p>
          </table:table-cell>
          <table:table-cell table:style-name="ce5" office:value-type="float" office:value="20.91" calcext:value-type="float">
            <text:p>20.91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6.91</text:p>
          </table:table-cell>
          <table:table-cell table:style-name="ce5" office:value-type="float" office:value="46.91" calcext:value-type="float">
            <text:p>46.91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42.00</text:p>
          </table:table-cell>
          <table:table-cell table:style-name="ce5" office:value-type="float" office:value="102" calcext:value-type="float">
            <text:p>102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40.07</text:p>
          </table:table-cell>
          <table:table-cell table:style-name="ce5" office:value-type="float" office:value="220.07" calcext:value-type="float">
            <text:p>220.07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32.12</text:p>
          </table:table-cell>
          <table:table-cell table:style-name="ce5" office:value-type="float" office:value="452.12" calcext:value-type="float">
            <text:p>452.12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4:31.02</text:p>
          </table:table-cell>
          <table:table-cell table:style-name="ce5" office:value-type="float" office:value="871.02" calcext:value-type="float">
            <text:p>871.02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4.04</text:p>
          </table:table-cell>
          <table:table-cell table:style-name="ce5" office:value-type="float" office:value="24.04" calcext:value-type="float">
            <text:p>24.04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1.94</text:p>
          </table:table-cell>
          <table:table-cell table:style-name="ce5" office:value-type="float" office:value="51.94" calcext:value-type="float">
            <text:p>51.94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51.92</text:p>
          </table:table-cell>
          <table:table-cell table:style-name="ce5" office:value-type="float" office:value="111.92" calcext:value-type="float">
            <text:p>111.92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float" office:value="26.67" calcext:value-type="float">
            <text:p>26.67</text:p>
          </table:table-cell>
          <table:table-cell table:style-name="ce5" office:value-type="float" office:value="26.67" calcext:value-type="float">
            <text:p>26.67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58.46</text:p>
          </table:table-cell>
          <table:table-cell table:style-name="ce5" office:value-type="float" office:value="58.46" calcext:value-type="float">
            <text:p>58.46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07.01</text:p>
          </table:table-cell>
          <table:table-cell table:style-name="ce5" office:value-type="float" office:value="127.01" calcext:value-type="float">
            <text:p>127.01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2.43</text:p>
          </table:table-cell>
          <table:table-cell table:style-name="ce5" office:value-type="float" office:value="22.43" calcext:value-type="float">
            <text:p>22.43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49.82</text:p>
          </table:table-cell>
          <table:table-cell table:style-name="ce5" office:value-type="float" office:value="49.82" calcext:value-type="float">
            <text:p>49.82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51.51</text:p>
          </table:table-cell>
          <table:table-cell table:style-name="ce5" office:value-type="float" office:value="111.51" calcext:value-type="float">
            <text:p>111.51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54.00</text:p>
          </table:table-cell>
          <table:table-cell table:style-name="ce5" office:value-type="float" office:value="114" calcext:value-type="float">
            <text:p>114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03.84</text:p>
          </table:table-cell>
          <table:table-cell table:style-name="ce5" office:value-type="float" office:value="243.84" calcext:value-type="float">
            <text:p>243.84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08.24</text:p>
          </table:table-cell>
          <table:table-cell table:style-name="ce5" office:value-type="float" office:value="188.24" calcext:value-type="float">
            <text:p>188.24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6:58.55</text:p>
          </table:table-cell>
          <table:table-cell table:style-name="ce5" office:value-type="float" office:value="418.55" calcext:value-type="float">
            <text:p>418.55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27.28</text:p>
          </table:table-cell>
          <table:table-cell table:style-name="ce5" office:value-type="float" office:value="207.28" calcext:value-type="float">
            <text:p>207.28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24.85</text:p>
          </table:table-cell>
          <table:table-cell table:style-name="ce5" office:value-type="float" office:value="84.85" calcext:value-type="float">
            <text:p>84.85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33.43</text:p>
          </table:table-cell>
          <table:table-cell table:style-name="ce5" office:value-type="float" office:value="93.43" calcext:value-type="float">
            <text:p>93.43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3.73</text:p>
          </table:table-cell>
          <table:table-cell table:style-name="ce5" office:value-type="float" office:value="23.73" calcext:value-type="float">
            <text:p>23.73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52.07</text:p>
          </table:table-cell>
          <table:table-cell table:style-name="ce5" office:value-type="float" office:value="52.07" calcext:value-type="float">
            <text:p>52.07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52.98</text:p>
          </table:table-cell>
          <table:table-cell table:style-name="ce5" office:value-type="float" office:value="112.98" calcext:value-type="float">
            <text:p>112.98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58.37</text:p>
          </table:table-cell>
          <table:table-cell table:style-name="ce5" office:value-type="float" office:value="238.37" calcext:value-type="float">
            <text:p>238.37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8:11.00</text:p>
          </table:table-cell>
          <table:table-cell table:style-name="ce5" office:value-type="float" office:value="491" calcext:value-type="float">
            <text:p>491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5:28.36</text:p>
          </table:table-cell>
          <table:table-cell table:style-name="ce5" office:value-type="float" office:value="928.36" calcext:value-type="float">
            <text:p>928.36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7.06</text:p>
          </table:table-cell>
          <table:table-cell table:style-name="ce5" office:value-type="float" office:value="27.06" calcext:value-type="float">
            <text:p>27.06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8.12</text:p>
          </table:table-cell>
          <table:table-cell table:style-name="ce5" office:value-type="float" office:value="58.12" calcext:value-type="float">
            <text:p>58.12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:04.06</text:p>
          </table:table-cell>
          <table:table-cell table:style-name="ce5" office:value-type="float" office:value="124.06" calcext:value-type="float">
            <text:p>124.06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9.48</text:p>
          </table:table-cell>
          <table:table-cell table:style-name="ce5" office:value-type="float" office:value="29.48" calcext:value-type="float">
            <text:p>29.48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1:04.35</text:p>
          </table:table-cell>
          <table:table-cell table:style-name="ce5" office:value-type="float" office:value="64.35" calcext:value-type="float">
            <text:p>64.35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19.11</text:p>
          </table:table-cell>
          <table:table-cell table:style-name="ce5" office:value-type="float" office:value="139.11" calcext:value-type="float">
            <text:p>139.11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float" office:value="24.43" calcext:value-type="float">
            <text:p>24.43</text:p>
          </table:table-cell>
          <table:table-cell table:style-name="ce5" office:value-type="float" office:value="24.43" calcext:value-type="float">
            <text:p>24.43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55.98</text:p>
          </table:table-cell>
          <table:table-cell table:style-name="ce5" office:value-type="float" office:value="55.98" calcext:value-type="float">
            <text:p>55.98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:01.81</text:p>
          </table:table-cell>
          <table:table-cell table:style-name="ce5" office:value-type="float" office:value="121.81" calcext:value-type="float">
            <text:p>121.81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2:06.15</text:p>
          </table:table-cell>
          <table:table-cell table:style-name="ce5" office:value-type="float" office:value="126.15" calcext:value-type="float">
            <text:p>126.15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28.43</text:p>
          </table:table-cell>
          <table:table-cell table:style-name="ce5" office:value-type="float" office:value="268.43" calcext:value-type="float">
            <text:p>268.43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30.98</text:p>
          </table:table-cell>
          <table:table-cell table:style-name="ce5" office:value-type="float" office:value="210.98" calcext:value-type="float">
            <text:p>210.98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42.08</text:p>
          </table:table-cell>
          <table:table-cell table:style-name="ce5" office:value-type="float" office:value="462.08" calcext:value-type="float">
            <text:p>462.08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52.05</text:p>
          </table:table-cell>
          <table:table-cell table:style-name="ce5" office:value-type="float" office:value="232.05" calcext:value-type="float">
            <text:p>232.05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6.60</text:p>
          </table:table-cell>
          <table:table-cell table:style-name="ce5" office:value-type="float" office:value="96.6" calcext:value-type="float">
            <text:p>96.6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6.24</text:p>
          </table:table-cell>
          <table:table-cell table:style-name="ce5" office:value-type="float" office:value="106.24" calcext:value-type="float">
            <text:p>106.24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0.26</text:p>
          </table:table-cell>
          <table:table-cell table:style-name="ce5" office:value-type="float" office:value="20.26" calcext:value-type="float">
            <text:p>20.26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4.94</text:p>
          </table:table-cell>
          <table:table-cell table:style-name="ce5" office:value-type="float" office:value="44.94" calcext:value-type="float">
            <text:p>44.94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9.37</text:p>
          </table:table-cell>
          <table:table-cell table:style-name="ce5" office:value-type="float" office:value="99.37" calcext:value-type="float">
            <text:p>99.37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32.25</text:p>
          </table:table-cell>
          <table:table-cell table:style-name="ce5" office:value-type="float" office:value="212.25" calcext:value-type="float">
            <text:p>212.25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23.42</text:p>
          </table:table-cell>
          <table:table-cell table:style-name="ce5" office:value-type="float" office:value="443.42" calcext:value-type="float">
            <text:p>443.42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4:10.10</text:p>
          </table:table-cell>
          <table:table-cell table:style-name="ce5" office:value-type="float" office:value="850.1" calcext:value-type="float">
            <text:p>850.1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2.22</text:p>
          </table:table-cell>
          <table:table-cell table:style-name="ce5" office:value-type="float" office:value="22.22" calcext:value-type="float">
            <text:p>22.22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48.94</text:p>
          </table:table-cell>
          <table:table-cell table:style-name="ce5" office:value-type="float" office:value="48.94" calcext:value-type="float">
            <text:p>48.94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46.11</text:p>
          </table:table-cell>
          <table:table-cell table:style-name="ce5" office:value-type="float" office:value="106.11" calcext:value-type="float">
            <text:p>106.11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5.25</text:p>
          </table:table-cell>
          <table:table-cell table:style-name="ce5" office:value-type="float" office:value="25.25" calcext:value-type="float">
            <text:p>25.25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55.61</text:p>
          </table:table-cell>
          <table:table-cell table:style-name="ce5" office:value-type="float" office:value="55.61" calcext:value-type="float">
            <text:p>55.61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00.48</text:p>
          </table:table-cell>
          <table:table-cell table:style-name="ce5" office:value-type="float" office:value="120.48" calcext:value-type="float">
            <text:p>120.48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1.80</text:p>
          </table:table-cell>
          <table:table-cell table:style-name="ce5" office:value-type="float" office:value="21.8" calcext:value-type="float">
            <text:p>21.8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48.44</text:p>
          </table:table-cell>
          <table:table-cell table:style-name="ce5" office:value-type="float" office:value="48.44" calcext:value-type="float">
            <text:p>48.44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48.56</text:p>
          </table:table-cell>
          <table:table-cell table:style-name="ce5" office:value-type="float" office:value="108.56" calcext:value-type="float">
            <text:p>108.56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9.63</text:p>
          </table:table-cell>
          <table:table-cell table:style-name="ce5" office:value-type="float" office:value="109.63" calcext:value-type="float">
            <text:p>109.63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55.50</text:p>
          </table:table-cell>
          <table:table-cell table:style-name="ce5" office:value-type="float" office:value="235.5" calcext:value-type="float">
            <text:p>235.5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50.66</text:p>
          </table:table-cell>
          <table:table-cell table:style-name="ce5" office:value-type="float" office:value="50.66" calcext:value-type="float">
            <text:p>50.66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22.60</text:p>
          </table:table-cell>
          <table:table-cell table:style-name="ce5" office:value-type="float" office:value="82.6" calcext:value-type="float">
            <text:p>82.6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03.30</text:p>
          </table:table-cell>
          <table:table-cell table:style-name="ce5" office:value-type="float" office:value="183.3" calcext:value-type="float">
            <text:p>183.3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6:49.04</text:p>
          </table:table-cell>
          <table:table-cell table:style-name="ce5" office:value-type="float" office:value="409.04" calcext:value-type="float">
            <text:p>409.04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table:style-name="ce9" office:value-type="string" calcext:value-type="string">
            <text:p>1:30.51</text:p>
          </table:table-cell>
          <table:table-cell table:style-name="ce5" office:value-type="float" office:value="90.51" calcext:value-type="float">
            <text:p>90.51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19.16</text:p>
          </table:table-cell>
          <table:table-cell table:style-name="ce5" office:value-type="float" office:value="199.16" calcext:value-type="float">
            <text:p>199.16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3.24</text:p>
          </table:table-cell>
          <table:table-cell table:style-name="ce5" office:value-type="float" office:value="23.24" calcext:value-type="float">
            <text:p>23.24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51.01</text:p>
          </table:table-cell>
          <table:table-cell table:style-name="ce5" office:value-type="float" office:value="51.01" calcext:value-type="float">
            <text:p>51.01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50.78</text:p>
          </table:table-cell>
          <table:table-cell table:style-name="ce5" office:value-type="float" office:value="110.78" calcext:value-type="float">
            <text:p>110.78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54.52</text:p>
          </table:table-cell>
          <table:table-cell table:style-name="ce5" office:value-type="float" office:value="234.52" calcext:value-type="float">
            <text:p>234.52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59.34</text:p>
          </table:table-cell>
          <table:table-cell table:style-name="ce5" office:value-type="float" office:value="479.34" calcext:value-type="float">
            <text:p>479.34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5:19.71</text:p>
          </table:table-cell>
          <table:table-cell table:style-name="ce5" office:value-type="float" office:value="919.71" calcext:value-type="float">
            <text:p>919.71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5.67</text:p>
          </table:table-cell>
          <table:table-cell table:style-name="ce5" office:value-type="float" office:value="25.67" calcext:value-type="float">
            <text:p>25.67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5.03</text:p>
          </table:table-cell>
          <table:table-cell table:style-name="ce5" office:value-type="float" office:value="55.03" calcext:value-type="float">
            <text:p>55.03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59.23</text:p>
          </table:table-cell>
          <table:table-cell table:style-name="ce5" office:value-type="float" office:value="119.23" calcext:value-type="float">
            <text:p>119.23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8.80</text:p>
          </table:table-cell>
          <table:table-cell table:style-name="ce5" office:value-type="float" office:value="28.8" calcext:value-type="float">
            <text:p>28.8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1:02.36</text:p>
          </table:table-cell>
          <table:table-cell table:style-name="ce5" office:value-type="float" office:value="62.36" calcext:value-type="float">
            <text:p>62.36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14.57</text:p>
          </table:table-cell>
          <table:table-cell table:style-name="ce5" office:value-type="float" office:value="134.57" calcext:value-type="float">
            <text:p>134.57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4.38</text:p>
          </table:table-cell>
          <table:table-cell table:style-name="ce5" office:value-type="float" office:value="24.38" calcext:value-type="float">
            <text:p>24.38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54.61</text:p>
          </table:table-cell>
          <table:table-cell table:style-name="ce5" office:value-type="float" office:value="54.61" calcext:value-type="float">
            <text:p>54.61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59.61</text:p>
          </table:table-cell>
          <table:table-cell table:style-name="ce5" office:value-type="float" office:value="119.61" calcext:value-type="float">
            <text:p>119.61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2:01.86</text:p>
          </table:table-cell>
          <table:table-cell table:style-name="ce5" office:value-type="float" office:value="121.86" calcext:value-type="float">
            <text:p>121.86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19.86</text:p>
          </table:table-cell>
          <table:table-cell table:style-name="ce5" office:value-type="float" office:value="259.86" calcext:value-type="float">
            <text:p>259.86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56.70</text:p>
          </table:table-cell>
          <table:table-cell table:style-name="ce5" office:value-type="float" office:value="56.7" calcext:value-type="float">
            <text:p>56.7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4.24</text:p>
          </table:table-cell>
          <table:table-cell table:style-name="ce5" office:value-type="float" office:value="94.24" calcext:value-type="float">
            <text:p>94.24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26.53</text:p>
          </table:table-cell>
          <table:table-cell table:style-name="ce5" office:value-type="float" office:value="206.53" calcext:value-type="float">
            <text:p>206.53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32.85</text:p>
          </table:table-cell>
          <table:table-cell table:style-name="ce5" office:value-type="float" office:value="452.85" calcext:value-type="float">
            <text:p>452.85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4.04</text:p>
          </table:table-cell>
          <table:table-cell table:style-name="ce5" office:value-type="float" office:value="104.04" calcext:value-type="float">
            <text:p>104.04</text:p>
          </table:table-cell>
          <table:table-cell table:number-columns-repeated="1015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45.56</text:p>
          </table:table-cell>
          <table:table-cell table:style-name="ce5" office:value-type="float" office:value="225.56" calcext:value-type="float">
            <text:p>225.56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0.91</text:p>
          </table:table-cell>
          <table:table-cell table:style-name="ce5" office:value-type="float" office:value="20.91" calcext:value-type="float">
            <text:p>20.91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6.91</text:p>
          </table:table-cell>
          <table:table-cell table:style-name="ce5" office:value-type="float" office:value="46.91" calcext:value-type="float">
            <text:p>46.91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42.00</text:p>
          </table:table-cell>
          <table:table-cell table:style-name="ce5" office:value-type="float" office:value="102" calcext:value-type="float">
            <text:p>102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40.07</text:p>
          </table:table-cell>
          <table:table-cell table:style-name="ce5" office:value-type="float" office:value="220.07" calcext:value-type="float">
            <text:p>220.07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32.12</text:p>
          </table:table-cell>
          <table:table-cell table:style-name="ce5" office:value-type="float" office:value="452.12" calcext:value-type="float">
            <text:p>452.12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4:31.02</text:p>
          </table:table-cell>
          <table:table-cell table:style-name="ce5" office:value-type="float" office:value="871.02" calcext:value-type="float">
            <text:p>871.02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4.04</text:p>
          </table:table-cell>
          <table:table-cell table:style-name="ce5" office:value-type="float" office:value="24.04" calcext:value-type="float">
            <text:p>24.04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1.94</text:p>
          </table:table-cell>
          <table:table-cell table:style-name="ce5" office:value-type="float" office:value="51.94" calcext:value-type="float">
            <text:p>51.94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51.92</text:p>
          </table:table-cell>
          <table:table-cell table:style-name="ce5" office:value-type="float" office:value="111.92" calcext:value-type="float">
            <text:p>111.92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6.42</text:p>
          </table:table-cell>
          <table:table-cell table:style-name="ce5" office:value-type="float" office:value="26.42" calcext:value-type="float">
            <text:p>26.42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57.92</text:p>
          </table:table-cell>
          <table:table-cell table:style-name="ce5" office:value-type="float" office:value="57.92" calcext:value-type="float">
            <text:p>57.92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07.01</text:p>
          </table:table-cell>
          <table:table-cell table:style-name="ce5" office:value-type="float" office:value="127.01" calcext:value-type="float">
            <text:p>127.01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2.43</text:p>
          </table:table-cell>
          <table:table-cell table:style-name="ce5" office:value-type="float" office:value="22.43" calcext:value-type="float">
            <text:p>22.43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49.82</text:p>
          </table:table-cell>
          <table:table-cell table:style-name="ce5" office:value-type="float" office:value="49.82" calcext:value-type="float">
            <text:p>49.82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51.51</text:p>
          </table:table-cell>
          <table:table-cell table:style-name="ce5" office:value-type="float" office:value="111.51" calcext:value-type="float">
            <text:p>111.51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54.00</text:p>
          </table:table-cell>
          <table:table-cell table:style-name="ce5" office:value-type="float" office:value="114" calcext:value-type="float">
            <text:p>114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03.84</text:p>
          </table:table-cell>
          <table:table-cell table:style-name="ce5" office:value-type="float" office:value="243.84" calcext:value-type="float">
            <text:p>243.84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08.24</text:p>
          </table:table-cell>
          <table:table-cell table:style-name="ce5" office:value-type="float" office:value="188.24" calcext:value-type="float">
            <text:p>188.24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6:58.55</text:p>
          </table:table-cell>
          <table:table-cell table:style-name="ce5" office:value-type="float" office:value="418.55" calcext:value-type="float">
            <text:p>418.55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27.28</text:p>
          </table:table-cell>
          <table:table-cell table:style-name="ce5" office:value-type="float" office:value="207.28" calcext:value-type="float">
            <text:p>207.28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24.85</text:p>
          </table:table-cell>
          <table:table-cell table:style-name="ce5" office:value-type="float" office:value="84.85" calcext:value-type="float">
            <text:p>84.85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33.43</text:p>
          </table:table-cell>
          <table:table-cell table:style-name="ce5" office:value-type="float" office:value="93.43" calcext:value-type="float">
            <text:p>93.43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3.73</text:p>
          </table:table-cell>
          <table:table-cell table:style-name="ce5" office:value-type="float" office:value="23.73" calcext:value-type="float">
            <text:p>23.73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52.07</text:p>
          </table:table-cell>
          <table:table-cell table:style-name="ce5" office:value-type="float" office:value="52.07" calcext:value-type="float">
            <text:p>52.07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52.98</text:p>
          </table:table-cell>
          <table:table-cell table:style-name="ce5" office:value-type="float" office:value="112.98" calcext:value-type="float">
            <text:p>112.98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58.37</text:p>
          </table:table-cell>
          <table:table-cell table:style-name="ce5" office:value-type="float" office:value="238.37" calcext:value-type="float">
            <text:p>238.37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8:07.39</text:p>
          </table:table-cell>
          <table:table-cell table:style-name="ce5" office:value-type="float" office:value="487.39" calcext:value-type="float">
            <text:p>487.39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5:25.48</text:p>
          </table:table-cell>
          <table:table-cell table:style-name="ce5" office:value-type="float" office:value="925.48" calcext:value-type="float">
            <text:p>925.48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7.06</text:p>
          </table:table-cell>
          <table:table-cell table:style-name="ce5" office:value-type="float" office:value="27.06" calcext:value-type="float">
            <text:p>27.06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8.12</text:p>
          </table:table-cell>
          <table:table-cell table:style-name="ce5" office:value-type="float" office:value="58.12" calcext:value-type="float">
            <text:p>58.12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:04.06</text:p>
          </table:table-cell>
          <table:table-cell table:style-name="ce5" office:value-type="float" office:value="124.06" calcext:value-type="float">
            <text:p>124.06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9.48</text:p>
          </table:table-cell>
          <table:table-cell table:style-name="ce5" office:value-type="float" office:value="29.48" calcext:value-type="float">
            <text:p>29.48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1:04.35</text:p>
          </table:table-cell>
          <table:table-cell table:style-name="ce5" office:value-type="float" office:value="64.35" calcext:value-type="float">
            <text:p>64.35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19.11</text:p>
          </table:table-cell>
          <table:table-cell table:style-name="ce5" office:value-type="float" office:value="139.11" calcext:value-type="float">
            <text:p>139.11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4.43</text:p>
          </table:table-cell>
          <table:table-cell table:style-name="ce5" office:value-type="float" office:value="24.43" calcext:value-type="float">
            <text:p>24.43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55.64</text:p>
          </table:table-cell>
          <table:table-cell table:style-name="ce5" office:value-type="float" office:value="55.64" calcext:value-type="float">
            <text:p>55.64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:01.81</text:p>
          </table:table-cell>
          <table:table-cell table:style-name="ce5" office:value-type="float" office:value="121.81" calcext:value-type="float">
            <text:p>121.81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2:06.12</text:p>
          </table:table-cell>
          <table:table-cell table:style-name="ce5" office:value-type="float" office:value="126.12" calcext:value-type="float">
            <text:p>126.12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28.43</text:p>
          </table:table-cell>
          <table:table-cell table:style-name="ce5" office:value-type="float" office:value="268.43" calcext:value-type="float">
            <text:p>268.43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30.98</text:p>
          </table:table-cell>
          <table:table-cell table:style-name="ce5" office:value-type="float" office:value="210.98" calcext:value-type="float">
            <text:p>210.98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42.08</text:p>
          </table:table-cell>
          <table:table-cell table:style-name="ce5" office:value-type="float" office:value="462.08" calcext:value-type="float">
            <text:p>462.08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52.05</text:p>
          </table:table-cell>
          <table:table-cell table:style-name="ce5" office:value-type="float" office:value="232.05" calcext:value-type="float">
            <text:p>232.05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6.60</text:p>
          </table:table-cell>
          <table:table-cell table:style-name="ce5" office:value-type="float" office:value="96.6" calcext:value-type="float">
            <text:p>96.6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6.24</text:p>
          </table:table-cell>
          <table:table-cell table:style-name="ce5" office:value-type="float" office:value="106.24" calcext:value-type="float">
            <text:p>106.24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0.26</text:p>
          </table:table-cell>
          <table:table-cell table:style-name="ce5" office:value-type="float" office:value="20.26" calcext:value-type="float">
            <text:p>20.26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4.94</text:p>
          </table:table-cell>
          <table:table-cell table:style-name="ce5" office:value-type="float" office:value="44.94" calcext:value-type="float">
            <text:p>44.94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9.37</text:p>
          </table:table-cell>
          <table:table-cell table:style-name="ce5" office:value-type="float" office:value="99.37" calcext:value-type="float">
            <text:p>99.37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32.25</text:p>
          </table:table-cell>
          <table:table-cell table:style-name="ce5" office:value-type="float" office:value="212.25" calcext:value-type="float">
            <text:p>212.25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23.42</text:p>
          </table:table-cell>
          <table:table-cell table:style-name="ce5" office:value-type="float" office:value="443.42" calcext:value-type="float">
            <text:p>443.42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4:08.06</text:p>
          </table:table-cell>
          <table:table-cell table:style-name="ce5" office:value-type="float" office:value="848.06" calcext:value-type="float">
            <text:p>848.06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2.22</text:p>
          </table:table-cell>
          <table:table-cell table:style-name="ce5" office:value-type="float" office:value="22.22" calcext:value-type="float">
            <text:p>22.22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48.92</text:p>
          </table:table-cell>
          <table:table-cell table:style-name="ce5" office:value-type="float" office:value="48.92" calcext:value-type="float">
            <text:p>48.92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45.63</text:p>
          </table:table-cell>
          <table:table-cell table:style-name="ce5" office:value-type="float" office:value="105.63" calcext:value-type="float">
            <text:p>105.63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5.25</text:p>
          </table:table-cell>
          <table:table-cell table:style-name="ce5" office:value-type="float" office:value="25.25" calcext:value-type="float">
            <text:p>25.25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55.61</text:p>
          </table:table-cell>
          <table:table-cell table:style-name="ce5" office:value-type="float" office:value="55.61" calcext:value-type="float">
            <text:p>55.61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00.48</text:p>
          </table:table-cell>
          <table:table-cell table:style-name="ce5" office:value-type="float" office:value="120.48" calcext:value-type="float">
            <text:p>120.48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1.80</text:p>
          </table:table-cell>
          <table:table-cell table:style-name="ce5" office:value-type="float" office:value="21.8" calcext:value-type="float">
            <text:p>21.8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48.44</text:p>
          </table:table-cell>
          <table:table-cell table:style-name="ce5" office:value-type="float" office:value="48.44" calcext:value-type="float">
            <text:p>48.44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48.56</text:p>
          </table:table-cell>
          <table:table-cell table:style-name="ce5" office:value-type="float" office:value="108.56" calcext:value-type="float">
            <text:p>108.56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9.63</text:p>
          </table:table-cell>
          <table:table-cell table:style-name="ce5" office:value-type="float" office:value="109.63" calcext:value-type="float">
            <text:p>109.63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55.50</text:p>
          </table:table-cell>
          <table:table-cell table:style-name="ce5" office:value-type="float" office:value="235.5" calcext:value-type="float">
            <text:p>235.5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50.66</text:p>
          </table:table-cell>
          <table:table-cell table:style-name="ce5" office:value-type="float" office:value="50.66" calcext:value-type="float">
            <text:p>50.66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22.60</text:p>
          </table:table-cell>
          <table:table-cell table:style-name="ce5" office:value-type="float" office:value="82.6" calcext:value-type="float">
            <text:p>82.6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03.30</text:p>
          </table:table-cell>
          <table:table-cell table:style-name="ce5" office:value-type="float" office:value="183.3" calcext:value-type="float">
            <text:p>183.3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6:49.04</text:p>
          </table:table-cell>
          <table:table-cell table:style-name="ce5" office:value-type="float" office:value="409.04" calcext:value-type="float">
            <text:p>409.04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30.51</text:p>
          </table:table-cell>
          <table:table-cell table:style-name="ce5" office:value-type="float" office:value="90.51" calcext:value-type="float">
            <text:p>90.51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19.16</text:p>
          </table:table-cell>
          <table:table-cell table:style-name="ce5" office:value-type="float" office:value="199.16" calcext:value-type="float">
            <text:p>199.16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3.24</text:p>
          </table:table-cell>
          <table:table-cell table:style-name="ce5" office:value-type="float" office:value="23.24" calcext:value-type="float">
            <text:p>23.24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50.91</text:p>
          </table:table-cell>
          <table:table-cell table:style-name="ce5" office:value-type="float" office:value="50.91" calcext:value-type="float">
            <text:p>50.91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50.78</text:p>
          </table:table-cell>
          <table:table-cell table:style-name="ce5" office:value-type="float" office:value="110.78" calcext:value-type="float">
            <text:p>110.78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54.52</text:p>
          </table:table-cell>
          <table:table-cell table:style-name="ce5" office:value-type="float" office:value="234.52" calcext:value-type="float">
            <text:p>234.52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59.34</text:p>
          </table:table-cell>
          <table:table-cell table:style-name="ce5" office:value-type="float" office:value="479.34" calcext:value-type="float">
            <text:p>479.34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5:19.71</text:p>
          </table:table-cell>
          <table:table-cell table:style-name="ce5" office:value-type="float" office:value="919.71" calcext:value-type="float">
            <text:p>919.71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5.67</text:p>
          </table:table-cell>
          <table:table-cell table:style-name="ce5" office:value-type="float" office:value="25.67" calcext:value-type="float">
            <text:p>25.67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5.03</text:p>
          </table:table-cell>
          <table:table-cell table:style-name="ce5" office:value-type="float" office:value="55.03" calcext:value-type="float">
            <text:p>55.03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59.23</text:p>
          </table:table-cell>
          <table:table-cell table:style-name="ce5" office:value-type="float" office:value="119.23" calcext:value-type="float">
            <text:p>119.23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8.80</text:p>
          </table:table-cell>
          <table:table-cell table:style-name="ce5" office:value-type="float" office:value="28.8" calcext:value-type="float">
            <text:p>28.8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1:02.36</text:p>
          </table:table-cell>
          <table:table-cell table:style-name="ce5" office:value-type="float" office:value="62.36" calcext:value-type="float">
            <text:p>62.36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14.57</text:p>
          </table:table-cell>
          <table:table-cell table:style-name="ce5" office:value-type="float" office:value="134.57" calcext:value-type="float">
            <text:p>134.57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4.38</text:p>
          </table:table-cell>
          <table:table-cell table:style-name="ce5" office:value-type="float" office:value="24.38" calcext:value-type="float">
            <text:p>24.38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54.61</text:p>
          </table:table-cell>
          <table:table-cell table:style-name="ce5" office:value-type="float" office:value="54.61" calcext:value-type="float">
            <text:p>54.61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59.61</text:p>
          </table:table-cell>
          <table:table-cell table:style-name="ce5" office:value-type="float" office:value="119.61" calcext:value-type="float">
            <text:p>119.61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2:01.86</text:p>
          </table:table-cell>
          <table:table-cell table:style-name="ce5" office:value-type="float" office:value="121.86" calcext:value-type="float">
            <text:p>121.86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19.46</text:p>
          </table:table-cell>
          <table:table-cell table:style-name="ce5" office:value-type="float" office:value="259.46" calcext:value-type="float">
            <text:p>259.46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56.67</text:p>
          </table:table-cell>
          <table:table-cell table:style-name="ce5" office:value-type="float" office:value="56.67" calcext:value-type="float">
            <text:p>56.67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4.24</text:p>
          </table:table-cell>
          <table:table-cell table:style-name="ce5" office:value-type="float" office:value="94.24" calcext:value-type="float">
            <text:p>94.24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26.53</text:p>
          </table:table-cell>
          <table:table-cell table:style-name="ce5" office:value-type="float" office:value="206.53" calcext:value-type="float">
            <text:p>206.53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32.85</text:p>
          </table:table-cell>
          <table:table-cell table:style-name="ce5" office:value-type="float" office:value="452.85" calcext:value-type="float">
            <text:p>452.85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4.04</text:p>
          </table:table-cell>
          <table:table-cell table:style-name="ce5" office:value-type="float" office:value="104.04" calcext:value-type="float">
            <text:p>104.04</text:p>
          </table:table-cell>
          <table:table-cell table:number-columns-repeated="1015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45.20</text:p>
          </table:table-cell>
          <table:table-cell table:style-name="ce5" office:value-type="float" office:value="225.2" calcext:value-type="float">
            <text:p>225.2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0.91</text:p>
          </table:table-cell>
          <table:table-cell table:style-name="ce5" office:value-type="float" office:value="20.91" calcext:value-type="float">
            <text:p>20.91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6.91</text:p>
          </table:table-cell>
          <table:table-cell table:style-name="ce5" office:value-type="float" office:value="46.91" calcext:value-type="float">
            <text:p>46.91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42.00</text:p>
          </table:table-cell>
          <table:table-cell table:style-name="ce5" office:value-type="float" office:value="102" calcext:value-type="float">
            <text:p>102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40.07</text:p>
          </table:table-cell>
          <table:table-cell table:style-name="ce5" office:value-type="float" office:value="220.07" calcext:value-type="float">
            <text:p>220.07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32.12</text:p>
          </table:table-cell>
          <table:table-cell table:style-name="ce5" office:value-type="float" office:value="452.12" calcext:value-type="float">
            <text:p>452.12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4:31.02</text:p>
          </table:table-cell>
          <table:table-cell table:style-name="ce5" office:value-type="float" office:value="871.02" calcext:value-type="float">
            <text:p>871.02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4.04</text:p>
          </table:table-cell>
          <table:table-cell table:style-name="ce5" office:value-type="float" office:value="24.04" calcext:value-type="float">
            <text:p>24.04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1.85</text:p>
          </table:table-cell>
          <table:table-cell table:style-name="ce5" office:value-type="float" office:value="51.85" calcext:value-type="float">
            <text:p>51.85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51.92</text:p>
          </table:table-cell>
          <table:table-cell table:style-name="ce5" office:value-type="float" office:value="111.92" calcext:value-type="float">
            <text:p>111.92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6.42</text:p>
          </table:table-cell>
          <table:table-cell table:style-name="ce5" office:value-type="float" office:value="26.42" calcext:value-type="float">
            <text:p>26.42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57.13</text:p>
          </table:table-cell>
          <table:table-cell table:style-name="ce5" office:value-type="float" office:value="57.13" calcext:value-type="float">
            <text:p>57.13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07.01</text:p>
          </table:table-cell>
          <table:table-cell table:style-name="ce5" office:value-type="float" office:value="127.01" calcext:value-type="float">
            <text:p>127.01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2.43</text:p>
          </table:table-cell>
          <table:table-cell table:style-name="ce5" office:value-type="float" office:value="22.43" calcext:value-type="float">
            <text:p>22.43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49.82</text:p>
          </table:table-cell>
          <table:table-cell table:style-name="ce5" office:value-type="float" office:value="49.82" calcext:value-type="float">
            <text:p>49.82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51.51</text:p>
          </table:table-cell>
          <table:table-cell table:style-name="ce5" office:value-type="float" office:value="111.51" calcext:value-type="float">
            <text:p>111.51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54.00</text:p>
          </table:table-cell>
          <table:table-cell table:style-name="ce5" office:value-type="float" office:value="114" calcext:value-type="float">
            <text:p>114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03.84</text:p>
          </table:table-cell>
          <table:table-cell table:style-name="ce5" office:value-type="float" office:value="243.84" calcext:value-type="float">
            <text:p>243.84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08.24</text:p>
          </table:table-cell>
          <table:table-cell table:style-name="ce5" office:value-type="float" office:value="188.24" calcext:value-type="float">
            <text:p>188.24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6:58.55</text:p>
          </table:table-cell>
          <table:table-cell table:style-name="ce5" office:value-type="float" office:value="418.55" calcext:value-type="float">
            <text:p>418.55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27.28</text:p>
          </table:table-cell>
          <table:table-cell table:style-name="ce5" office:value-type="float" office:value="207.28" calcext:value-type="float">
            <text:p>207.28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24.85</text:p>
          </table:table-cell>
          <table:table-cell table:style-name="ce5" office:value-type="float" office:value="84.85" calcext:value-type="float">
            <text:p>84.85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33.43</text:p>
          </table:table-cell>
          <table:table-cell table:style-name="ce5" office:value-type="float" office:value="93.43" calcext:value-type="float">
            <text:p>93.43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3.73</text:p>
          </table:table-cell>
          <table:table-cell table:style-name="ce5" office:value-type="float" office:value="23.73" calcext:value-type="float">
            <text:p>23.73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52.06</text:p>
          </table:table-cell>
          <table:table-cell table:style-name="ce5" office:value-type="float" office:value="52.06" calcext:value-type="float">
            <text:p>52.06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52.98</text:p>
          </table:table-cell>
          <table:table-cell table:style-name="ce5" office:value-type="float" office:value="112.98" calcext:value-type="float">
            <text:p>112.98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56.46</text:p>
          </table:table-cell>
          <table:table-cell table:style-name="ce5" office:value-type="float" office:value="236.46" calcext:value-type="float">
            <text:p>236.46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8:04.79</text:p>
          </table:table-cell>
          <table:table-cell table:style-name="ce5" office:value-type="float" office:value="484.79" calcext:value-type="float">
            <text:p>484.79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5:25.48</text:p>
          </table:table-cell>
          <table:table-cell table:style-name="ce5" office:value-type="float" office:value="925.48" calcext:value-type="float">
            <text:p>925.48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7.06</text:p>
          </table:table-cell>
          <table:table-cell table:style-name="ce5" office:value-type="float" office:value="27.06" calcext:value-type="float">
            <text:p>27.06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8.12</text:p>
          </table:table-cell>
          <table:table-cell table:style-name="ce5" office:value-type="float" office:value="58.12" calcext:value-type="float">
            <text:p>58.12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:04.06</text:p>
          </table:table-cell>
          <table:table-cell table:style-name="ce5" office:value-type="float" office:value="124.06" calcext:value-type="float">
            <text:p>124.06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9.48</text:p>
          </table:table-cell>
          <table:table-cell table:style-name="ce5" office:value-type="float" office:value="29.48" calcext:value-type="float">
            <text:p>29.48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1:04.35</text:p>
          </table:table-cell>
          <table:table-cell table:style-name="ce5" office:value-type="float" office:value="64.35" calcext:value-type="float">
            <text:p>64.35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19.11</text:p>
          </table:table-cell>
          <table:table-cell table:style-name="ce5" office:value-type="float" office:value="139.11" calcext:value-type="float">
            <text:p>139.11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4.43</text:p>
          </table:table-cell>
          <table:table-cell table:style-name="ce5" office:value-type="float" office:value="24.43" calcext:value-type="float">
            <text:p>24.43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float" office:value="55.48" calcext:value-type="float">
            <text:p>55.48</text:p>
          </table:table-cell>
          <table:table-cell table:style-name="ce5" office:value-type="float" office:value="55.48" calcext:value-type="float">
            <text:p>55.48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:01.81</text:p>
          </table:table-cell>
          <table:table-cell table:style-name="ce5" office:value-type="float" office:value="121.81" calcext:value-type="float">
            <text:p>121.81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2:06.12</text:p>
          </table:table-cell>
          <table:table-cell table:style-name="ce5" office:value-type="float" office:value="126.12" calcext:value-type="float">
            <text:p>126.12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26.36</text:p>
          </table:table-cell>
          <table:table-cell table:style-name="ce5" office:value-type="float" office:value="266.36" calcext:value-type="float">
            <text:p>266.36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30.65</text:p>
          </table:table-cell>
          <table:table-cell table:style-name="ce5" office:value-type="float" office:value="210.65" calcext:value-type="float">
            <text:p>210.65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42.08</text:p>
          </table:table-cell>
          <table:table-cell table:style-name="ce5" office:value-type="float" office:value="462.08" calcext:value-type="float">
            <text:p>462.08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52.05</text:p>
          </table:table-cell>
          <table:table-cell table:style-name="ce5" office:value-type="float" office:value="232.05" calcext:value-type="float">
            <text:p>232.05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6.53</text:p>
          </table:table-cell>
          <table:table-cell table:style-name="ce5" office:value-type="float" office:value="96.53" calcext:value-type="float">
            <text:p>96.53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6.33</text:p>
          </table:table-cell>
          <table:table-cell table:style-name="ce5" office:value-type="float" office:value="106.33" calcext:value-type="float">
            <text:p>106.33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0.26</text:p>
          </table:table-cell>
          <table:table-cell table:style-name="ce5" office:value-type="float" office:value="20.26" calcext:value-type="float">
            <text:p>20.26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4.94</text:p>
          </table:table-cell>
          <table:table-cell table:style-name="ce5" office:value-type="float" office:value="44.94" calcext:value-type="float">
            <text:p>44.94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9.37</text:p>
          </table:table-cell>
          <table:table-cell table:style-name="ce5" office:value-type="float" office:value="99.37" calcext:value-type="float">
            <text:p>99.37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32.25</text:p>
          </table:table-cell>
          <table:table-cell table:style-name="ce5" office:value-type="float" office:value="212.25" calcext:value-type="float">
            <text:p>212.25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23.42</text:p>
          </table:table-cell>
          <table:table-cell table:style-name="ce5" office:value-type="float" office:value="443.42" calcext:value-type="float">
            <text:p>443.42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4:08.06</text:p>
          </table:table-cell>
          <table:table-cell table:style-name="ce5" office:value-type="float" office:value="848.06" calcext:value-type="float">
            <text:p>848.06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2.22</text:p>
          </table:table-cell>
          <table:table-cell table:style-name="ce5" office:value-type="float" office:value="22.22" calcext:value-type="float">
            <text:p>22.22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48.92</text:p>
          </table:table-cell>
          <table:table-cell table:style-name="ce5" office:value-type="float" office:value="48.92" calcext:value-type="float">
            <text:p>48.92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45.63</text:p>
          </table:table-cell>
          <table:table-cell table:style-name="ce5" office:value-type="float" office:value="105.63" calcext:value-type="float">
            <text:p>105.63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5.25</text:p>
          </table:table-cell>
          <table:table-cell table:style-name="ce5" office:value-type="float" office:value="25.25" calcext:value-type="float">
            <text:p>25.25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55.61</text:p>
          </table:table-cell>
          <table:table-cell table:style-name="ce5" office:value-type="float" office:value="55.61" calcext:value-type="float">
            <text:p>55.61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00.44</text:p>
          </table:table-cell>
          <table:table-cell table:style-name="ce5" office:value-type="float" office:value="120.44" calcext:value-type="float">
            <text:p>120.44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1.80</text:p>
          </table:table-cell>
          <table:table-cell table:style-name="ce5" office:value-type="float" office:value="21.8" calcext:value-type="float">
            <text:p>21.8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48.08</text:p>
          </table:table-cell>
          <table:table-cell table:style-name="ce5" office:value-type="float" office:value="48.08" calcext:value-type="float">
            <text:p>48.08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48.56</text:p>
          </table:table-cell>
          <table:table-cell table:style-name="ce5" office:value-type="float" office:value="108.56" calcext:value-type="float">
            <text:p>108.56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9.63</text:p>
          </table:table-cell>
          <table:table-cell table:style-name="ce5" office:value-type="float" office:value="109.63" calcext:value-type="float">
            <text:p>109.63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55.50</text:p>
          </table:table-cell>
          <table:table-cell table:style-name="ce5" office:value-type="float" office:value="235.5" calcext:value-type="float">
            <text:p>235.5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50.30</text:p>
          </table:table-cell>
          <table:table-cell table:style-name="ce5" office:value-type="float" office:value="50.3" calcext:value-type="float">
            <text:p>50.3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22.60</text:p>
          </table:table-cell>
          <table:table-cell table:style-name="ce5" office:value-type="float" office:value="82.6" calcext:value-type="float">
            <text:p>82.6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03.30</text:p>
          </table:table-cell>
          <table:table-cell table:style-name="ce5" office:value-type="float" office:value="183.3" calcext:value-type="float">
            <text:p>183.3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6:49.04</text:p>
          </table:table-cell>
          <table:table-cell table:style-name="ce5" office:value-type="float" office:value="409.04" calcext:value-type="float">
            <text:p>409.04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30.51</text:p>
          </table:table-cell>
          <table:table-cell table:style-name="ce5" office:value-type="float" office:value="90.51" calcext:value-type="float">
            <text:p>90.51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19.16</text:p>
          </table:table-cell>
          <table:table-cell table:style-name="ce5" office:value-type="float" office:value="199.16" calcext:value-type="float">
            <text:p>199.16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3.24</text:p>
          </table:table-cell>
          <table:table-cell table:style-name="ce5" office:value-type="float" office:value="23.24" calcext:value-type="float">
            <text:p>23.24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50.91</text:p>
          </table:table-cell>
          <table:table-cell table:style-name="ce5" office:value-type="float" office:value="50.91" calcext:value-type="float">
            <text:p>50.91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50.78</text:p>
          </table:table-cell>
          <table:table-cell table:style-name="ce5" office:value-type="float" office:value="110.78" calcext:value-type="float">
            <text:p>110.78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54.52</text:p>
          </table:table-cell>
          <table:table-cell table:style-name="ce5" office:value-type="float" office:value="234.52" calcext:value-type="float">
            <text:p>234.52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59.34</text:p>
          </table:table-cell>
          <table:table-cell table:style-name="ce5" office:value-type="float" office:value="479.34" calcext:value-type="float">
            <text:p>479.34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5:19.71</text:p>
          </table:table-cell>
          <table:table-cell table:style-name="ce5" office:value-type="float" office:value="919.71" calcext:value-type="float">
            <text:p>919.71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5.67</text:p>
          </table:table-cell>
          <table:table-cell table:style-name="ce5" office:value-type="float" office:value="25.67" calcext:value-type="float">
            <text:p>25.67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5.03</text:p>
          </table:table-cell>
          <table:table-cell table:style-name="ce5" office:value-type="float" office:value="55.03" calcext:value-type="float">
            <text:p>55.03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59.23</text:p>
          </table:table-cell>
          <table:table-cell table:style-name="ce5" office:value-type="float" office:value="119.23" calcext:value-type="float">
            <text:p>119.23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8.64</text:p>
          </table:table-cell>
          <table:table-cell table:style-name="ce5" office:value-type="float" office:value="28.64" calcext:value-type="float">
            <text:p>28.64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1:02.36</text:p>
          </table:table-cell>
          <table:table-cell table:style-name="ce5" office:value-type="float" office:value="62.36" calcext:value-type="float">
            <text:p>62.36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14.57</text:p>
          </table:table-cell>
          <table:table-cell table:style-name="ce5" office:value-type="float" office:value="134.57" calcext:value-type="float">
            <text:p>134.57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4.38</text:p>
          </table:table-cell>
          <table:table-cell table:style-name="ce5" office:value-type="float" office:value="24.38" calcext:value-type="float">
            <text:p>24.38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54.61</text:p>
          </table:table-cell>
          <table:table-cell table:style-name="ce5" office:value-type="float" office:value="54.61" calcext:value-type="float">
            <text:p>54.61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59.61</text:p>
          </table:table-cell>
          <table:table-cell table:style-name="ce5" office:value-type="float" office:value="119.61" calcext:value-type="float">
            <text:p>119.61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2:01.86</text:p>
          </table:table-cell>
          <table:table-cell table:style-name="ce5" office:value-type="float" office:value="121.86" calcext:value-type="float">
            <text:p>121.86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19.46</text:p>
          </table:table-cell>
          <table:table-cell table:style-name="ce5" office:value-type="float" office:value="259.46" calcext:value-type="float">
            <text:p>259.46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56.67</text:p>
          </table:table-cell>
          <table:table-cell table:style-name="ce5" office:value-type="float" office:value="56.67" calcext:value-type="float">
            <text:p>56.67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4.24</text:p>
          </table:table-cell>
          <table:table-cell table:style-name="ce5" office:value-type="float" office:value="94.24" calcext:value-type="float">
            <text:p>94.24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26.53</text:p>
          </table:table-cell>
          <table:table-cell table:style-name="ce5" office:value-type="float" office:value="206.53" calcext:value-type="float">
            <text:p>206.53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32.85</text:p>
          </table:table-cell>
          <table:table-cell table:style-name="ce5" office:value-type="float" office:value="452.85" calcext:value-type="float">
            <text:p>452.85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3.27</text:p>
          </table:table-cell>
          <table:table-cell table:style-name="ce5" office:value-type="float" office:value="103.27" calcext:value-type="float">
            <text:p>103.27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45.20</text:p>
          </table:table-cell>
          <table:table-cell table:style-name="ce5" office:value-type="float" office:value="225.2" calcext:value-type="float">
            <text:p>225.2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X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28.57</text:p>
          </table:table-cell>
          <table:table-cell table:style-name="ce5" office:value-type="float" office:value="88.57" calcext:value-type="float">
            <text:p>88.57</text:p>
          </table:table-cell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X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37.17</text:p>
          </table:table-cell>
          <table:table-cell table:style-name="ce5" office:value-type="float" office:value="97.17" calcext:value-type="float">
            <text:p>97.17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0.91</text:p>
          </table:table-cell>
          <table:table-cell table:style-name="ce5" office:value-type="float" office:value="20.91" calcext:value-type="float">
            <text:p>20.91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6.91</text:p>
          </table:table-cell>
          <table:table-cell table:style-name="ce5" office:value-type="float" office:value="46.91" calcext:value-type="float">
            <text:p>46.91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42.00</text:p>
          </table:table-cell>
          <table:table-cell table:style-name="ce5" office:value-type="float" office:value="102" calcext:value-type="float">
            <text:p>102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40.07</text:p>
          </table:table-cell>
          <table:table-cell table:style-name="ce5" office:value-type="float" office:value="220.07" calcext:value-type="float">
            <text:p>220.07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32.12</text:p>
          </table:table-cell>
          <table:table-cell table:style-name="ce5" office:value-type="float" office:value="452.12" calcext:value-type="float">
            <text:p>452.12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4:31.02</text:p>
          </table:table-cell>
          <table:table-cell table:style-name="ce5" office:value-type="float" office:value="871.02" calcext:value-type="float">
            <text:p>871.02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4.04</text:p>
          </table:table-cell>
          <table:table-cell table:style-name="ce5" office:value-type="float" office:value="24.04" calcext:value-type="float">
            <text:p>24.04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1.85</text:p>
          </table:table-cell>
          <table:table-cell table:style-name="ce5" office:value-type="float" office:value="51.85" calcext:value-type="float">
            <text:p>51.85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51.92</text:p>
          </table:table-cell>
          <table:table-cell table:style-name="ce5" office:value-type="float" office:value="111.92" calcext:value-type="float">
            <text:p>111.92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5.95</text:p>
          </table:table-cell>
          <table:table-cell table:style-name="ce5" office:value-type="float" office:value="25.95" calcext:value-type="float">
            <text:p>25.95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57.13</text:p>
          </table:table-cell>
          <table:table-cell table:style-name="ce5" office:value-type="float" office:value="57.13" calcext:value-type="float">
            <text:p>57.13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06.67</text:p>
          </table:table-cell>
          <table:table-cell table:style-name="ce5" office:value-type="float" office:value="126.67" calcext:value-type="float">
            <text:p>126.67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2.43</text:p>
          </table:table-cell>
          <table:table-cell table:style-name="ce5" office:value-type="float" office:value="22.43" calcext:value-type="float">
            <text:p>22.43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49.82</text:p>
          </table:table-cell>
          <table:table-cell table:style-name="ce5" office:value-type="float" office:value="49.82" calcext:value-type="float">
            <text:p>49.82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51.51</text:p>
          </table:table-cell>
          <table:table-cell table:style-name="ce5" office:value-type="float" office:value="111.51" calcext:value-type="float">
            <text:p>111.51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54.00</text:p>
          </table:table-cell>
          <table:table-cell table:style-name="ce5" office:value-type="float" office:value="114" calcext:value-type="float">
            <text:p>114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03.84</text:p>
          </table:table-cell>
          <table:table-cell table:style-name="ce5" office:value-type="float" office:value="243.84" calcext:value-type="float">
            <text:p>243.84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08.24</text:p>
          </table:table-cell>
          <table:table-cell table:style-name="ce5" office:value-type="float" office:value="188.24" calcext:value-type="float">
            <text:p>188.24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6:58.55</text:p>
          </table:table-cell>
          <table:table-cell table:style-name="ce5" office:value-type="float" office:value="418.55" calcext:value-type="float">
            <text:p>418.55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27.28</text:p>
          </table:table-cell>
          <table:table-cell table:style-name="ce5" office:value-type="float" office:value="207.28" calcext:value-type="float">
            <text:p>207.28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24.85</text:p>
          </table:table-cell>
          <table:table-cell table:style-name="ce5" office:value-type="float" office:value="84.85" calcext:value-type="float">
            <text:p>84.85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33.43</text:p>
          </table:table-cell>
          <table:table-cell table:style-name="ce5" office:value-type="float" office:value="93.43" calcext:value-type="float">
            <text:p>93.43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3.67</text:p>
          </table:table-cell>
          <table:table-cell table:style-name="ce5" office:value-type="float" office:value="23.67" calcext:value-type="float">
            <text:p>23.67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51.71</text:p>
          </table:table-cell>
          <table:table-cell table:style-name="ce5" office:value-type="float" office:value="51.71" calcext:value-type="float">
            <text:p>51.71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52.98</text:p>
          </table:table-cell>
          <table:table-cell table:style-name="ce5" office:value-type="float" office:value="112.98" calcext:value-type="float">
            <text:p>112.98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56.46</text:p>
          </table:table-cell>
          <table:table-cell table:style-name="ce5" office:value-type="float" office:value="236.46" calcext:value-type="float">
            <text:p>236.46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8:04.79</text:p>
          </table:table-cell>
          <table:table-cell table:style-name="ce5" office:value-type="float" office:value="484.79" calcext:value-type="float">
            <text:p>484.79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5:25.48</text:p>
          </table:table-cell>
          <table:table-cell table:style-name="ce5" office:value-type="float" office:value="925.48" calcext:value-type="float">
            <text:p>925.48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7.06</text:p>
          </table:table-cell>
          <table:table-cell table:style-name="ce5" office:value-type="float" office:value="27.06" calcext:value-type="float">
            <text:p>27.06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8.10</text:p>
          </table:table-cell>
          <table:table-cell table:style-name="ce5" office:value-type="float" office:value="58.1" calcext:value-type="float">
            <text:p>58.1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:04.06</text:p>
          </table:table-cell>
          <table:table-cell table:style-name="ce5" office:value-type="float" office:value="124.06" calcext:value-type="float">
            <text:p>124.06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9.40</text:p>
          </table:table-cell>
          <table:table-cell table:style-name="ce5" office:value-type="float" office:value="29.4" calcext:value-type="float">
            <text:p>29.4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1:04.13</text:p>
          </table:table-cell>
          <table:table-cell table:style-name="ce5" office:value-type="float" office:value="64.13" calcext:value-type="float">
            <text:p>64.13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19.11</text:p>
          </table:table-cell>
          <table:table-cell table:style-name="ce5" office:value-type="float" office:value="139.11" calcext:value-type="float">
            <text:p>139.11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4.43</text:p>
          </table:table-cell>
          <table:table-cell table:style-name="ce5" office:value-type="float" office:value="24.43" calcext:value-type="float">
            <text:p>24.43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55.48</text:p>
          </table:table-cell>
          <table:table-cell table:style-name="ce5" office:value-type="float" office:value="55.48" calcext:value-type="float">
            <text:p>55.48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:01.81</text:p>
          </table:table-cell>
          <table:table-cell table:style-name="ce5" office:value-type="float" office:value="121.81" calcext:value-type="float">
            <text:p>121.81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2:06.12</text:p>
          </table:table-cell>
          <table:table-cell table:style-name="ce5" office:value-type="float" office:value="126.12" calcext:value-type="float">
            <text:p>126.12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26.36</text:p>
          </table:table-cell>
          <table:table-cell table:style-name="ce5" office:value-type="float" office:value="266.36" calcext:value-type="float">
            <text:p>266.36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30.65</text:p>
          </table:table-cell>
          <table:table-cell table:style-name="ce5" office:value-type="float" office:value="210.65" calcext:value-type="float">
            <text:p>210.65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42.08</text:p>
          </table:table-cell>
          <table:table-cell table:style-name="ce5" office:value-type="float" office:value="462.08" calcext:value-type="float">
            <text:p>462.08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51.55</text:p>
          </table:table-cell>
          <table:table-cell table:style-name="ce5" office:value-type="float" office:value="231.55" calcext:value-type="float">
            <text:p>231.55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6.61</text:p>
          </table:table-cell>
          <table:table-cell table:style-name="ce5" office:value-type="float" office:value="96.61" calcext:value-type="float">
            <text:p>96.61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6.19</text:p>
          </table:table-cell>
          <table:table-cell table:style-name="ce5" office:value-type="float" office:value="106.19" calcext:value-type="float">
            <text:p>106.19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X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19.60</text:p>
          </table:table-cell>
          <table:table-cell table:style-name="ce5" office:value-type="float" office:value="199.6" calcext:value-type="float">
            <text:p>199.6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X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38.56</text:p>
          </table:table-cell>
          <table:table-cell table:style-name="ce5" office:value-type="float" office:value="218.56" calcext:value-type="float">
            <text:p>218.56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0.26</text:p>
          </table:table-cell>
          <table:table-cell table:style-name="ce5" office:value-type="float" office:value="20.26" calcext:value-type="float">
            <text:p>20.26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4.94</text:p>
          </table:table-cell>
          <table:table-cell table:style-name="ce5" office:value-type="float" office:value="44.94" calcext:value-type="float">
            <text:p>44.94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9.37</text:p>
          </table:table-cell>
          <table:table-cell table:style-name="ce5" office:value-type="float" office:value="99.37" calcext:value-type="float">
            <text:p>99.37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32.25</text:p>
          </table:table-cell>
          <table:table-cell table:style-name="ce5" office:value-type="float" office:value="212.25" calcext:value-type="float">
            <text:p>212.25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23.42</text:p>
          </table:table-cell>
          <table:table-cell table:style-name="ce5" office:value-type="float" office:value="443.42" calcext:value-type="float">
            <text:p>443.42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4:08.06</text:p>
          </table:table-cell>
          <table:table-cell table:style-name="ce5" office:value-type="float" office:value="848.06" calcext:value-type="float">
            <text:p>848.06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2.22</text:p>
          </table:table-cell>
          <table:table-cell table:style-name="ce5" office:value-type="float" office:value="22.22" calcext:value-type="float">
            <text:p>22.22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float" office:value="48.88" calcext:value-type="float">
            <text:p>48.88</text:p>
          </table:table-cell>
          <table:table-cell table:style-name="ce5" office:value-type="float" office:value="48.88" calcext:value-type="float">
            <text:p>48.88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45.63</text:p>
          </table:table-cell>
          <table:table-cell table:style-name="ce5" office:value-type="float" office:value="105.63" calcext:value-type="float">
            <text:p>105.63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5.25</text:p>
          </table:table-cell>
          <table:table-cell table:style-name="ce5" office:value-type="float" office:value="25.25" calcext:value-type="float">
            <text:p>25.25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55.61</text:p>
          </table:table-cell>
          <table:table-cell table:style-name="ce5" office:value-type="float" office:value="55.61" calcext:value-type="float">
            <text:p>55.61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00.16</text:p>
          </table:table-cell>
          <table:table-cell table:style-name="ce5" office:value-type="float" office:value="120.16" calcext:value-type="float">
            <text:p>120.16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1.75</text:p>
          </table:table-cell>
          <table:table-cell table:style-name="ce5" office:value-type="float" office:value="21.75" calcext:value-type="float">
            <text:p>21.75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48.08</text:p>
          </table:table-cell>
          <table:table-cell table:style-name="ce5" office:value-type="float" office:value="48.08" calcext:value-type="float">
            <text:p>48.08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48.24</text:p>
          </table:table-cell>
          <table:table-cell table:style-name="ce5" office:value-type="float" office:value="108.24" calcext:value-type="float">
            <text:p>108.24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9.63</text:p>
          </table:table-cell>
          <table:table-cell table:style-name="ce5" office:value-type="float" office:value="109.63" calcext:value-type="float">
            <text:p>109.63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55.50</text:p>
          </table:table-cell>
          <table:table-cell table:style-name="ce5" office:value-type="float" office:value="235.5" calcext:value-type="float">
            <text:p>235.5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50.26</text:p>
          </table:table-cell>
          <table:table-cell table:style-name="ce5" office:value-type="float" office:value="50.26" calcext:value-type="float">
            <text:p>50.26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21.80</text:p>
          </table:table-cell>
          <table:table-cell table:style-name="ce5" office:value-type="float" office:value="81.8" calcext:value-type="float">
            <text:p>81.8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03.30</text:p>
          </table:table-cell>
          <table:table-cell table:style-name="ce5" office:value-type="float" office:value="183.3" calcext:value-type="float">
            <text:p>183.3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6:46.81</text:p>
          </table:table-cell>
          <table:table-cell table:style-name="ce5" office:value-type="float" office:value="406.81" calcext:value-type="float">
            <text:p>406.81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30.44</text:p>
          </table:table-cell>
          <table:table-cell table:style-name="ce5" office:value-type="float" office:value="90.44" calcext:value-type="float">
            <text:p>90.44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19.16</text:p>
          </table:table-cell>
          <table:table-cell table:style-name="ce5" office:value-type="float" office:value="199.16" calcext:value-type="float">
            <text:p>199.16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56.72</text:p>
          </table:table-cell>
          <table:table-cell table:style-name="ce5" office:value-type="float" office:value="236.72" calcext:value-type="float">
            <text:p>236.72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2.93</text:p>
          </table:table-cell>
          <table:table-cell table:style-name="ce5" office:value-type="float" office:value="22.93" calcext:value-type="float">
            <text:p>22.93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50.25</text:p>
          </table:table-cell>
          <table:table-cell table:style-name="ce5" office:value-type="float" office:value="50.25" calcext:value-type="float">
            <text:p>50.25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50.34</text:p>
          </table:table-cell>
          <table:table-cell table:style-name="ce5" office:value-type="float" office:value="110.43" calcext:value-type="float">
            <text:p>110.43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53.92</text:p>
          </table:table-cell>
          <table:table-cell table:style-name="ce5" office:value-type="float" office:value="233.92" calcext:value-type="float">
            <text:p>233.92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59.34</text:p>
          </table:table-cell>
          <table:table-cell table:style-name="ce5" office:value-type="float" office:value="479.34" calcext:value-type="float">
            <text:p>479.34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5:19.71</text:p>
          </table:table-cell>
          <table:table-cell table:style-name="ce5" office:value-type="float" office:value="919.71" calcext:value-type="float">
            <text:p>919.71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5.67</text:p>
          </table:table-cell>
          <table:table-cell table:style-name="ce5" office:value-type="float" office:value="25.67" calcext:value-type="float">
            <text:p>25.67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5.03</text:p>
          </table:table-cell>
          <table:table-cell table:style-name="ce5" office:value-type="float" office:value="55.03" calcext:value-type="float">
            <text:p>55.03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59.23</text:p>
          </table:table-cell>
          <table:table-cell table:style-name="ce5" office:value-type="float" office:value="119.23" calcext:value-type="float">
            <text:p>119.23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8.56</text:p>
          </table:table-cell>
          <table:table-cell table:style-name="ce5" office:value-type="float" office:value="28.56" calcext:value-type="float">
            <text:p>28.56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1:02.36</text:p>
          </table:table-cell>
          <table:table-cell table:style-name="ce5" office:value-type="float" office:value="62.36" calcext:value-type="float">
            <text:p>62.36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14.57</text:p>
          </table:table-cell>
          <table:table-cell table:style-name="ce5" office:value-type="float" office:value="134.57" calcext:value-type="float">
            <text:p>134.57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4.38</text:p>
          </table:table-cell>
          <table:table-cell table:style-name="ce5" office:value-type="float" office:value="24.38" calcext:value-type="float">
            <text:p>24.38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54.61</text:p>
          </table:table-cell>
          <table:table-cell table:style-name="ce5" office:value-type="float" office:value="54.61" calcext:value-type="float">
            <text:p>54.61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59.61</text:p>
          </table:table-cell>
          <table:table-cell table:style-name="ce5" office:value-type="float" office:value="119.61" calcext:value-type="float">
            <text:p>119.61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2:01.86</text:p>
          </table:table-cell>
          <table:table-cell table:style-name="ce5" office:value-type="float" office:value="121.86" calcext:value-type="float">
            <text:p>121.86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18.94</text:p>
          </table:table-cell>
          <table:table-cell table:style-name="ce5" office:value-type="float" office:value="258.94" calcext:value-type="float">
            <text:p>258.94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56.51</text:p>
          </table:table-cell>
          <table:table-cell table:style-name="ce5" office:value-type="float" office:value="56.51" calcext:value-type="float">
            <text:p>56.51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3.91</text:p>
          </table:table-cell>
          <table:table-cell table:style-name="ce5" office:value-type="float" office:value="93.91" calcext:value-type="float">
            <text:p>93.91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26.53</text:p>
          </table:table-cell>
          <table:table-cell table:style-name="ce5" office:value-type="float" office:value="206.53" calcext:value-type="float">
            <text:p>206.53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32.85</text:p>
          </table:table-cell>
          <table:table-cell table:style-name="ce5" office:value-type="float" office:value="452.85" calcext:value-type="float">
            <text:p>452.85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3.38</text:p>
          </table:table-cell>
          <table:table-cell table:style-name="ce5" office:value-type="float" office:value="102.38" calcext:value-type="float">
            <text:p>102.38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45.20</text:p>
          </table:table-cell>
          <table:table-cell table:style-name="ce5" office:value-type="float" office:value="225.2" calcext:value-type="float">
            <text:p>225.2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:23.95</text:p>
          </table:table-cell>
          <table:table-cell table:style-name="ce5" office:value-type="float" office:value="263.95" calcext:value-type="float">
            <text:p>263.95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X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26.38</text:p>
          </table:table-cell>
          <table:table-cell table:style-name="ce5" office:value-type="float" office:value="86.38" calcext:value-type="float">
            <text:p>86.38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X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35.51</text:p>
          </table:table-cell>
          <table:table-cell table:style-name="ce5" office:value-type="float" office:value="95.51" calcext:value-type="float">
            <text:p>95.51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0.91</text:p>
          </table:table-cell>
          <table:table-cell table:style-name="ce5" office:value-type="float" office:value="20.91" calcext:value-type="float">
            <text:p>20.91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6.91</text:p>
          </table:table-cell>
          <table:table-cell table:style-name="ce5" office:value-type="float" office:value="46.91" calcext:value-type="float">
            <text:p>46.91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42.00</text:p>
          </table:table-cell>
          <table:table-cell table:style-name="ce5" office:value-type="float" office:value="102" calcext:value-type="float">
            <text:p>102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40.07</text:p>
          </table:table-cell>
          <table:table-cell table:style-name="ce5" office:value-type="float" office:value="220.07" calcext:value-type="float">
            <text:p>220.07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32.12</text:p>
          </table:table-cell>
          <table:table-cell table:style-name="ce5" office:value-type="float" office:value="452.12" calcext:value-type="float">
            <text:p>452.12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4:31.02</text:p>
          </table:table-cell>
          <table:table-cell table:style-name="ce5" office:value-type="float" office:value="871.02" calcext:value-type="float">
            <text:p>871.02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4.00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1.85</text:p>
          </table:table-cell>
          <table:table-cell table:style-name="ce5" office:value-type="float" office:value="51.85" calcext:value-type="float">
            <text:p>51.85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51.92</text:p>
          </table:table-cell>
          <table:table-cell table:style-name="ce5" office:value-type="float" office:value="111.92" calcext:value-type="float">
            <text:p>111.92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5.95</text:p>
          </table:table-cell>
          <table:table-cell table:style-name="ce5" office:value-type="float" office:value="25.95" calcext:value-type="float">
            <text:p>25.95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56.88</text:p>
          </table:table-cell>
          <table:table-cell table:style-name="ce5" office:value-type="float" office:value="56.88" calcext:value-type="float">
            <text:p>56.88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06.67</text:p>
          </table:table-cell>
          <table:table-cell table:style-name="ce5" office:value-type="float" office:value="126.67" calcext:value-type="float">
            <text:p>126.67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2.27</text:p>
          </table:table-cell>
          <table:table-cell table:style-name="ce5" office:value-type="float" office:value="22.27" calcext:value-type="float">
            <text:p>22.27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49.50</text:p>
          </table:table-cell>
          <table:table-cell table:style-name="ce5" office:value-type="float" office:value="49.5" calcext:value-type="float">
            <text:p>49.5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50.73</text:p>
          </table:table-cell>
          <table:table-cell table:style-name="ce5" office:value-type="float" office:value="110.73" calcext:value-type="float">
            <text:p>110.73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54.00</text:p>
          </table:table-cell>
          <table:table-cell table:style-name="ce5" office:value-type="float" office:value="114" calcext:value-type="float">
            <text:p>114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03.84</text:p>
          </table:table-cell>
          <table:table-cell table:style-name="ce5" office:value-type="float" office:value="243.84" calcext:value-type="float">
            <text:p>243.84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08.24</text:p>
          </table:table-cell>
          <table:table-cell table:style-name="ce5" office:value-type="float" office:value="188.24" calcext:value-type="float">
            <text:p>188.24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6:58.55</text:p>
          </table:table-cell>
          <table:table-cell table:style-name="ce5" office:value-type="float" office:value="418.55" calcext:value-type="float">
            <text:p>418.55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27.28</text:p>
          </table:table-cell>
          <table:table-cell table:style-name="ce5" office:value-type="float" office:value="207.28" calcext:value-type="float">
            <text:p>207.28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24.85</text:p>
          </table:table-cell>
          <table:table-cell table:style-name="ce5" office:value-type="float" office:value="84.85" calcext:value-type="float">
            <text:p>84.85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33.43</text:p>
          </table:table-cell>
          <table:table-cell table:style-name="ce5" office:value-type="float" office:value="93.43" calcext:value-type="float">
            <text:p>93.43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3.67</text:p>
          </table:table-cell>
          <table:table-cell table:style-name="ce5" office:value-type="float" office:value="23.67" calcext:value-type="float">
            <text:p>23.67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51.71</text:p>
          </table:table-cell>
          <table:table-cell table:style-name="ce5" office:value-type="float" office:value="51.71" calcext:value-type="float">
            <text:p>51.71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52.98</text:p>
          </table:table-cell>
          <table:table-cell table:style-name="ce5" office:value-type="float" office:value="112.98" calcext:value-type="float">
            <text:p>112.98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56.46</text:p>
          </table:table-cell>
          <table:table-cell table:style-name="ce5" office:value-type="float" office:value="236.46" calcext:value-type="float">
            <text:p>236.46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8:04.79</text:p>
          </table:table-cell>
          <table:table-cell table:style-name="ce5" office:value-type="float" office:value="484.79" calcext:value-type="float">
            <text:p>484.79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5:20.48</text:p>
          </table:table-cell>
          <table:table-cell table:style-name="ce5" office:value-type="float" office:value="920.48" calcext:value-type="float">
            <text:p>920.48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6.98</text:p>
          </table:table-cell>
          <table:table-cell table:style-name="ce5" office:value-type="float" office:value="26.98" calcext:value-type="float">
            <text:p>26.98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7.57</text:p>
          </table:table-cell>
          <table:table-cell table:style-name="ce5" office:value-type="float" office:value="57.57" calcext:value-type="float">
            <text:p>57.57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:03.35</text:p>
          </table:table-cell>
          <table:table-cell table:style-name="ce5" office:value-type="float" office:value="123.35" calcext:value-type="float">
            <text:p>123.35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9.40</text:p>
          </table:table-cell>
          <table:table-cell table:style-name="ce5" office:value-type="float" office:value="29.4" calcext:value-type="float">
            <text:p>29.4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1:04.13</text:p>
          </table:table-cell>
          <table:table-cell table:style-name="ce5" office:value-type="float" office:value="64.13" calcext:value-type="float">
            <text:p>64.13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19.11</text:p>
          </table:table-cell>
          <table:table-cell table:style-name="ce5" office:value-type="float" office:value="139.11" calcext:value-type="float">
            <text:p>139.11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4.43</text:p>
          </table:table-cell>
          <table:table-cell table:style-name="ce5" office:value-type="float" office:value="24.43" calcext:value-type="float">
            <text:p>24.43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55.48</text:p>
          </table:table-cell>
          <table:table-cell table:style-name="ce5" office:value-type="float" office:value="55.48" calcext:value-type="float">
            <text:p>55.48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:01.81</text:p>
          </table:table-cell>
          <table:table-cell table:style-name="ce5" office:value-type="float" office:value="121.81" calcext:value-type="float">
            <text:p>121.81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2:06.12</text:p>
          </table:table-cell>
          <table:table-cell table:style-name="ce5" office:value-type="float" office:value="126.12" calcext:value-type="float">
            <text:p>126.12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26.36</text:p>
          </table:table-cell>
          <table:table-cell table:style-name="ce5" office:value-type="float" office:value="266.36" calcext:value-type="float">
            <text:p>266.36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30.05</text:p>
          </table:table-cell>
          <table:table-cell table:style-name="ce5" office:value-type="float" office:value="210.05" calcext:value-type="float">
            <text:p>210.05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41.50</text:p>
          </table:table-cell>
          <table:table-cell table:style-name="ce5" office:value-type="float" office:value="461.5" calcext:value-type="float">
            <text:p>461.5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50.40</text:p>
          </table:table-cell>
          <table:table-cell table:style-name="ce5" office:value-type="float" office:value="230.4" calcext:value-type="float">
            <text:p>230.4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6.61</text:p>
          </table:table-cell>
          <table:table-cell table:style-name="ce5" office:value-type="float" office:value="96.61" calcext:value-type="float">
            <text:p>96.61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6.19</text:p>
          </table:table-cell>
          <table:table-cell table:style-name="ce5" office:value-type="float" office:value="106.19" calcext:value-type="float">
            <text:p>106.19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X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19.60</text:p>
          </table:table-cell>
          <table:table-cell table:style-name="ce5" office:value-type="float" office:value="199.6" calcext:value-type="float">
            <text:p>199.6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X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38.56</text:p>
          </table:table-cell>
          <table:table-cell table:style-name="ce5" office:value-type="float" office:value="218.56" calcext:value-type="float">
            <text:p>218.56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0.26</text:p>
          </table:table-cell>
          <table:table-cell table:style-name="ce5" office:value-type="float" office:value="20.26" calcext:value-type="float">
            <text:p>20.26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4.94</text:p>
          </table:table-cell>
          <table:table-cell table:style-name="ce5" office:value-type="float" office:value="44.94" calcext:value-type="float">
            <text:p>44.94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9.37</text:p>
          </table:table-cell>
          <table:table-cell table:style-name="ce5" office:value-type="float" office:value="99.37" calcext:value-type="float">
            <text:p>99.37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32.25</text:p>
          </table:table-cell>
          <table:table-cell table:style-name="ce5" office:value-type="float" office:value="212.25" calcext:value-type="float">
            <text:p>212.25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23.42</text:p>
          </table:table-cell>
          <table:table-cell table:style-name="ce5" office:value-type="float" office:value="443.42" calcext:value-type="float">
            <text:p>443.42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4:08.06</text:p>
          </table:table-cell>
          <table:table-cell table:style-name="ce5" office:value-type="float" office:value="848.06" calcext:value-type="float">
            <text:p>848.06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2.22</text:p>
          </table:table-cell>
          <table:table-cell table:style-name="ce5" office:value-type="float" office:value="22.22" calcext:value-type="float">
            <text:p>22.22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48.92</text:p>
          </table:table-cell>
          <table:table-cell table:style-name="ce5" office:value-type="float" office:value="48.92" calcext:value-type="float">
            <text:p>48.92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45.63</text:p>
          </table:table-cell>
          <table:table-cell table:style-name="ce5" office:value-type="float" office:value="105.63" calcext:value-type="float">
            <text:p>105.63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5.25</text:p>
          </table:table-cell>
          <table:table-cell table:style-name="ce5" office:value-type="float" office:value="25.25" calcext:value-type="float">
            <text:p>25.25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55.61</text:p>
          </table:table-cell>
          <table:table-cell table:style-name="ce5" office:value-type="float" office:value="55.61" calcext:value-type="float">
            <text:p>55.61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00.44</text:p>
          </table:table-cell>
          <table:table-cell table:style-name="ce5" office:value-type="float" office:value="120.44" calcext:value-type="float">
            <text:p>120.44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1.80</text:p>
          </table:table-cell>
          <table:table-cell table:style-name="ce5" office:value-type="float" office:value="21.8" calcext:value-type="float">
            <text:p>21.8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48.08</text:p>
          </table:table-cell>
          <table:table-cell table:style-name="ce5" office:value-type="float" office:value="48.08" calcext:value-type="float">
            <text:p>48.08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48.56</text:p>
          </table:table-cell>
          <table:table-cell table:style-name="ce5" office:value-type="float" office:value="108.56" calcext:value-type="float">
            <text:p>108.56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9.63</text:p>
          </table:table-cell>
          <table:table-cell table:style-name="ce5" office:value-type="float" office:value="109.63" calcext:value-type="float">
            <text:p>109.63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55.50</text:p>
          </table:table-cell>
          <table:table-cell table:style-name="ce5" office:value-type="float" office:value="235.5" calcext:value-type="float">
            <text:p>235.5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50.30</text:p>
          </table:table-cell>
          <table:table-cell table:style-name="ce5" office:value-type="float" office:value="50.3" calcext:value-type="float">
            <text:p>50.3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22.60</text:p>
          </table:table-cell>
          <table:table-cell table:style-name="ce5" office:value-type="float" office:value="82.6" calcext:value-type="float">
            <text:p>82.6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03.30</text:p>
          </table:table-cell>
          <table:table-cell table:style-name="ce5" office:value-type="float" office:value="183.3" calcext:value-type="float">
            <text:p>183.3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6:49.04</text:p>
          </table:table-cell>
          <table:table-cell table:style-name="ce5" office:value-type="float" office:value="409.04" calcext:value-type="float">
            <text:p>409.04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30.51</text:p>
          </table:table-cell>
          <table:table-cell table:style-name="ce5" office:value-type="float" office:value="90.51" calcext:value-type="float">
            <text:p>90.51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19.16</text:p>
          </table:table-cell>
          <table:table-cell table:style-name="ce5" office:value-type="float" office:value="199.16" calcext:value-type="float">
            <text:p>199.16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3.24</text:p>
          </table:table-cell>
          <table:table-cell table:style-name="ce5" office:value-type="float" office:value="23.24" calcext:value-type="float">
            <text:p>23.24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50.91</text:p>
          </table:table-cell>
          <table:table-cell table:style-name="ce5" office:value-type="float" office:value="50.91" calcext:value-type="float">
            <text:p>50.91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50.78</text:p>
          </table:table-cell>
          <table:table-cell table:style-name="ce5" office:value-type="float" office:value="110.78" calcext:value-type="float">
            <text:p>110.78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54.52</text:p>
          </table:table-cell>
          <table:table-cell table:style-name="ce5" office:value-type="float" office:value="234.52" calcext:value-type="float">
            <text:p>234.52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59.34</text:p>
          </table:table-cell>
          <table:table-cell table:style-name="ce5" office:value-type="float" office:value="479.34" calcext:value-type="float">
            <text:p>479.34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5:19.71</text:p>
          </table:table-cell>
          <table:table-cell table:style-name="ce5" office:value-type="float" office:value="919.71" calcext:value-type="float">
            <text:p>919.71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5.67</text:p>
          </table:table-cell>
          <table:table-cell table:style-name="ce5" office:value-type="float" office:value="25.67" calcext:value-type="float">
            <text:p>25.67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5.03</text:p>
          </table:table-cell>
          <table:table-cell table:style-name="ce5" office:value-type="float" office:value="55.03" calcext:value-type="float">
            <text:p>55.03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59.23</text:p>
          </table:table-cell>
          <table:table-cell table:style-name="ce5" office:value-type="float" office:value="119.23" calcext:value-type="float">
            <text:p>119.23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8.64</text:p>
          </table:table-cell>
          <table:table-cell table:style-name="ce5" office:value-type="float" office:value="28.64" calcext:value-type="float">
            <text:p>28.64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1:02.36</text:p>
          </table:table-cell>
          <table:table-cell table:style-name="ce5" office:value-type="float" office:value="62.36" calcext:value-type="float">
            <text:p>62.36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14.57</text:p>
          </table:table-cell>
          <table:table-cell table:style-name="ce5" office:value-type="float" office:value="134.57" calcext:value-type="float">
            <text:p>134.57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4.38</text:p>
          </table:table-cell>
          <table:table-cell table:style-name="ce5" office:value-type="float" office:value="24.38" calcext:value-type="float">
            <text:p>24.38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54.61</text:p>
          </table:table-cell>
          <table:table-cell table:style-name="ce5" office:value-type="float" office:value="54.61" calcext:value-type="float">
            <text:p>54.61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59.61</text:p>
          </table:table-cell>
          <table:table-cell table:style-name="ce5" office:value-type="float" office:value="119.61" calcext:value-type="float">
            <text:p>119.61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2:01.86</text:p>
          </table:table-cell>
          <table:table-cell table:style-name="ce5" office:value-type="float" office:value="121.86" calcext:value-type="float">
            <text:p>121.86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19.46</text:p>
          </table:table-cell>
          <table:table-cell table:style-name="ce5" office:value-type="float" office:value="259.46" calcext:value-type="float">
            <text:p>259.46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56.67</text:p>
          </table:table-cell>
          <table:table-cell table:style-name="ce5" office:value-type="float" office:value="56.67" calcext:value-type="float">
            <text:p>56.67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4.24</text:p>
          </table:table-cell>
          <table:table-cell table:style-name="ce5" office:value-type="float" office:value="94.24" calcext:value-type="float">
            <text:p>94.24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26.53</text:p>
          </table:table-cell>
          <table:table-cell table:style-name="ce5" office:value-type="float" office:value="206.53" calcext:value-type="float">
            <text:p>206.53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32.85</text:p>
          </table:table-cell>
          <table:table-cell table:style-name="ce5" office:value-type="float" office:value="452.85" calcext:value-type="float">
            <text:p>452.85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3.27</text:p>
          </table:table-cell>
          <table:table-cell table:style-name="ce5" office:value-type="float" office:value="103.27" calcext:value-type="float">
            <text:p>103.27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45.20</text:p>
          </table:table-cell>
          <table:table-cell table:style-name="ce5" office:value-type="float" office:value="225.2" calcext:value-type="float">
            <text:p>225.2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X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28.57</text:p>
          </table:table-cell>
          <table:table-cell table:style-name="ce5" office:value-type="float" office:value="88.57" calcext:value-type="float">
            <text:p>88.57</text:p>
          </table:table-cell>
          <table:table-cell table:number-columns-repeated="1015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X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37.17</text:p>
          </table:table-cell>
          <table:table-cell table:style-name="ce5" office:value-type="float" office:value="97.17" calcext:value-type="float">
            <text:p>97.17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0.26</text:p>
          </table:table-cell>
          <table:table-cell table:style-name="ce5" office:value-type="float" office:value="20.26" calcext:value-type="float">
            <text:p>20.26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4.94</text:p>
          </table:table-cell>
          <table:table-cell table:style-name="ce5" office:value-type="float" office:value="44.94" calcext:value-type="float">
            <text:p>44.94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9.37</text:p>
          </table:table-cell>
          <table:table-cell table:style-name="ce5" office:value-type="float" office:value="99.37" calcext:value-type="float">
            <text:p>99.37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32.25</text:p>
          </table:table-cell>
          <table:table-cell table:style-name="ce5" office:value-type="float" office:value="212.25" calcext:value-type="float">
            <text:p>212.25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23.42</text:p>
          </table:table-cell>
          <table:table-cell table:style-name="ce5" office:value-type="float" office:value="443.42" calcext:value-type="float">
            <text:p>443.42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4:08.06</text:p>
          </table:table-cell>
          <table:table-cell table:style-name="ce5" office:value-type="float" office:value="848.06" calcext:value-type="float">
            <text:p>848.06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2.22</text:p>
          </table:table-cell>
          <table:table-cell table:style-name="ce5" office:value-type="float" office:value="22.22" calcext:value-type="float">
            <text:p>22.22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float" office:value="48.88" calcext:value-type="float">
            <text:p>48.88</text:p>
          </table:table-cell>
          <table:table-cell table:style-name="ce5" office:value-type="float" office:value="48.88" calcext:value-type="float">
            <text:p>48.88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45.63</text:p>
          </table:table-cell>
          <table:table-cell table:style-name="ce5" office:value-type="float" office:value="105.63" calcext:value-type="float">
            <text:p>105.63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5.25</text:p>
          </table:table-cell>
          <table:table-cell table:style-name="ce5" office:value-type="float" office:value="25.25" calcext:value-type="float">
            <text:p>25.25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55.61</text:p>
          </table:table-cell>
          <table:table-cell table:style-name="ce5" office:value-type="float" office:value="55.61" calcext:value-type="float">
            <text:p>55.61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00.16</text:p>
          </table:table-cell>
          <table:table-cell table:style-name="ce5" office:value-type="float" office:value="120.16" calcext:value-type="float">
            <text:p>120.16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1.75</text:p>
          </table:table-cell>
          <table:table-cell table:style-name="ce5" office:value-type="float" office:value="21.75" calcext:value-type="float">
            <text:p>21.75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48.08</text:p>
          </table:table-cell>
          <table:table-cell table:style-name="ce5" office:value-type="float" office:value="48.08" calcext:value-type="float">
            <text:p>48.08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48.24</text:p>
          </table:table-cell>
          <table:table-cell table:style-name="ce5" office:value-type="float" office:value="108.24" calcext:value-type="float">
            <text:p>108.24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9.63</text:p>
          </table:table-cell>
          <table:table-cell table:style-name="ce5" office:value-type="float" office:value="109.63" calcext:value-type="float">
            <text:p>109.63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55.50</text:p>
          </table:table-cell>
          <table:table-cell table:style-name="ce5" office:value-type="float" office:value="235.5" calcext:value-type="float">
            <text:p>235.5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50.26</text:p>
          </table:table-cell>
          <table:table-cell table:style-name="ce5" office:value-type="float" office:value="50.26" calcext:value-type="float">
            <text:p>50.26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21.80</text:p>
          </table:table-cell>
          <table:table-cell table:style-name="ce5" office:value-type="float" office:value="81.8" calcext:value-type="float">
            <text:p>81.8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03.30</text:p>
          </table:table-cell>
          <table:table-cell table:style-name="ce5" office:value-type="float" office:value="183.3" calcext:value-type="float">
            <text:p>183.3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6:46.81</text:p>
          </table:table-cell>
          <table:table-cell table:style-name="ce5" office:value-type="float" office:value="406.81" calcext:value-type="float">
            <text:p>406.81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30.44</text:p>
          </table:table-cell>
          <table:table-cell table:style-name="ce5" office:value-type="float" office:value="90.44" calcext:value-type="float">
            <text:p>90.44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19.16</text:p>
          </table:table-cell>
          <table:table-cell table:style-name="ce5" office:value-type="float" office:value="199.16" calcext:value-type="float">
            <text:p>199.16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56.72</text:p>
          </table:table-cell>
          <table:table-cell table:style-name="ce5" office:value-type="float" office:value="236.72" calcext:value-type="float">
            <text:p>236.72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2.93</text:p>
          </table:table-cell>
          <table:table-cell table:style-name="ce5" office:value-type="float" office:value="22.93" calcext:value-type="float">
            <text:p>22.93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50.25</text:p>
          </table:table-cell>
          <table:table-cell table:style-name="ce5" office:value-type="float" office:value="50.25" calcext:value-type="float">
            <text:p>50.25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50.34</text:p>
          </table:table-cell>
          <table:table-cell table:style-name="ce5" office:value-type="float" office:value="110.43" calcext:value-type="float">
            <text:p>110.43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53.92</text:p>
          </table:table-cell>
          <table:table-cell table:style-name="ce5" office:value-type="float" office:value="233.92" calcext:value-type="float">
            <text:p>233.92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59.34</text:p>
          </table:table-cell>
          <table:table-cell table:style-name="ce5" office:value-type="float" office:value="479.34" calcext:value-type="float">
            <text:p>479.34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5:19.71</text:p>
          </table:table-cell>
          <table:table-cell table:style-name="ce5" office:value-type="float" office:value="919.71" calcext:value-type="float">
            <text:p>919.71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5.67</text:p>
          </table:table-cell>
          <table:table-cell table:style-name="ce5" office:value-type="float" office:value="25.67" calcext:value-type="float">
            <text:p>25.67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5.03</text:p>
          </table:table-cell>
          <table:table-cell table:style-name="ce5" office:value-type="float" office:value="55.03" calcext:value-type="float">
            <text:p>55.03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59.23</text:p>
          </table:table-cell>
          <table:table-cell table:style-name="ce5" office:value-type="float" office:value="119.23" calcext:value-type="float">
            <text:p>119.23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8.56</text:p>
          </table:table-cell>
          <table:table-cell table:style-name="ce5" office:value-type="float" office:value="28.56" calcext:value-type="float">
            <text:p>28.56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1:02.36</text:p>
          </table:table-cell>
          <table:table-cell table:style-name="ce5" office:value-type="float" office:value="62.36" calcext:value-type="float">
            <text:p>62.36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14.57</text:p>
          </table:table-cell>
          <table:table-cell table:style-name="ce5" office:value-type="float" office:value="134.57" calcext:value-type="float">
            <text:p>134.57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4.38</text:p>
          </table:table-cell>
          <table:table-cell table:style-name="ce5" office:value-type="float" office:value="24.38" calcext:value-type="float">
            <text:p>24.38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54.61</text:p>
          </table:table-cell>
          <table:table-cell table:style-name="ce5" office:value-type="float" office:value="54.61" calcext:value-type="float">
            <text:p>54.61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59.61</text:p>
          </table:table-cell>
          <table:table-cell table:style-name="ce5" office:value-type="float" office:value="119.61" calcext:value-type="float">
            <text:p>119.61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2:01.86</text:p>
          </table:table-cell>
          <table:table-cell table:style-name="ce5" office:value-type="float" office:value="121.86" calcext:value-type="float">
            <text:p>121.86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18.94</text:p>
          </table:table-cell>
          <table:table-cell table:style-name="ce5" office:value-type="float" office:value="258.94" calcext:value-type="float">
            <text:p>258.94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56.51</text:p>
          </table:table-cell>
          <table:table-cell table:style-name="ce5" office:value-type="float" office:value="56.51" calcext:value-type="float">
            <text:p>56.51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3.91</text:p>
          </table:table-cell>
          <table:table-cell table:style-name="ce5" office:value-type="float" office:value="93.91" calcext:value-type="float">
            <text:p>93.91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26.53</text:p>
          </table:table-cell>
          <table:table-cell table:style-name="ce5" office:value-type="float" office:value="206.53" calcext:value-type="float">
            <text:p>206.53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32.85</text:p>
          </table:table-cell>
          <table:table-cell table:style-name="ce5" office:value-type="float" office:value="452.85" calcext:value-type="float">
            <text:p>452.85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3.38</text:p>
          </table:table-cell>
          <table:table-cell table:style-name="ce5" office:value-type="float" office:value="102.38" calcext:value-type="float">
            <text:p>102.38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45.20</text:p>
          </table:table-cell>
          <table:table-cell table:style-name="ce5" office:value-type="float" office:value="225.2" calcext:value-type="float">
            <text:p>225.2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:23.95</text:p>
          </table:table-cell>
          <table:table-cell table:style-name="ce5" office:value-type="float" office:value="263.95" calcext:value-type="float">
            <text:p>263.95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X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26.38</text:p>
          </table:table-cell>
          <table:table-cell table:style-name="ce5" office:value-type="float" office:value="86.38" calcext:value-type="float">
            <text:p>86.38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X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35.51</text:p>
          </table:table-cell>
          <table:table-cell table:style-name="ce5" office:value-type="float" office:value="95.51" calcext:value-type="float">
            <text:p>95.51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float" office:value="22.11" calcext:value-type="float">
            <text:p>22.11</text:p>
          </table:table-cell>
          <table:table-cell table:style-name="ce5" office:value-type="float" office:value="22.11" calcext:value-type="float">
            <text:p>22.11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float" office:value="48.36" calcext:value-type="float">
            <text:p>48.36</text:p>
          </table:table-cell>
          <table:table-cell table:style-name="ce5" office:value-type="float" office:value="48.36" calcext:value-type="float">
            <text:p>48.36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46.69</text:p>
          </table:table-cell>
          <table:table-cell table:style-name="ce5" office:value-type="float" office:value="106.69" calcext:value-type="float">
            <text:p>106.69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48.26</text:p>
          </table:table-cell>
          <table:table-cell table:style-name="ce5" office:value-type="float" office:value="228.26" calcext:value-type="float">
            <text:p>228.26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54.99</text:p>
          </table:table-cell>
          <table:table-cell table:style-name="ce5" office:value-type="float" office:value="474.99" calcext:value-type="float">
            <text:p>474.99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5:09.81</text:p>
          </table:table-cell>
          <table:table-cell table:style-name="ce5" office:value-type="float" office:value="909.81" calcext:value-type="float">
            <text:p>909.81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float" office:value="25.18" calcext:value-type="float">
            <text:p>25.18</text:p>
          </table:table-cell>
          <table:table-cell table:style-name="ce5" office:value-type="float" office:value="25.18" calcext:value-type="float">
            <text:p>25.18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float" office:value="54.3" calcext:value-type="float">
            <text:p>54.3</text:p>
          </table:table-cell>
          <table:table-cell table:style-name="ce5" office:value-type="float" office:value="54.3" calcext:value-type="float">
            <text:p>54.3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59.02</text:p>
          </table:table-cell>
          <table:table-cell table:style-name="ce5" office:value-type="float" office:value="119.02" calcext:value-type="float">
            <text:p>119.02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float" office:value="27.55" calcext:value-type="float">
            <text:p>27.55</text:p>
          </table:table-cell>
          <table:table-cell table:style-name="ce5" office:value-type="float" office:value="27.55" calcext:value-type="float">
            <text:p>27.55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1:00.68</text:p>
          </table:table-cell>
          <table:table-cell table:style-name="ce5" office:value-type="float" office:value="60.68" calcext:value-type="float">
            <text:p>60.68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11.49</text:p>
          </table:table-cell>
          <table:table-cell table:style-name="ce5" office:value-type="float" office:value="131.49" calcext:value-type="float">
            <text:p>131.49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float" office:value="23.45" calcext:value-type="float">
            <text:p>23.45</text:p>
          </table:table-cell>
          <table:table-cell table:style-name="ce5" office:value-type="float" office:value="23.45" calcext:value-type="float">
            <text:p>23.45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float" office:value="52.35" calcext:value-type="float">
            <text:p>52.35</text:p>
          </table:table-cell>
          <table:table-cell table:style-name="ce5" office:value-type="float" office:value="52.35" calcext:value-type="float">
            <text:p>52.35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57.86</text:p>
          </table:table-cell>
          <table:table-cell table:style-name="ce5" office:value-type="float" office:value="117.86" calcext:value-type="float">
            <text:p>117.86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2:00.00</text:p>
          </table:table-cell>
          <table:table-cell table:style-name="ce5" office:value-type="float" office:value="120" calcext:value-type="float">
            <text:p>120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19.86</text:p>
          </table:table-cell>
          <table:table-cell table:style-name="ce5" office:value-type="float" office:value="259.86" calcext:value-type="float">
            <text:p>259.86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float" office:value="55.01" calcext:value-type="float">
            <text:p>55.01</text:p>
          </table:table-cell>
          <table:table-cell table:style-name="ce5" office:value-type="float" office:value="55.01" calcext:value-type="float">
            <text:p>55.01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float" office:value="25.12" calcext:value-type="float">
            <text:p>25.12</text:p>
          </table:table-cell>
          <table:table-cell table:style-name="ce5" office:value-type="float" office:value="25.12" calcext:value-type="float">
            <text:p>25.12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float" office:value="54.52" calcext:value-type="float">
            <text:p>54.52</text:p>
          </table:table-cell>
          <table:table-cell table:style-name="ce5" office:value-type="float" office:value="54.52" calcext:value-type="float">
            <text:p>54.52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table:style-name="ce21" office:value-type="time" office:time-value="PT00H01M58.57S" calcext:value-type="time">
            <text:p>01:58.57</text:p>
          </table:table-cell>
          <table:table-cell table:style-name="ce5" office:value-type="float" office:value="118.57" calcext:value-type="float">
            <text:p>118.57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table:style-name="ce21" office:value-type="time" office:time-value="PT00H04M11.57S" calcext:value-type="time">
            <text:p>04:11.57</text:p>
          </table:table-cell>
          <table:table-cell table:style-name="ce5" office:value-type="float" office:value="251.57" calcext:value-type="float">
            <text:p>251.57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table:style-name="ce21" office:value-type="time" office:time-value="PT00H08M39.27S" calcext:value-type="time">
            <text:p>08:39.27</text:p>
          </table:table-cell>
          <table:table-cell table:style-name="ce5" office:value-type="float" office:value="519.27" calcext:value-type="float">
            <text:p>519.27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table:style-name="ce21" office:value-type="time" office:time-value="PT00H16M32.61S" calcext:value-type="time">
            <text:p>16:32.61</text:p>
          </table:table-cell>
          <table:table-cell table:style-name="ce5" office:value-type="float" office:value="992.61" calcext:value-type="float">
            <text:p>992.61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8,22</text:p>
          </table:table-cell>
          <table:table-cell table:style-name="ce5" office:value-type="float" office:value="28.22" calcext:value-type="float">
            <text:p>28.22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table:style-name="ce21" office:value-type="time" office:time-value="PT00H01M01.28S" calcext:value-type="time">
            <text:p>01:01.28</text:p>
          </table:table-cell>
          <table:table-cell table:style-name="ce5" office:value-type="float" office:value="61.28" calcext:value-type="float">
            <text:p>61.28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table:style-name="ce21" office:value-type="time" office:time-value="PT00H02M11.19S" calcext:value-type="time">
            <text:p>02:11.19</text:p>
          </table:table-cell>
          <table:table-cell table:style-name="ce5" office:value-type="float" office:value="131.19" calcext:value-type="float">
            <text:p>131.19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float" office:value="31.02" calcext:value-type="float">
            <text:p>31.02</text:p>
          </table:table-cell>
          <table:table-cell table:style-name="ce5" office:value-type="float" office:value="31.02" calcext:value-type="float">
            <text:p>31.02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table:style-name="ce21" office:value-type="time" office:time-value="PT00H01M08.18S" calcext:value-type="time">
            <text:p>01:08.18</text:p>
          </table:table-cell>
          <table:table-cell table:style-name="ce5" office:value-type="float" office:value="68.18" calcext:value-type="float">
            <text:p>68.18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table:style-name="ce21" office:value-type="time" office:time-value="PT00H02M26.24S" calcext:value-type="time">
            <text:p>02:26.24</text:p>
          </table:table-cell>
          <table:table-cell table:style-name="ce5" office:value-type="float" office:value="146.24" calcext:value-type="float">
            <text:p>146.24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float" office:value="26.58" calcext:value-type="float">
            <text:p>26.58</text:p>
          </table:table-cell>
          <table:table-cell table:style-name="ce5" office:value-type="float" office:value="26.58" calcext:value-type="float">
            <text:p>26.58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float" office:value="59.37" calcext:value-type="float">
            <text:p>59.37</text:p>
          </table:table-cell>
          <table:table-cell table:style-name="ce5" office:value-type="float" office:value="59.37" calcext:value-type="float">
            <text:p>59.37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table:style-name="ce21" office:value-type="time" office:time-value="PT00H02M11.73S" calcext:value-type="time">
            <text:p>02:11.73</text:p>
          </table:table-cell>
          <table:table-cell table:style-name="ce5" office:value-type="float" office:value="131.73" calcext:value-type="float">
            <text:p>131.73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table:style-name="ce21" office:value-type="time" office:time-value="PT00H02M13.76S" calcext:value-type="time">
            <text:p>02:13.76</text:p>
          </table:table-cell>
          <table:table-cell table:style-name="ce5" office:value-type="float" office:value="133.76" calcext:value-type="float">
            <text:p>133.76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table:style-name="ce21" office:value-type="time" office:time-value="PT00H04M44.36S" calcext:value-type="time">
            <text:p>04:44.36</text:p>
          </table:table-cell>
          <table:table-cell table:style-name="ce5" office:value-type="float" office:value="284.36" calcext:value-type="float">
            <text:p>284.36</text:p>
          </table:table-cell>
          <table:table-cell table:number-columns-repeated="1015"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table:style-name="ce21" office:value-type="time" office:time-value="PT00H01M02.03S" calcext:value-type="time">
            <text:p>01:02.03</text:p>
          </table:table-cell>
          <table:table-cell table:style-name="ce5" office:value-type="float" office:value="62.03" calcext:value-type="float">
            <text:p>62.03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0.91</text:p>
          </table:table-cell>
          <table:table-cell table:style-name="ce5" office:value-type="float" office:value="20.91" calcext:value-type="float">
            <text:p>20.91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6.91</text:p>
          </table:table-cell>
          <table:table-cell table:style-name="ce5" office:value-type="float" office:value="46.91" calcext:value-type="float">
            <text:p>46.91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42.00</text:p>
          </table:table-cell>
          <table:table-cell table:style-name="ce5" office:value-type="float" office:value="102" calcext:value-type="float">
            <text:p>102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40.07</text:p>
          </table:table-cell>
          <table:table-cell table:style-name="ce5" office:value-type="float" office:value="220.07" calcext:value-type="float">
            <text:p>220.07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32.12</text:p>
          </table:table-cell>
          <table:table-cell table:style-name="ce5" office:value-type="float" office:value="452.12" calcext:value-type="float">
            <text:p>452.12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4:31.02</text:p>
          </table:table-cell>
          <table:table-cell table:style-name="ce5" office:value-type="float" office:value="871.02" calcext:value-type="float">
            <text:p>871.02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4.04</text:p>
          </table:table-cell>
          <table:table-cell table:style-name="ce5" office:value-type="float" office:value="24.04" calcext:value-type="float">
            <text:p>24.04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1.85</text:p>
          </table:table-cell>
          <table:table-cell table:style-name="ce5" office:value-type="float" office:value="51.85" calcext:value-type="float">
            <text:p>51.85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1:51.92</text:p>
          </table:table-cell>
          <table:table-cell table:style-name="ce5" office:value-type="float" office:value="111.92" calcext:value-type="float">
            <text:p>111.92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5.95</text:p>
          </table:table-cell>
          <table:table-cell table:style-name="ce5" office:value-type="float" office:value="25.95" calcext:value-type="float">
            <text:p>25.95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57.13</text:p>
          </table:table-cell>
          <table:table-cell table:style-name="ce5" office:value-type="float" office:value="57.13" calcext:value-type="float">
            <text:p>57.13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06.67</text:p>
          </table:table-cell>
          <table:table-cell table:style-name="ce5" office:value-type="float" office:value="126.67" calcext:value-type="float">
            <text:p>126.67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2.43</text:p>
          </table:table-cell>
          <table:table-cell table:style-name="ce5" office:value-type="float" office:value="22.43" calcext:value-type="float">
            <text:p>22.43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49.82</text:p>
          </table:table-cell>
          <table:table-cell table:style-name="ce5" office:value-type="float" office:value="49.82" calcext:value-type="float">
            <text:p>49.82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1:51.51</text:p>
          </table:table-cell>
          <table:table-cell table:style-name="ce5" office:value-type="float" office:value="111.51" calcext:value-type="float">
            <text:p>111.51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54.00</text:p>
          </table:table-cell>
          <table:table-cell table:style-name="ce5" office:value-type="float" office:value="114" calcext:value-type="float">
            <text:p>114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03.84</text:p>
          </table:table-cell>
          <table:table-cell table:style-name="ce5" office:value-type="float" office:value="243.84" calcext:value-type="float">
            <text:p>243.84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08.24</text:p>
          </table:table-cell>
          <table:table-cell table:style-name="ce5" office:value-type="float" office:value="188.24" calcext:value-type="float">
            <text:p>188.24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6:58.55</text:p>
          </table:table-cell>
          <table:table-cell table:style-name="ce5" office:value-type="float" office:value="418.55" calcext:value-type="float">
            <text:p>418.55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27.28</text:p>
          </table:table-cell>
          <table:table-cell table:style-name="ce5" office:value-type="float" office:value="207.28" calcext:value-type="float">
            <text:p>207.28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24.85</text:p>
          </table:table-cell>
          <table:table-cell table:style-name="ce5" office:value-type="float" office:value="84.85" calcext:value-type="float">
            <text:p>84.85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33.43</text:p>
          </table:table-cell>
          <table:table-cell table:style-name="ce5" office:value-type="float" office:value="93.43" calcext:value-type="float">
            <text:p>93.43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3.67</text:p>
          </table:table-cell>
          <table:table-cell table:style-name="ce5" office:value-type="float" office:value="23.67" calcext:value-type="float">
            <text:p>23.67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51.71</text:p>
          </table:table-cell>
          <table:table-cell table:style-name="ce5" office:value-type="float" office:value="51.71" calcext:value-type="float">
            <text:p>51.71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52.98</text:p>
          </table:table-cell>
          <table:table-cell table:style-name="ce5" office:value-type="float" office:value="112.98" calcext:value-type="float">
            <text:p>112.98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56.46</text:p>
          </table:table-cell>
          <table:table-cell table:style-name="ce5" office:value-type="float" office:value="236.46" calcext:value-type="float">
            <text:p>236.46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8:04.79</text:p>
          </table:table-cell>
          <table:table-cell table:style-name="ce5" office:value-type="float" office:value="484.79" calcext:value-type="float">
            <text:p>484.79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5:25.48</text:p>
          </table:table-cell>
          <table:table-cell table:style-name="ce5" office:value-type="float" office:value="925.48" calcext:value-type="float">
            <text:p>925.48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7.06</text:p>
          </table:table-cell>
          <table:table-cell table:style-name="ce5" office:value-type="float" office:value="27.06" calcext:value-type="float">
            <text:p>27.06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58.10</text:p>
          </table:table-cell>
          <table:table-cell table:style-name="ce5" office:value-type="float" office:value="58.1" calcext:value-type="float">
            <text:p>58.1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:04.06</text:p>
          </table:table-cell>
          <table:table-cell table:style-name="ce5" office:value-type="float" office:value="124.06" calcext:value-type="float">
            <text:p>124.06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9.40</text:p>
          </table:table-cell>
          <table:table-cell table:style-name="ce5" office:value-type="float" office:value="29.4" calcext:value-type="float">
            <text:p>29.4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1:04.13</text:p>
          </table:table-cell>
          <table:table-cell table:style-name="ce5" office:value-type="float" office:value="64.13" calcext:value-type="float">
            <text:p>64.13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2:19.11</text:p>
          </table:table-cell>
          <table:table-cell table:style-name="ce5" office:value-type="float" office:value="139.11" calcext:value-type="float">
            <text:p>139.11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4.43</text:p>
          </table:table-cell>
          <table:table-cell table:style-name="ce5" office:value-type="float" office:value="24.43" calcext:value-type="float">
            <text:p>24.43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55.48</text:p>
          </table:table-cell>
          <table:table-cell table:style-name="ce5" office:value-type="float" office:value="55.48" calcext:value-type="float">
            <text:p>55.48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2:01.81</text:p>
          </table:table-cell>
          <table:table-cell table:style-name="ce5" office:value-type="float" office:value="121.81" calcext:value-type="float">
            <text:p>121.81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2:06.12</text:p>
          </table:table-cell>
          <table:table-cell table:style-name="ce5" office:value-type="float" office:value="126.12" calcext:value-type="float">
            <text:p>126.12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4:26.36</text:p>
          </table:table-cell>
          <table:table-cell table:style-name="ce5" office:value-type="float" office:value="266.36" calcext:value-type="float">
            <text:p>266.36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30.65</text:p>
          </table:table-cell>
          <table:table-cell table:style-name="ce5" office:value-type="float" office:value="210.65" calcext:value-type="float">
            <text:p>210.65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:42.08</text:p>
          </table:table-cell>
          <table:table-cell table:style-name="ce5" office:value-type="float" office:value="462.08" calcext:value-type="float">
            <text:p>462.08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51.55</text:p>
          </table:table-cell>
          <table:table-cell table:style-name="ce5" office:value-type="float" office:value="231.55" calcext:value-type="float">
            <text:p>231.55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:36.61</text:p>
          </table:table-cell>
          <table:table-cell table:style-name="ce5" office:value-type="float" office:value="96.61" calcext:value-type="float">
            <text:p>96.61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1:46.19</text:p>
          </table:table-cell>
          <table:table-cell table:style-name="ce5" office:value-type="float" office:value="106.19" calcext:value-type="float">
            <text:p>106.19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X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:19.60</text:p>
          </table:table-cell>
          <table:table-cell table:style-name="ce5" office:value-type="float" office:value="199.6" calcext:value-type="float">
            <text:p>199.6</text:p>
          </table:table-cell>
          <table:table-cell table:number-columns-repeated="1015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X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LEY</text:p>
          </table:table-cell>
          <table:table-cell office:value-type="string" calcext:value-type="string">
            <text:p>3:38.56</text:p>
          </table:table-cell>
          <table:table-cell table:style-name="ce5" office:value-type="float" office:value="218.56" calcext:value-type="float">
            <text:p>218.56</text:p>
          </table:table-cell>
          <table:table-cell table:number-columns-repeated="1015"/>
        </table:table-row>
        <table:table-row table:style-name="ro4" table:number-rows-repeated="104739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_FilterDatabase" table:base-cell-address="$BASETIMES.$A$1" table:cell-range-address="$BASETIMES.$A$3:.$I$41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CHF </number:text>
      <number:number number:decimal-places="0" loext:min-decimal-places="0" number:min-integer-digits="1" number:grouping="true"/>
    </number:number-style>
    <number:number-style style:name="N122">
      <number:text>CHF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CHF 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CHF 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CHF </number:text>
      <number:number number:decimal-places="2" loext:min-decimal-places="2" number:min-integer-digits="1" number:grouping="true"/>
    </number:number-style>
    <number:number-style style:name="N125">
      <number:text>CHF 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CHF 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CHF 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CHF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CHF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CHF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CHF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CHF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CHF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Fr. </number:text>
      <number:number number:decimal-places="0" loext:min-decimal-places="0" number:min-integer-digits="1" number:grouping="true"/>
    </number:number-style>
    <number:number-style style:name="N148">
      <number:text>Fr. -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P0" style:volatile="true">
      <number:text>Fr. </number:text>
      <number:number number:decimal-places="0" loext:min-decimal-places="0" number:min-integer-digits="1" number:grouping="true"/>
    </number:number-style>
    <number:number-style style:name="N14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1P0" style:volatile="true">
      <number:text>Fr. </number:text>
      <number:number number:decimal-places="2" loext:min-decimal-places="2" number:min-integer-digits="1" number:grouping="true"/>
    </number:number-style>
    <number:number-style style:name="N151">
      <number:text>Fr. -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P0" style:volatile="true">
      <number:text>Fr. </number:text>
      <number:number number:decimal-places="2" loext:min-decimal-places="2" number:min-integer-digits="1" number:grouping="true"/>
    </number:number-style>
    <number:number-style style:name="N15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6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6P2" style:volatile="true">
      <loext:text> Fr. 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SFr. </number:text>
      <number:number number:decimal-places="0" loext:min-decimal-places="0" number:min-integer-digits="1" number:grouping="true"/>
    </number:number-style>
    <number:number-style style:name="N162">
      <number:text>SFr. -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text>SFr. </number:text>
      <number:number number:decimal-places="0" loext:min-decimal-places="0" number:min-integer-digits="1" number:grouping="true"/>
    </number:number-style>
    <number:number-style style:name="N163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5P0" style:volatile="true">
      <number:text>SFr. </number:text>
      <number:number number:decimal-places="2" loext:min-decimal-places="2" number:min-integer-digits="1" number:grouping="true"/>
    </number:number-style>
    <number:number-style style:name="N165">
      <number:text>SFr. 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6P0" style:volatile="true">
      <number:text>SFr. </number:text>
      <number:number number:decimal-places="2" loext:min-decimal-places="2" number:min-integer-digits="1" number:grouping="true"/>
    </number:number-style>
    <number:number-style style:name="N166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70P0" style:volatile="true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70P2" style:volatile="true">
      <loext:text> SFr.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($</number:text>
      <number:number number:decimal-places="0" loext:min-decimal-places="0" number:min-integer-digits="1" number:grouping="true"/>
      <number:text> </number:text>
    </number:number-style>
    <number:number-style style:name="N17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($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($</number:text>
      <number:number number:decimal-places="2" loext:min-decimal-places="2" number:min-integer-digits="1" number:grouping="true"/>
      <number:text> </number:text>
    </number:number-style>
    <number:number-style style:name="N17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($</number:text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first-page-number="continue" style:scale-to="100%" style:writing-mode="lr-tb" style:print="charts drawings grid objects zero-values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 style:data-style-name="N2" text:time-value="19:16:40.261591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SETIMES" style:display-name="PageStyle_BASETIM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1-09T13:31:01</meta:creation-date>
    <dc:date>2020-03-21T19:22:25.179233348</dc:date>
    <meta:editing-duration>P1DT1H43M20S</meta:editing-duration>
    <meta:editing-cycles>11</meta:editing-cycles>
    <meta:generator>LibreOffice/6.2.8.2$Linux_X86_64 LibreOffice_project/20$Build-2</meta:generator>
    <meta:document-statistic meta:table-count="1" meta:cell-count="10648" meta:object-count="0"/>
  </office:meta>
</office:document-meta>
</file>